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Agost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6.5" table:style-name="ce1">
            <text:p>346,5</text:p>
          </table:table-cell>
          <table:table-cell office:value-type="float" office:value="23308.25" table:style-name="ce2">
            <text:p>23.308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70.21" table:style-name="ce1">
            <text:p>670,21</text:p>
          </table:table-cell>
          <table:table-cell office:value-type="float" office:value="44649.59" table:style-name="ce2">
            <text:p>44.649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353.44" table:style-name="ce2">
            <text:p>16.353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1" table:style-name="ce1">
            <text:p>441</text:p>
          </table:table-cell>
          <table:table-cell office:value-type="float" office:value="22056.55" table:style-name="ce2">
            <text:p>22.056,55</text:p>
          </table:table-cell>
          <table:table-cell office:value-type="float" office:value="1" table:style-name="ce1">
            <text:p>1</text:p>
          </table:table-cell>
          <table:table-cell office:value-type="float" office:value="6869.99" table:style-name="ce2">
            <text:p>6.869,99</text:p>
          </table:table-cell>
          <table:table-cell office:value-type="float" office:value="406076.03" table:style-name="ce2">
            <text:p>406.076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69.0600000000004" table:style-name="ce2">
            <text:p>4.469,06</text:p>
          </table:table-cell>
          <table:table-cell office:value-type="float" office:value="265280.76" table:style-name="ce2">
            <text:p>265.280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69.3100000000004" table:style-name="ce2">
            <text:p>4.669,31</text:p>
          </table:table-cell>
          <table:table-cell office:value-type="float" office:value="420197.21" table:style-name="ce2">
            <text:p>420.197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56.4" table:style-name="ce2">
            <text:p>2.156,40</text:p>
          </table:table-cell>
          <table:table-cell office:value-type="float" office:value="161466.41" table:style-name="ce2">
            <text:p>161.466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65.0100000000002" table:style-name="ce2">
            <text:p>2.265,01</text:p>
          </table:table-cell>
          <table:table-cell office:value-type="float" office:value="157181.5" table:style-name="ce2">
            <text:p>157.181,50</text:p>
          </table:table-cell>
          <table:table-cell office:value-type="float" office:value="1" table:style-name="ce1">
            <text:p>1</text:p>
          </table:table-cell>
          <table:table-cell office:value-type="float" office:value="347.75" table:style-name="ce1">
            <text:p>347,75</text:p>
          </table:table-cell>
          <table:table-cell office:value-type="float" office:value="28726.39" table:style-name="ce2">
            <text:p>28.726,39</text:p>
          </table:table-cell>
          <table:table-cell office:value-type="float" office:value="6" table:style-name="ce1">
            <text:p>6</text:p>
          </table:table-cell>
          <table:table-cell office:value-type="float" office:value="3468.32" table:style-name="ce2">
            <text:p>3.468,32</text:p>
          </table:table-cell>
          <table:table-cell office:value-type="float" office:value="218754.5" table:style-name="ce2">
            <text:p>218.754,50</text:p>
          </table:table-cell>
          <table:table-cell office:value-type="float" office:value="2" table:style-name="ce1">
            <text:p>2</text:p>
          </table:table-cell>
          <table:table-cell office:value-type="float" office:value="323.27" table:style-name="ce1">
            <text:p>323,27</text:p>
          </table:table-cell>
          <table:table-cell office:value-type="float" office:value="22626.04" table:style-name="ce2">
            <text:p>22.626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5.2" table:style-name="ce1">
            <text:p>355,2</text:p>
          </table:table-cell>
          <table:table-cell office:value-type="float" office:value="25702.79" table:style-name="ce2">
            <text:p>25.702,79</text:p>
          </table:table-cell>
          <table:table-cell office:value-type="float" office:value="2" table:style-name="ce1">
            <text:p>2</text:p>
          </table:table-cell>
          <table:table-cell office:value-type="float" office:value="1038.92" table:style-name="ce2">
            <text:p>1.038,92</text:p>
          </table:table-cell>
          <table:table-cell office:value-type="float" office:value="80379.7" table:style-name="ce2">
            <text:p>80.379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97.9" table:style-name="ce2">
            <text:p>2.997,90</text:p>
          </table:table-cell>
          <table:table-cell office:value-type="float" office:value="125348.94" table:style-name="ce2">
            <text:p>125.348,94</text:p>
          </table:table-cell>
          <table:table-cell office:value-type="float" office:value="1" table:style-name="ce1">
            <text:p>1</text:p>
          </table:table-cell>
          <table:table-cell office:value-type="float" office:value="590.4" table:style-name="ce1">
            <text:p>590,4</text:p>
          </table:table-cell>
          <table:table-cell office:value-type="float" office:value="24662.240000000002" table:style-name="ce2">
            <text:p>24.662,24</text:p>
          </table:table-cell>
          <table:table-cell office:value-type="float" office:value="1" table:style-name="ce1">
            <text:p>1</text:p>
          </table:table-cell>
          <table:table-cell office:value-type="float" office:value="12006.23" table:style-name="ce2">
            <text:p>12.006,23</text:p>
          </table:table-cell>
          <table:table-cell office:value-type="float" office:value="496554.37" table:style-name="ce2">
            <text:p>496.554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309.9" table:style-name="ce2">
            <text:p>9.309,90</text:p>
          </table:table-cell>
          <table:table-cell office:value-type="float" office:value="379370.45" table:style-name="ce2">
            <text:p>379.370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273.11" table:style-name="ce2">
            <text:p>34.273,11</text:p>
          </table:table-cell>
          <table:table-cell office:value-type="float" office:value="2334021.56" table:style-name="ce2">
            <text:p>2.334.021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173.46" table:style-name="ce1">
            <text:p>173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office:value-type="float" office:value="9352.07" table:style-name="ce2">
            <text:p>9.352,07</text:p>
          </table:table-cell>
          <table:table-cell office:value-type="float" office:value="2" table:style-name="ce1">
            <text:p>2</text:p>
          </table:table-cell>
          <table:table-cell office:value-type="float" office:value="2896.07" table:style-name="ce2">
            <text:p>2.896,07</text:p>
          </table:table-cell>
          <table:table-cell office:value-type="float" office:value="172683.41" table:style-name="ce2">
            <text:p>172.68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89.33" table:style-name="ce2">
            <text:p>1.389,33</text:p>
          </table:table-cell>
          <table:table-cell office:value-type="float" office:value="88581.3" table:style-name="ce2">
            <text:p>88.581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24.54" table:style-name="ce1">
            <text:p>524,54</text:p>
          </table:table-cell>
          <table:table-cell office:value-type="float" office:value="42826.67" table:style-name="ce2">
            <text:p>42.826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8216.42" table:style-name="ce2">
            <text:p>58.216,42</text:p>
          </table:table-cell>
          <table:table-cell office:value-type="float" office:value="3820822.97" table:style-name="ce2">
            <text:p>3.820.822,97</text:p>
          </table:table-cell>
          <table:table-cell office:value-type="float" office:value="23" table:style-name="ce1">
            <text:p>23</text:p>
          </table:table-cell>
          <table:table-cell office:value-type="float" office:value="23375.48" table:style-name="ce2">
            <text:p>23.375,48</text:p>
          </table:table-cell>
          <table:table-cell office:value-type="float" office:value="1815577.28" table:style-name="ce2">
            <text:p>1.815.577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895.06" table:style-name="ce2">
            <text:p>2.895,06</text:p>
          </table:table-cell>
          <table:table-cell office:value-type="float" office:value="232048.28" table:style-name="ce2">
            <text:p>232.048,28</text:p>
          </table:table-cell>
          <table:table-cell office:value-type="float" office:value="5" table:style-name="ce1">
            <text:p>5</text:p>
          </table:table-cell>
          <table:table-cell office:value-type="float" office:value="13040.24" table:style-name="ce2">
            <text:p>13.040,24</text:p>
          </table:table-cell>
          <table:table-cell office:value-type="float" office:value="958016.28" table:style-name="ce2">
            <text:p>958.016,28</text:p>
          </table:table-cell>
          <table:table-cell office:value-type="float" office:value="4" table:style-name="ce1">
            <text:p>4</text:p>
          </table:table-cell>
          <table:table-cell office:value-type="float" office:value="3102.46" table:style-name="ce2">
            <text:p>3.102,46</text:p>
          </table:table-cell>
          <table:table-cell office:value-type="float" office:value="240255.46" table:style-name="ce2">
            <text:p>240.255,46</text:p>
          </table:table-cell>
          <table:table-cell office:value-type="float" office:value="3" table:style-name="ce1">
            <text:p>3</text:p>
          </table:table-cell>
          <table:table-cell office:value-type="float" office:value="2718.7" table:style-name="ce2">
            <text:p>2.718,70</text:p>
          </table:table-cell>
          <table:table-cell office:value-type="float" office:value="218801.42" table:style-name="ce2">
            <text:p>218.801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76.12" table:style-name="ce1">
            <text:p>976,12</text:p>
          </table:table-cell>
          <table:table-cell office:value-type="float" office:value="61874.52" table:style-name="ce2">
            <text:p>61.874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76.3" table:style-name="ce2">
            <text:p>1.776,30</text:p>
          </table:table-cell>
          <table:table-cell office:value-type="float" office:value="173966.23" table:style-name="ce2">
            <text:p>173.966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461.5" table:style-name="ce2">
            <text:p>3.461,50</text:p>
          </table:table-cell>
          <table:table-cell office:value-type="float" office:value="312011.90999999997" table:style-name="ce2">
            <text:p>312.011,91</text:p>
          </table:table-cell>
          <table:table-cell office:value-type="float" office:value="7" table:style-name="ce1">
            <text:p>7</text:p>
          </table:table-cell>
          <table:table-cell office:value-type="float" office:value="4949.6400000000003" table:style-name="ce2">
            <text:p>4.949,64</text:p>
          </table:table-cell>
          <table:table-cell office:value-type="float" office:value="483011.3" table:style-name="ce2">
            <text:p>483.011,30</text:p>
          </table:table-cell>
          <table:table-cell office:value-type="float" office:value="1" table:style-name="ce1">
            <text:p>1</text:p>
          </table:table-cell>
          <table:table-cell office:value-type="float" office:value="473.81" table:style-name="ce1">
            <text:p>473,81</text:p>
          </table:table-cell>
          <table:table-cell office:value-type="float" office:value="46640.91" table:style-name="ce2">
            <text:p>46.640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8" table:style-name="ce1">
            <text:p>348</text:p>
          </table:table-cell>
          <table:table-cell office:value-type="float" office:value="42785.25" table:style-name="ce2">
            <text:p>42.785,25</text:p>
          </table:table-cell>
          <table:table-cell office:value-type="float" office:value="1" table:style-name="ce1">
            <text:p>1</text:p>
          </table:table-cell>
          <table:table-cell office:value-type="float" office:value="426" table:style-name="ce1">
            <text:p>426</text:p>
          </table:table-cell>
          <table:table-cell office:value-type="float" office:value="41203.410000000003" table:style-name="ce2">
            <text:p>41.20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726.5" table:style-name="ce2">
            <text:p>18.726,50</text:p>
          </table:table-cell>
          <table:table-cell office:value-type="float" office:value="1453215.28" table:style-name="ce2">
            <text:p>1.453.215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71.76" table:style-name="ce2">
            <text:p>1.571,76</text:p>
          </table:table-cell>
          <table:table-cell office:value-type="float" office:value="112625.53" table:style-name="ce2">
            <text:p>112.625,53</text:p>
          </table:table-cell>
          <table:table-cell office:value-type="float" office:value="1" table:style-name="ce1">
            <text:p>1</text:p>
          </table:table-cell>
          <table:table-cell office:value-type="float" office:value="8228.1200000000008" table:style-name="ce2">
            <text:p>8.228,12</text:p>
          </table:table-cell>
          <table:table-cell office:value-type="float" office:value="822136.63" table:style-name="ce2">
            <text:p>822.136,63</text:p>
          </table:table-cell>
          <table:table-cell office:value-type="float" office:value="1" table:style-name="ce1">
            <text:p>1</text:p>
          </table:table-cell>
          <table:table-cell office:value-type="float" office:value="3999.51" table:style-name="ce2">
            <text:p>3.999,51</text:p>
          </table:table-cell>
          <table:table-cell office:value-type="float" office:value="343678.39" table:style-name="ce2">
            <text:p>343.678,39</text:p>
          </table:table-cell>
          <table:table-cell office:value-type="float" office:value="1" table:style-name="ce1">
            <text:p>1</text:p>
          </table:table-cell>
          <table:table-cell office:value-type="float" office:value="15080.49" table:style-name="ce2">
            <text:p>15.080,49</text:p>
          </table:table-cell>
          <table:table-cell office:value-type="float" office:value="1199553.5900000001" table:style-name="ce2">
            <text:p>1.199.553,59</text:p>
          </table:table-cell>
          <table:table-cell office:value-type="float" office:value="1" table:style-name="ce1">
            <text:p>1</text:p>
          </table:table-cell>
          <table:table-cell office:value-type="float" office:value="9060.18" table:style-name="ce2">
            <text:p>9.060,18</text:p>
          </table:table-cell>
          <table:table-cell office:value-type="float" office:value="1423064.66" table:style-name="ce2">
            <text:p>1.423.064,66</text:p>
          </table:table-cell>
          <table:table-cell office:value-type="float" office:value="1" table:style-name="ce1">
            <text:p>1</text:p>
          </table:table-cell>
          <table:table-cell office:value-type="float" office:value="2611" table:style-name="ce2">
            <text:p>2.611,00</text:p>
          </table:table-cell>
          <table:table-cell office:value-type="float" office:value="242447.84" table:style-name="ce2">
            <text:p>242.447,84</text:p>
          </table:table-cell>
          <table:table-cell office:value-type="float" office:value="1" table:style-name="ce1">
            <text:p>1</text:p>
          </table:table-cell>
          <table:table-cell office:value-type="float" office:value="11205.08" table:style-name="ce2">
            <text:p>11.205,08</text:p>
          </table:table-cell>
          <table:table-cell office:value-type="float" office:value="752859.78" table:style-name="ce2">
            <text:p>752.859,78</text:p>
          </table:table-cell>
          <table:table-cell office:value-type="float" office:value="1" table:style-name="ce1">
            <text:p>1</text:p>
          </table:table-cell>
          <table:table-cell office:value-type="float" office:value="3852.12" table:style-name="ce2">
            <text:p>3.852,12</text:p>
          </table:table-cell>
          <table:table-cell office:value-type="float" office:value="379922.87" table:style-name="ce2">
            <text:p>379.922,87</text:p>
          </table:table-cell>
          <table:table-cell office:value-type="float" office:value="258" table:style-name="ce1">
            <text:p>258</text:p>
          </table:table-cell>
          <table:table-cell office:value-type="float" office:value="3793.63" table:style-name="ce2">
            <text:p>3.793,63</text:p>
          </table:table-cell>
          <table:table-cell office:value-type="float" office:value="614992.35" table:style-name="ce2">
            <text:p>614.992,35</text:p>
          </table:table-cell>
          <table:table-cell office:value-type="float" office:value="1" table:style-name="ce1">
            <text:p>1</text:p>
          </table:table-cell>
          <table:table-cell office:value-type="float" office:value="6607.34" table:style-name="ce2">
            <text:p>6.607,34</text:p>
          </table:table-cell>
          <table:table-cell office:value-type="float" office:value="754389.4" table:style-name="ce2">
            <text:p>754.389,40</text:p>
          </table:table-cell>
          <table:table-cell office:value-type="float" office:value="1" table:style-name="ce1">
            <text:p>1</text:p>
          </table:table-cell>
          <table:table-cell office:value-type="float" office:value="3074.83" table:style-name="ce2">
            <text:p>3.074,83</text:p>
          </table:table-cell>
          <table:table-cell office:value-type="float" office:value="259448.29" table:style-name="ce2">
            <text:p>259.448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27.92" table:style-name="ce1">
            <text:p>27,92</text:p>
          </table:table-cell>
          <table:table-cell office:value-type="float" office:value="1446.8" table:style-name="ce2">
            <text:p>1.446,80</text:p>
          </table:table-cell>
          <table:table-cell office:value-type="float" office:value="161" table:style-name="ce1">
            <text:p>161</text:p>
          </table:table-cell>
          <table:table-cell office:value-type="float" office:value="90.35" table:style-name="ce1">
            <text:p>90,35</text:p>
          </table:table-cell>
          <table:table-cell office:value-type="float" office:value="5006.09" table:style-name="ce2">
            <text:p>5.006,09</text:p>
          </table:table-cell>
          <table:table-cell office:value-type="float" office:value="114" table:style-name="ce1">
            <text:p>114</text:p>
          </table:table-cell>
          <table:table-cell office:value-type="float" office:value="50.83" table:style-name="ce1">
            <text:p>50,83</text:p>
          </table:table-cell>
          <table:table-cell office:value-type="float" office:value="2709.98" table:style-name="ce2">
            <text:p>2.709,98</text:p>
          </table:table-cell>
          <table:table-cell office:value-type="float" office:value="57" table:style-name="ce1">
            <text:p>57</text:p>
          </table:table-cell>
          <table:table-cell office:value-type="float" office:value="60.95" table:style-name="ce1">
            <text:p>60,95</text:p>
          </table:table-cell>
          <table:table-cell office:value-type="float" office:value="6032" table:style-name="ce2">
            <text:p>6.032,00</text:p>
          </table:table-cell>
          <table:table-cell office:value-type="float" office:value="112" table:style-name="ce1">
            <text:p>112</text:p>
          </table:table-cell>
          <table:table-cell office:value-type="float" office:value="88.58" table:style-name="ce1">
            <text:p>88,58</text:p>
          </table:table-cell>
          <table:table-cell office:value-type="float" office:value="4941.97" table:style-name="ce2">
            <text:p>4.941,97</text:p>
          </table:table-cell>
          <table:table-cell office:value-type="float" office:value="62" table:style-name="ce1">
            <text:p>62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2002.99" table:style-name="ce2">
            <text:p>2.002,99</text:p>
          </table:table-cell>
          <table:table-cell office:value-type="float" office:value="168" table:style-name="ce1">
            <text:p>168</text:p>
          </table:table-cell>
          <table:table-cell office:value-type="float" office:value="118.32" table:style-name="ce1">
            <text:p>118,32</text:p>
          </table:table-cell>
          <table:table-cell office:value-type="float" office:value="6616.51" table:style-name="ce2">
            <text:p>6.616,51</text:p>
          </table:table-cell>
          <table:table-cell office:value-type="float" office:value="39" table:style-name="ce1">
            <text:p>39</text:p>
          </table:table-cell>
          <table:table-cell office:value-type="float" office:value="18.07" table:style-name="ce1">
            <text:p>18,07</text:p>
          </table:table-cell>
          <table:table-cell office:value-type="float" office:value="965.32" table:style-name="ce1">
            <text:p>965,32</text:p>
          </table:table-cell>
          <table:table-cell office:value-type="float" office:value="49" table:style-name="ce1">
            <text:p>49</text:p>
          </table:table-cell>
          <table:table-cell office:value-type="float" office:value="27.22" table:style-name="ce1">
            <text:p>27,22</text:p>
          </table:table-cell>
          <table:table-cell office:value-type="float" office:value="1473.92" table:style-name="ce2">
            <text:p>1.473,92</text:p>
          </table:table-cell>
          <table:table-cell office:value-type="float" office:value="128" table:style-name="ce1">
            <text:p>128</text:p>
          </table:table-cell>
          <table:table-cell office:value-type="float" office:value="87.86" table:style-name="ce1">
            <text:p>87,86</text:p>
          </table:table-cell>
          <table:table-cell office:value-type="float" office:value="4851.74" table:style-name="ce2">
            <text:p>4.851,74</text:p>
          </table:table-cell>
          <table:table-cell office:value-type="float" office:value="132" table:style-name="ce1">
            <text:p>132</text:p>
          </table:table-cell>
          <table:table-cell office:value-type="float" office:value="61.82" table:style-name="ce1">
            <text:p>61,82</text:p>
          </table:table-cell>
          <table:table-cell office:value-type="float" office:value="3581.03" table:style-name="ce2">
            <text:p>3.581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04" table:style-name="ce1">
            <text:p>3,04</text:p>
          </table:table-cell>
          <table:table-cell office:value-type="float" office:value="271.16000000000003" table:style-name="ce1">
            <text:p>271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5.99" table:style-name="ce1">
            <text:p>35,99</text:p>
          </table:table-cell>
          <table:table-cell office:value-type="float" office:value="2716.17" table:style-name="ce2">
            <text:p>2.716,17</text:p>
          </table:table-cell>
          <table:table-cell office:value-type="float" office:value="33" table:style-name="ce1">
            <text:p>33</text:p>
          </table:table-cell>
          <table:table-cell office:value-type="float" office:value="90.89" table:style-name="ce1">
            <text:p>90,89</text:p>
          </table:table-cell>
          <table:table-cell office:value-type="float" office:value="7115.25" table:style-name="ce2">
            <text:p>7.115,25</text:p>
          </table:table-cell>
          <table:table-cell office:value-type="float" office:value="8" table:style-name="ce1">
            <text:p>8</text:p>
          </table:table-cell>
          <table:table-cell office:value-type="float" office:value="8.57" table:style-name="ce1">
            <text:p>8,57</text:p>
          </table:table-cell>
          <table:table-cell office:value-type="float" office:value="886.27" table:style-name="ce1">
            <text:p>886,27</text:p>
          </table:table-cell>
          <table:table-cell office:value-type="float" office:value="4" table:style-name="ce1">
            <text:p>4</text:p>
          </table:table-cell>
          <table:table-cell office:value-type="float" office:value="3.72" table:style-name="ce1">
            <text:p>3,72</text:p>
          </table:table-cell>
          <table:table-cell office:value-type="float" office:value="343.58" table:style-name="ce1">
            <text:p>343,58</text:p>
          </table:table-cell>
          <table:table-cell office:value-type="float" office:value="1" table:style-name="ce1">
            <text:p>1</text:p>
          </table:table-cell>
          <table:table-cell office:value-type="float" office:value="2.46" table:style-name="ce1">
            <text:p>2,46</text:p>
          </table:table-cell>
          <table:table-cell office:value-type="float" office:value="209.57" table:style-name="ce1">
            <text:p>209,57</text:p>
          </table:table-cell>
          <table:table-cell office:value-type="float" office:value="10" table:style-name="ce1">
            <text:p>10</text:p>
          </table:table-cell>
          <table:table-cell office:value-type="float" office:value="22.4" table:style-name="ce1">
            <text:p>22,4</text:p>
          </table:table-cell>
          <table:table-cell office:value-type="float" office:value="1912.2" table:style-name="ce2">
            <text:p>1.912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63" table:style-name="ce1">
            <text:p>0,63</text:p>
          </table:table-cell>
          <table:table-cell office:value-type="float" office:value="77.7" table:style-name="ce1">
            <text:p>77,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70.41" table:style-name="ce1">
            <text:p>170,41</text:p>
          </table:table-cell>
          <table:table-cell office:value-type="float" office:value="12662.22" table:style-name="ce2">
            <text:p>12.662,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7" table:style-name="ce1">
            <text:p>517</text:p>
          </table:table-cell>
          <table:table-cell office:value-type="float" office:value="51.47" table:style-name="ce1">
            <text:p>51,47</text:p>
          </table:table-cell>
          <table:table-cell office:value-type="float" office:value="3154.75" table:style-name="ce2">
            <text:p>3.154,75</text:p>
          </table:table-cell>
          <table:table-cell office:value-type="float" office:value="851" table:style-name="ce1">
            <text:p>851</text:p>
          </table:table-cell>
          <table:table-cell office:value-type="float" office:value="207.67" table:style-name="ce1">
            <text:p>207,67</text:p>
          </table:table-cell>
          <table:table-cell office:value-type="float" office:value="11350.13" table:style-name="ce2">
            <text:p>11.350,13</text:p>
          </table:table-cell>
          <table:table-cell office:value-type="float" office:value="829" table:style-name="ce1">
            <text:p>829</text:p>
          </table:table-cell>
          <table:table-cell office:value-type="float" office:value="158.06" table:style-name="ce1">
            <text:p>158,06</text:p>
          </table:table-cell>
          <table:table-cell office:value-type="float" office:value="8798.8799999999992" table:style-name="ce2">
            <text:p>8.798,88</text:p>
          </table:table-cell>
          <table:table-cell office:value-type="float" office:value="393" table:style-name="ce1">
            <text:p>393</text:p>
          </table:table-cell>
          <table:table-cell office:value-type="float" office:value="300.08" table:style-name="ce1">
            <text:p>300,08</text:p>
          </table:table-cell>
          <table:table-cell office:value-type="float" office:value="28915.759999999998" table:style-name="ce2">
            <text:p>28.915,76</text:p>
          </table:table-cell>
          <table:table-cell office:value-type="float" office:value="819" table:style-name="ce1">
            <text:p>819</text:p>
          </table:table-cell>
          <table:table-cell office:value-type="float" office:value="198.89" table:style-name="ce1">
            <text:p>198,89</text:p>
          </table:table-cell>
          <table:table-cell office:value-type="float" office:value="11093.34" table:style-name="ce2">
            <text:p>11.093,34</text:p>
          </table:table-cell>
          <table:table-cell office:value-type="float" office:value="254" table:style-name="ce1">
            <text:p>254</text:p>
          </table:table-cell>
          <table:table-cell office:value-type="float" office:value="57.99" table:style-name="ce1">
            <text:p>57,99</text:p>
          </table:table-cell>
          <table:table-cell office:value-type="float" office:value="3190.34" table:style-name="ce2">
            <text:p>3.190,34</text:p>
          </table:table-cell>
          <table:table-cell office:value-type="float" office:value="571" table:style-name="ce1">
            <text:p>571</text:p>
          </table:table-cell>
          <table:table-cell office:value-type="float" office:value="195.92" table:style-name="ce1">
            <text:p>195,92</text:p>
          </table:table-cell>
          <table:table-cell office:value-type="float" office:value="11237.47" table:style-name="ce2">
            <text:p>11.237,47</text:p>
          </table:table-cell>
          <table:table-cell office:value-type="float" office:value="251" table:style-name="ce1">
            <text:p>251</text:p>
          </table:table-cell>
          <table:table-cell office:value-type="float" office:value="70.52" table:style-name="ce1">
            <text:p>70,52</text:p>
          </table:table-cell>
          <table:table-cell office:value-type="float" office:value="3881.06" table:style-name="ce2">
            <text:p>3.881,06</text:p>
          </table:table-cell>
          <table:table-cell office:value-type="float" office:value="240" table:style-name="ce1">
            <text:p>240</text:p>
          </table:table-cell>
          <table:table-cell office:value-type="float" office:value="81.06" table:style-name="ce1">
            <text:p>81,06</text:p>
          </table:table-cell>
          <table:table-cell office:value-type="float" office:value="4421.83" table:style-name="ce2">
            <text:p>4.421,83</text:p>
          </table:table-cell>
          <table:table-cell office:value-type="float" office:value="1008" table:style-name="ce3">
            <text:p>1.008</text:p>
          </table:table-cell>
          <table:table-cell office:value-type="float" office:value="261.06" table:style-name="ce1">
            <text:p>261,06</text:p>
          </table:table-cell>
          <table:table-cell office:value-type="float" office:value="14838.81" table:style-name="ce2">
            <text:p>14.838,81</text:p>
          </table:table-cell>
          <table:table-cell office:value-type="float" office:value="761" table:style-name="ce1">
            <text:p>761</text:p>
          </table:table-cell>
          <table:table-cell office:value-type="float" office:value="97.76" table:style-name="ce1">
            <text:p>97,76</text:p>
          </table:table-cell>
          <table:table-cell office:value-type="float" office:value="5629.47" table:style-name="ce2">
            <text:p>5.629,4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3.23" table:style-name="ce1">
            <text:p>3,23</text:p>
          </table:table-cell>
          <table:table-cell office:value-type="float" office:value="297.41000000000003" table:style-name="ce1">
            <text:p>297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.08" table:style-name="ce1">
            <text:p>11,08</text:p>
          </table:table-cell>
          <table:table-cell office:value-type="float" office:value="1044.52" table:style-name="ce2">
            <text:p>1.044,52</text:p>
          </table:table-cell>
          <table:table-cell office:value-type="float" office:value="55" table:style-name="ce1">
            <text:p>55</text:p>
          </table:table-cell>
          <table:table-cell office:value-type="float" office:value="110.58" table:style-name="ce1">
            <text:p>110,58</text:p>
          </table:table-cell>
          <table:table-cell office:value-type="float" office:value="8715.49" table:style-name="ce2">
            <text:p>8.715,49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,1</text:p>
          </table:table-cell>
          <table:table-cell office:value-type="float" office:value="580.39" table:style-name="ce1">
            <text:p>580,39</text:p>
          </table:table-cell>
          <table:table-cell office:value-type="float" office:value="8" table:style-name="ce1">
            <text:p>8</text:p>
          </table:table-cell>
          <table:table-cell office:value-type="float" office:value="8.99" table:style-name="ce1">
            <text:p>8,99</text:p>
          </table:table-cell>
          <table:table-cell office:value-type="float" office:value="882.7" table:style-name="ce1">
            <text:p>882,7</text:p>
          </table:table-cell>
          <table:table-cell office:value-type="float" office:value="7" table:style-name="ce1">
            <text:p>7</text:p>
          </table:table-cell>
          <table:table-cell office:value-type="float" office:value="14.28" table:style-name="ce1">
            <text:p>14,28</text:p>
          </table:table-cell>
          <table:table-cell office:value-type="float" office:value="1221.6400000000001" table:style-name="ce2">
            <text:p>1.221,64</text:p>
          </table:table-cell>
          <table:table-cell office:value-type="float" office:value="19" table:style-name="ce1">
            <text:p>19</text:p>
          </table:table-cell>
          <table:table-cell office:value-type="float" office:value="56.84" table:style-name="ce1">
            <text:p>56,84</text:p>
          </table:table-cell>
          <table:table-cell office:value-type="float" office:value="4501.8599999999997" table:style-name="ce2">
            <text:p>4.501,86</text:p>
          </table:table-cell>
          <table:table-cell office:value-type="float" office:value="2" table:style-name="ce1">
            <text:p>2</text:p>
          </table:table-cell>
          <table:table-cell office:value-type="float" office:value="2.34" table:style-name="ce1">
            <text:p>2,34</text:p>
          </table:table-cell>
          <table:table-cell office:value-type="float" office:value="181.5" table:style-name="ce1">
            <text:p>181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89.2" table:style-name="ce1">
            <text:p>389,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65.58" table:style-name="ce1">
            <text:p>65,58</text:p>
          </table:table-cell>
          <table:table-cell office:value-type="float" office:value="5362.75" table:style-name="ce2">
            <text:p>5.362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7.55" table:style-name="ce1">
            <text:p>27,55</text:p>
          </table:table-cell>
          <table:table-cell office:value-type="float" office:value="1110.94" table:style-name="ce2">
            <text:p>1.110,9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05.52" table:style-name="ce1">
            <text:p>205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.49" table:style-name="ce1">
            <text:p>9,49</text:p>
          </table:table-cell>
          <table:table-cell office:value-type="float" office:value="386.64" table:style-name="ce1">
            <text:p>386,64</text:p>
          </table:table-cell>
          <table:table-cell office:value-type="float" office:value="1" table:style-name="ce1">
            <text:p>1</text:p>
          </table:table-cell>
          <table:table-cell office:value-type="float" office:value="36.630000000000003" table:style-name="ce1">
            <text:p>36,63</text:p>
          </table:table-cell>
          <table:table-cell office:value-type="float" office:value="1465.7" table:style-name="ce2">
            <text:p>1.465,70</text:p>
          </table:table-cell>
          <table:table-cell office:value-type="float" office:value="12" table:style-name="ce1">
            <text:p>12</text:p>
          </table:table-cell>
          <table:table-cell office:value-type="float" office:value="6.1" table:style-name="ce1">
            <text:p>6,1</text:p>
          </table:table-cell>
          <table:table-cell office:value-type="float" office:value="252.56" table:style-name="ce1">
            <text:p>252,56</text:p>
          </table:table-cell>
          <table:table-cell office:value-type="float" office:value="7" table:style-name="ce1">
            <text:p>7</text:p>
          </table:table-cell>
          <table:table-cell office:value-type="float" office:value="32.43" table:style-name="ce1">
            <text:p>32,43</text:p>
          </table:table-cell>
          <table:table-cell office:value-type="float" office:value="1342.54" table:style-name="ce2">
            <text:p>1.342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1.15" table:style-name="ce1">
            <text:p>21,15</text:p>
          </table:table-cell>
          <table:table-cell office:value-type="float" office:value="856.66" table:style-name="ce1">
            <text:p>856,66</text:p>
          </table:table-cell>
          <table:table-cell office:value-type="float" office:value="53" table:style-name="ce1">
            <text:p>53</text:p>
          </table:table-cell>
          <table:table-cell office:value-type="float" office:value="41.14" table:style-name="ce1">
            <text:p>41,14</text:p>
          </table:table-cell>
          <table:table-cell office:value-type="float" office:value="1682.54" table:style-name="ce2">
            <text:p>1.682,5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8.52" table:style-name="ce1">
            <text:p>18,52</text:p>
          </table:table-cell>
          <table:table-cell office:value-type="float" office:value="1597.23" table:style-name="ce2">
            <text:p>1.597,23</text:p>
          </table:table-cell>
          <table:table-cell office:value-type="float" office:value="10" table:style-name="ce1">
            <text:p>10</text:p>
          </table:table-cell>
          <table:table-cell office:value-type="float" office:value="58.45" table:style-name="ce1">
            <text:p>58,45</text:p>
          </table:table-cell>
          <table:table-cell office:value-type="float" office:value="5386.95" table:style-name="ce2">
            <text:p>5.386,95</text:p>
          </table:table-cell>
          <table:table-cell office:value-type="float" office:value="47" table:style-name="ce1">
            <text:p>47</text:p>
          </table:table-cell>
          <table:table-cell office:value-type="float" office:value="54.06" table:style-name="ce1">
            <text:p>54,06</text:p>
          </table:table-cell>
          <table:table-cell office:value-type="float" office:value="5130.72" table:style-name="ce2">
            <text:p>5.130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33" table:style-name="ce1">
            <text:p>5,33</text:p>
          </table:table-cell>
          <table:table-cell office:value-type="float" office:value="611.47" table:style-name="ce1">
            <text:p>611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91" table:style-name="ce1">
            <text:p>5,91</text:p>
          </table:table-cell>
          <table:table-cell office:value-type="float" office:value="472.38" table:style-name="ce1">
            <text:p>472,38</text:p>
          </table:table-cell>
          <table:table-cell office:value-type="float" office:value="28" table:style-name="ce1">
            <text:p>28</text:p>
          </table:table-cell>
          <table:table-cell office:value-type="float" office:value="21.87" table:style-name="ce1">
            <text:p>21,87</text:p>
          </table:table-cell>
          <table:table-cell office:value-type="float" office:value="2118.59" table:style-name="ce2">
            <text:p>2.118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9.48" table:style-name="ce1">
            <text:p>49,48</text:p>
          </table:table-cell>
          <table:table-cell office:value-type="float" office:value="4354.3999999999996" table:style-name="ce2">
            <text:p>4.354,4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6.38" table:style-name="ce1">
            <text:p>16,38</text:p>
          </table:table-cell>
          <table:table-cell office:value-type="float" office:value="1074.05" table:style-name="ce2">
            <text:p>1.074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1.02" table:style-name="ce1">
            <text:p>21,02</text:p>
          </table:table-cell>
          <table:table-cell office:value-type="float" office:value="1423.7" table:style-name="ce2">
            <text:p>1.423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.85" table:style-name="ce1">
            <text:p>12,85</text:p>
          </table:table-cell>
          <table:table-cell office:value-type="float" office:value="494.54" table:style-name="ce1">
            <text:p>494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4.97" table:style-name="ce1">
            <text:p>24,97</text:p>
          </table:table-cell>
          <table:table-cell office:value-type="float" office:value="1644.45" table:style-name="ce2">
            <text:p>1.644,45</text:p>
          </table:table-cell>
          <table:table-cell office:value-type="float" office:value="12" table:style-name="ce1">
            <text:p>12</text:p>
          </table:table-cell>
          <table:table-cell office:value-type="float" office:value="12.38" table:style-name="ce1">
            <text:p>12,38</text:p>
          </table:table-cell>
          <table:table-cell office:value-type="float" office:value="812.87" table:style-name="ce1">
            <text:p>812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4.92" table:style-name="ce1">
            <text:p>74,92</text:p>
          </table:table-cell>
          <table:table-cell office:value-type="float" office:value="4791.51" table:style-name="ce2">
            <text:p>4.791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37" table:style-name="ce1">
            <text:p>4,37</text:p>
          </table:table-cell>
          <table:table-cell office:value-type="float" office:value="396.79" table:style-name="ce1">
            <text:p>396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823.54" table:style-name="ce1">
            <text:p>823,54</text:p>
          </table:table-cell>
          <table:table-cell office:value-type="float" office:value="52614.3" table:style-name="ce2">
            <text:p>52.614,3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71" table:style-name="ce1">
            <text:p>3,71</text:p>
          </table:table-cell>
          <table:table-cell office:value-type="float" office:value="416.74" table:style-name="ce1">
            <text:p>416,74</text:p>
          </table:table-cell>
          <table:table-cell office:value-type="float" office:value="234" table:style-name="ce1">
            <text:p>234</text:p>
          </table:table-cell>
          <table:table-cell office:value-type="float" office:value="136.05000000000001" table:style-name="ce1">
            <text:p>136,05</text:p>
          </table:table-cell>
          <table:table-cell office:value-type="float" office:value="13850.19" table:style-name="ce2">
            <text:p>13.850,19</text:p>
          </table:table-cell>
          <table:table-cell office:value-type="float" office:value="38" table:style-name="ce1">
            <text:p>38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806.08" table:style-name="ce2">
            <text:p>1.806,08</text:p>
          </table:table-cell>
          <table:table-cell office:value-type="float" office:value="14" table:style-name="ce1">
            <text:p>14</text:p>
          </table:table-cell>
          <table:table-cell office:value-type="float" office:value="9.41" table:style-name="ce1">
            <text:p>9,41</text:p>
          </table:table-cell>
          <table:table-cell office:value-type="float" office:value="960.72" table:style-name="ce1">
            <text:p>960,72</text:p>
          </table:table-cell>
          <table:table-cell office:value-type="float" office:value="10" table:style-name="ce1">
            <text:p>10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444.61" table:style-name="ce1">
            <text:p>444,61</text:p>
          </table:table-cell>
          <table:table-cell office:value-type="float" office:value="27" table:style-name="ce1">
            <text:p>27</text:p>
          </table:table-cell>
          <table:table-cell office:value-type="float" office:value="10.84" table:style-name="ce1">
            <text:p>10,84</text:p>
          </table:table-cell>
          <table:table-cell office:value-type="float" office:value="1108.46" table:style-name="ce2">
            <text:p>1.108,46</text:p>
          </table:table-cell>
          <table:table-cell office:value-type="float" office:value="56" table:style-name="ce1">
            <text:p>56</text:p>
          </table:table-cell>
          <table:table-cell office:value-type="float" office:value="21.02" table:style-name="ce1">
            <text:p>21,02</text:p>
          </table:table-cell>
          <table:table-cell office:value-type="float" office:value="2177.19" table:style-name="ce2">
            <text:p>2.177,19</text:p>
          </table:table-cell>
          <table:table-cell office:value-type="float" office:value="4" table:style-name="ce1">
            <text:p>4</text:p>
          </table:table-cell>
          <table:table-cell office:value-type="float" office:value="0.94" table:style-name="ce1">
            <text:p>0,94</text:p>
          </table:table-cell>
          <table:table-cell office:value-type="float" office:value="97.26" table:style-name="ce1">
            <text:p>97,26</text:p>
          </table:table-cell>
          <table:table-cell office:value-type="float" office:value="72" table:style-name="ce1">
            <text:p>72</text:p>
          </table:table-cell>
          <table:table-cell office:value-type="float" office:value="24.56" table:style-name="ce1">
            <text:p>24,56</text:p>
          </table:table-cell>
          <table:table-cell office:value-type="float" office:value="2531.88" table:style-name="ce2">
            <text:p>2.531,88</text:p>
          </table:table-cell>
          <table:table-cell office:value-type="float" office:value="4" table:style-name="ce1">
            <text:p>4</text:p>
          </table:table-cell>
          <table:table-cell office:value-type="float" office:value="0.45" table:style-name="ce1">
            <text:p>0,45</text:p>
          </table:table-cell>
          <table:table-cell office:value-type="float" office:value="46.58" table:style-name="ce1">
            <text:p>46,5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943.02" table:style-name="ce1">
            <text:p>943,02</text:p>
          </table:table-cell>
          <table:table-cell office:value-type="float" office:value="4" table:style-name="ce1">
            <text:p>4</text:p>
          </table:table-cell>
          <table:table-cell office:value-type="float" office:value="20.25" table:style-name="ce1">
            <text:p>20,25</text:p>
          </table:table-cell>
          <table:table-cell office:value-type="float" office:value="2437.36" table:style-name="ce2">
            <text:p>2.437,36</text:p>
          </table:table-cell>
          <table:table-cell office:value-type="float" office:value="5" table:style-name="ce1">
            <text:p>5</text:p>
          </table:table-cell>
          <table:table-cell office:value-type="float" office:value="27.73" table:style-name="ce1">
            <text:p>27,73</text:p>
          </table:table-cell>
          <table:table-cell office:value-type="float" office:value="3340.82" table:style-name="ce2">
            <text:p>3.340,82</text:p>
          </table:table-cell>
          <table:table-cell office:value-type="float" office:value="1" table:style-name="ce1">
            <text:p>1</text:p>
          </table:table-cell>
          <table:table-cell office:value-type="float" office:value="2.36" table:style-name="ce1">
            <text:p>2,36</text:p>
          </table:table-cell>
          <table:table-cell office:value-type="float" office:value="313.54000000000002" table:style-name="ce1">
            <text:p>313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23" table:style-name="ce1">
            <text:p>2,23</text:p>
          </table:table-cell>
          <table:table-cell office:value-type="float" office:value="250.19" table:style-name="ce1">
            <text:p>250,19</text:p>
          </table:table-cell>
          <table:table-cell office:value-type="float" office:value="3" table:style-name="ce1">
            <text:p>3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880.04" table:style-name="ce1">
            <text:p>880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34" table:style-name="ce1">
            <text:p>5,34</text:p>
          </table:table-cell>
          <table:table-cell office:value-type="float" office:value="519.84" table:style-name="ce1">
            <text:p>519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,1</text:p>
          </table:table-cell>
          <table:table-cell office:value-type="float" office:value="9.15" table:style-name="ce1">
            <text:p>9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9" table:style-name="ce1">
            <text:p>0,59</text:p>
          </table:table-cell>
          <table:table-cell office:value-type="float" office:value="30.61" table:style-name="ce1">
            <text:p>30,61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,15</text:p>
          </table:table-cell>
          <table:table-cell office:value-type="float" office:value="6.54" table:style-name="ce1">
            <text:p>6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5" table:style-name="ce1">
            <text:p>0,35</text:p>
          </table:table-cell>
          <table:table-cell office:value-type="float" office:value="16.52" table:style-name="ce1">
            <text:p>16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" table:style-name="ce1">
            <text:p>0,2</text:p>
          </table:table-cell>
          <table:table-cell office:value-type="float" office:value="16.63" table:style-name="ce1">
            <text:p>16,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62" table:style-name="ce1">
            <text:p>0,62</text:p>
          </table:table-cell>
          <table:table-cell office:value-type="float" office:value="54.77" table:style-name="ce1">
            <text:p>54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6" table:style-name="ce1">
            <text:p>356</text:p>
          </table:table-cell>
          <table:table-cell office:value-type="float" office:value="104.22" table:style-name="ce1">
            <text:p>104,22</text:p>
          </table:table-cell>
          <table:table-cell office:value-type="float" office:value="9972.9500000000007" table:style-name="ce2">
            <text:p>9.972,95</text:p>
          </table:table-cell>
          <table:table-cell office:value-type="float" office:value="1019" table:style-name="ce3">
            <text:p>1.019</text:p>
          </table:table-cell>
          <table:table-cell office:value-type="float" office:value="377.3" table:style-name="ce1">
            <text:p>377,3</text:p>
          </table:table-cell>
          <table:table-cell office:value-type="float" office:value="34761.440000000002" table:style-name="ce2">
            <text:p>34.761,44</text:p>
          </table:table-cell>
          <table:table-cell office:value-type="float" office:value="401" table:style-name="ce1">
            <text:p>401</text:p>
          </table:table-cell>
          <table:table-cell office:value-type="float" office:value="154.74" table:style-name="ce1">
            <text:p>154,74</text:p>
          </table:table-cell>
          <table:table-cell office:value-type="float" office:value="14264.43" table:style-name="ce2">
            <text:p>14.264,43</text:p>
          </table:table-cell>
          <table:table-cell office:value-type="float" office:value="1383" table:style-name="ce3">
            <text:p>1.383</text:p>
          </table:table-cell>
          <table:table-cell office:value-type="float" office:value="931.51" table:style-name="ce1">
            <text:p>931,51</text:p>
          </table:table-cell>
          <table:table-cell office:value-type="float" office:value="90068.39" table:style-name="ce2">
            <text:p>90.068,39</text:p>
          </table:table-cell>
          <table:table-cell office:value-type="float" office:value="636" table:style-name="ce1">
            <text:p>636</text:p>
          </table:table-cell>
          <table:table-cell office:value-type="float" office:value="419.17" table:style-name="ce1">
            <text:p>419,17</text:p>
          </table:table-cell>
          <table:table-cell office:value-type="float" office:value="38439.08" table:style-name="ce2">
            <text:p>38.439,08</text:p>
          </table:table-cell>
          <table:table-cell office:value-type="float" office:value="264" table:style-name="ce1">
            <text:p>264</text:p>
          </table:table-cell>
          <table:table-cell office:value-type="float" office:value="139.32" table:style-name="ce1">
            <text:p>139,32</text:p>
          </table:table-cell>
          <table:table-cell office:value-type="float" office:value="12787.4" table:style-name="ce2">
            <text:p>12.787,40</text:p>
          </table:table-cell>
          <table:table-cell office:value-type="float" office:value="544" table:style-name="ce1">
            <text:p>544</text:p>
          </table:table-cell>
          <table:table-cell office:value-type="float" office:value="312.77999999999997" table:style-name="ce1">
            <text:p>312,78</text:p>
          </table:table-cell>
          <table:table-cell office:value-type="float" office:value="28744.67" table:style-name="ce2">
            <text:p>28.744,67</text:p>
          </table:table-cell>
          <table:table-cell office:value-type="float" office:value="349" table:style-name="ce1">
            <text:p>349</text:p>
          </table:table-cell>
          <table:table-cell office:value-type="float" office:value="212.46" table:style-name="ce1">
            <text:p>212,46</text:p>
          </table:table-cell>
          <table:table-cell office:value-type="float" office:value="19877" table:style-name="ce2">
            <text:p>19.877,00</text:p>
          </table:table-cell>
          <table:table-cell office:value-type="float" office:value="609" table:style-name="ce1">
            <text:p>609</text:p>
          </table:table-cell>
          <table:table-cell office:value-type="float" office:value="535.51" table:style-name="ce1">
            <text:p>535,51</text:p>
          </table:table-cell>
          <table:table-cell office:value-type="float" office:value="49389.49" table:style-name="ce2">
            <text:p>49.389,49</text:p>
          </table:table-cell>
          <table:table-cell office:value-type="float" office:value="676" table:style-name="ce1">
            <text:p>676</text:p>
          </table:table-cell>
          <table:table-cell office:value-type="float" office:value="434.34" table:style-name="ce1">
            <text:p>434,34</text:p>
          </table:table-cell>
          <table:table-cell office:value-type="float" office:value="39881.01" table:style-name="ce2">
            <text:p>39.881,01</text:p>
          </table:table-cell>
          <table:table-cell office:value-type="float" office:value="280" table:style-name="ce1">
            <text:p>280</text:p>
          </table:table-cell>
          <table:table-cell office:value-type="float" office:value="115.71" table:style-name="ce1">
            <text:p>115,71</text:p>
          </table:table-cell>
          <table:table-cell office:value-type="float" office:value="10650.25" table:style-name="ce2">
            <text:p>10.650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7.85" table:style-name="ce1">
            <text:p>37,85</text:p>
          </table:table-cell>
          <table:table-cell office:value-type="float" office:value="4003.62" table:style-name="ce2">
            <text:p>4.003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8.91" table:style-name="ce1">
            <text:p>58,91</text:p>
          </table:table-cell>
          <table:table-cell office:value-type="float" office:value="5991.7" table:style-name="ce2">
            <text:p>5.991,70</text:p>
          </table:table-cell>
          <table:table-cell office:value-type="float" office:value="308" table:style-name="ce1">
            <text:p>308</text:p>
          </table:table-cell>
          <table:table-cell office:value-type="float" office:value="801.79" table:style-name="ce1">
            <text:p>801,79</text:p>
          </table:table-cell>
          <table:table-cell office:value-type="float" office:value="80798.48" table:style-name="ce2">
            <text:p>80.798,48</text:p>
          </table:table-cell>
          <table:table-cell office:value-type="float" office:value="73" table:style-name="ce1">
            <text:p>73</text:p>
          </table:table-cell>
          <table:table-cell office:value-type="float" office:value="97.84" table:style-name="ce1">
            <text:p>97,84</text:p>
          </table:table-cell>
          <table:table-cell office:value-type="float" office:value="11411.86" table:style-name="ce2">
            <text:p>11.411,86</text:p>
          </table:table-cell>
          <table:table-cell office:value-type="float" office:value="28" table:style-name="ce1">
            <text:p>28</text:p>
          </table:table-cell>
          <table:table-cell office:value-type="float" office:value="70.040000000000006" table:style-name="ce1">
            <text:p>70,04</text:p>
          </table:table-cell>
          <table:table-cell office:value-type="float" office:value="7794.25" table:style-name="ce2">
            <text:p>7.794,25</text:p>
          </table:table-cell>
          <table:table-cell office:value-type="float" office:value="93" table:style-name="ce1">
            <text:p>93</text:p>
          </table:table-cell>
          <table:table-cell office:value-type="float" office:value="216.58" table:style-name="ce1">
            <text:p>216,58</text:p>
          </table:table-cell>
          <table:table-cell office:value-type="float" office:value="21886.31" table:style-name="ce2">
            <text:p>21.886,31</text:p>
          </table:table-cell>
          <table:table-cell office:value-type="float" office:value="56" table:style-name="ce1">
            <text:p>56</text:p>
          </table:table-cell>
          <table:table-cell office:value-type="float" office:value="198.67" table:style-name="ce1">
            <text:p>198,67</text:p>
          </table:table-cell>
          <table:table-cell office:value-type="float" office:value="20331.95" table:style-name="ce2">
            <text:p>20.331,95</text:p>
          </table:table-cell>
          <table:table-cell office:value-type="float" office:value="12" table:style-name="ce1">
            <text:p>12</text:p>
          </table:table-cell>
          <table:table-cell office:value-type="float" office:value="15.4" table:style-name="ce1">
            <text:p>15,4</text:p>
          </table:table-cell>
          <table:table-cell office:value-type="float" office:value="1683.11" table:style-name="ce2">
            <text:p>1.683,11</text:p>
          </table:table-cell>
          <table:table-cell office:value-type="float" office:value="3" table:style-name="ce1">
            <text:p>3</text:p>
          </table:table-cell>
          <table:table-cell office:value-type="float" office:value="7.91" table:style-name="ce1">
            <text:p>7,91</text:p>
          </table:table-cell>
          <table:table-cell office:value-type="float" office:value="799.65" table:style-name="ce1">
            <text:p>799,65</text:p>
          </table:table-cell>
          <table:table-cell office:value-type="float" office:value="29" table:style-name="ce1">
            <text:p>29</text:p>
          </table:table-cell>
          <table:table-cell office:value-type="float" office:value="23.35" table:style-name="ce1">
            <text:p>23,35</text:p>
          </table:table-cell>
          <table:table-cell office:value-type="float" office:value="2734.05" table:style-name="ce2">
            <text:p>2.734,0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09" table:style-name="ce1">
            <text:p>3,09</text:p>
          </table:table-cell>
          <table:table-cell office:value-type="float" office:value="326.08" table:style-name="ce1">
            <text:p>326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0.260000000000005" table:style-name="ce1">
            <text:p>80,26</text:p>
          </table:table-cell>
          <table:table-cell office:value-type="float" office:value="7370.6" table:style-name="ce2">
            <text:p>7.370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869.47" table:style-name="ce1">
            <text:p>869,47</text:p>
          </table:table-cell>
          <table:table-cell office:value-type="float" office:value="83881.259999999995" table:style-name="ce2">
            <text:p>83.881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2.02" table:style-name="ce1">
            <text:p>2,02</text:p>
          </table:table-cell>
          <table:table-cell office:value-type="float" office:value="236.14" table:style-name="ce1">
            <text:p>236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25" table:style-name="ce1">
            <text:p>2,25</text:p>
          </table:table-cell>
          <table:table-cell office:value-type="float" office:value="354.46" table:style-name="ce1">
            <text:p>354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.94" table:style-name="ce1">
            <text:p>6,94</text:p>
          </table:table-cell>
          <table:table-cell office:value-type="float" office:value="772.29" table:style-name="ce1">
            <text:p>772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86" table:style-name="ce1">
            <text:p>3,86</text:p>
          </table:table-cell>
          <table:table-cell office:value-type="float" office:value="380.21" table:style-name="ce1">
            <text:p>380,2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69" table:style-name="ce1">
            <text:p>0,69</text:p>
          </table:table-cell>
          <table:table-cell office:value-type="float" office:value="71.930000000000007" table:style-name="ce1">
            <text:p>71,93</text:p>
          </table:table-cell>
          <table:table-cell office:value-type="float" office:value="14" table:style-name="ce1">
            <text:p>14</text:p>
          </table:table-cell>
          <table:table-cell office:value-type="float" office:value="2.04" table:style-name="ce1">
            <text:p>2,04</text:p>
          </table:table-cell>
          <table:table-cell office:value-type="float" office:value="191.06" table:style-name="ce1">
            <text:p>191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.49" table:style-name="ce1">
            <text:p>8,49</text:p>
          </table:table-cell>
          <table:table-cell office:value-type="float" office:value="836.36" table:style-name="ce1">
            <text:p>836,36</text:p>
          </table:table-cell>
          <table:table-cell office:value-type="float" office:value="11" table:style-name="ce1">
            <text:p>11</text:p>
          </table:table-cell>
          <table:table-cell office:value-type="float" office:value="3.04" table:style-name="ce1">
            <text:p>3,04</text:p>
          </table:table-cell>
          <table:table-cell office:value-type="float" office:value="281.43" table:style-name="ce1">
            <text:p>281,43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,39</text:p>
          </table:table-cell>
          <table:table-cell office:value-type="float" office:value="34.19" table:style-name="ce1">
            <text:p>34,19</text:p>
          </table:table-cell>
          <table:table-cell office:value-type="float" office:value="11" table:style-name="ce1">
            <text:p>11</text:p>
          </table:table-cell>
          <table:table-cell office:value-type="float" office:value="6.16" table:style-name="ce1">
            <text:p>6,16</text:p>
          </table:table-cell>
          <table:table-cell office:value-type="float" office:value="570.26" table:style-name="ce1">
            <text:p>570,26</text:p>
          </table:table-cell>
          <table:table-cell office:value-type="float" office:value="11" table:style-name="ce1">
            <text:p>11</text:p>
          </table:table-cell>
          <table:table-cell office:value-type="float" office:value="2.6" table:style-name="ce1">
            <text:p>2,6</text:p>
          </table:table-cell>
          <table:table-cell office:value-type="float" office:value="243.35" table:style-name="ce1">
            <text:p>243,35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,25</text:p>
          </table:table-cell>
          <table:table-cell office:value-type="float" office:value="28.72" table:style-name="ce1">
            <text:p>28,7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10.78" table:style-name="ce1">
            <text:p>10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.18" table:style-name="ce1">
            <text:p>3,18</text:p>
          </table:table-cell>
          <table:table-cell office:value-type="float" office:value="272.68" table:style-name="ce1">
            <text:p>272,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52" table:style-name="ce1">
            <text:p>2,52</text:p>
          </table:table-cell>
          <table:table-cell office:value-type="float" office:value="206.76" table:style-name="ce1">
            <text:p>206,76</text:p>
          </table:table-cell>
          <table:table-cell office:value-type="float" office:value="1" table:style-name="ce1">
            <text:p>1</text:p>
          </table:table-cell>
          <table:table-cell office:value-type="float" office:value="3.01" table:style-name="ce1">
            <text:p>3,01</text:p>
          </table:table-cell>
          <table:table-cell office:value-type="float" office:value="269.57" table:style-name="ce1">
            <text:p>269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46" table:style-name="ce1">
            <text:p>5,46</text:p>
          </table:table-cell>
          <table:table-cell office:value-type="float" office:value="449.44" table:style-name="ce1">
            <text:p>449,44</text:p>
          </table:table-cell>
          <table:table-cell office:value-type="float" office:value="14" table:style-name="ce1">
            <text:p>14</text:p>
          </table:table-cell>
          <table:table-cell office:value-type="float" office:value="14.93" table:style-name="ce1">
            <text:p>14,93</text:p>
          </table:table-cell>
          <table:table-cell office:value-type="float" office:value="1240.29" table:style-name="ce2">
            <text:p>1.240,29</text:p>
          </table:table-cell>
          <table:table-cell office:value-type="float" office:value="29" table:style-name="ce1">
            <text:p>29</text:p>
          </table:table-cell>
          <table:table-cell office:value-type="float" office:value="29.81" table:style-name="ce1">
            <text:p>29,81</text:p>
          </table:table-cell>
          <table:table-cell office:value-type="float" office:value="2456.6" table:style-name="ce2">
            <text:p>2.456,60</text:p>
          </table:table-cell>
          <table:table-cell office:value-type="float" office:value="6" table:style-name="ce1">
            <text:p>6</text:p>
          </table:table-cell>
          <table:table-cell office:value-type="float" office:value="6.28" table:style-name="ce1">
            <text:p>6,28</text:p>
          </table:table-cell>
          <table:table-cell office:value-type="float" office:value="512.03" table:style-name="ce1">
            <text:p>512,03</text:p>
          </table:table-cell>
          <table:table-cell office:value-type="float" office:value="24" table:style-name="ce1">
            <text:p>24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327.61" table:style-name="ce2">
            <text:p>1.327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11.27" table:style-name="ce1">
            <text:p>11,27</text:p>
          </table:table-cell>
          <table:table-cell office:value-type="float" office:value="6" table:style-name="ce1">
            <text:p>6</text:p>
          </table:table-cell>
          <table:table-cell office:value-type="float" office:value="0.72" table:style-name="ce1">
            <text:p>0,72</text:p>
          </table:table-cell>
          <table:table-cell office:value-type="float" office:value="67.42" table:style-name="ce1">
            <text:p>67,42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074.8800000000001" table:style-name="ce2">
            <text:p>1.074,88</text:p>
          </table:table-cell>
          <table:table-cell office:value-type="float" office:value="4" table:style-name="ce1">
            <text:p>4</text:p>
          </table:table-cell>
          <table:table-cell office:value-type="float" office:value="11.29" table:style-name="ce1">
            <text:p>11,29</text:p>
          </table:table-cell>
          <table:table-cell office:value-type="float" office:value="1045.6199999999999" table:style-name="ce2">
            <text:p>1.045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2" table:style-name="ce1">
            <text:p>2</text:p>
          </table:table-cell>
          <table:table-cell office:value-type="float" office:value="0.17" table:style-name="ce1">
            <text:p>0,17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.62" table:style-name="ce1">
            <text:p>4,62</text:p>
          </table:table-cell>
          <table:table-cell office:value-type="float" office:value="513.79999999999995" table:style-name="ce1">
            <text:p>513,8</text:p>
          </table:table-cell>
          <table:table-cell office:value-type="float" office:value="2" table:style-name="ce1">
            <text:p>2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47.41" table:style-name="ce1">
            <text:p>147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.79" table:style-name="ce1">
            <text:p>13,79</text:p>
          </table:table-cell>
          <table:table-cell office:value-type="float" office:value="1692.28" table:style-name="ce2">
            <text:p>1.692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6.5" table:style-name="ce1">
            <text:p>6,5</text:p>
          </table:table-cell>
          <table:table-cell office:value-type="float" office:value="773.54" table:style-name="ce1">
            <text:p>773,54</text:p>
          </table:table-cell>
          <table:table-cell office:value-type="float" office:value="679" table:style-name="ce1">
            <text:p>679</text:p>
          </table:table-cell>
          <table:table-cell office:value-type="float" office:value="127.5" table:style-name="ce1">
            <text:p>127,5</text:p>
          </table:table-cell>
          <table:table-cell office:value-type="float" office:value="13823.41" table:style-name="ce2">
            <text:p>13.823,41</text:p>
          </table:table-cell>
          <table:table-cell office:value-type="float" office:value="37" table:style-name="ce1">
            <text:p>37</text:p>
          </table:table-cell>
          <table:table-cell office:value-type="float" office:value="8.69" table:style-name="ce1">
            <text:p>8,69</text:p>
          </table:table-cell>
          <table:table-cell office:value-type="float" office:value="1399.09" table:style-name="ce2">
            <text:p>1.399,09</text:p>
          </table:table-cell>
          <table:table-cell office:value-type="float" office:value="225" table:style-name="ce1">
            <text:p>225</text:p>
          </table:table-cell>
          <table:table-cell office:value-type="float" office:value="21.9" table:style-name="ce1">
            <text:p>21,9</text:p>
          </table:table-cell>
          <table:table-cell office:value-type="float" office:value="2459.66" table:style-name="ce2">
            <text:p>2.459,66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,2</text:p>
          </table:table-cell>
          <table:table-cell office:value-type="float" office:value="21.72" table:style-name="ce1">
            <text:p>21,72</text:p>
          </table:table-cell>
          <table:table-cell office:value-type="float" office:value="268" table:style-name="ce1">
            <text:p>268</text:p>
          </table:table-cell>
          <table:table-cell office:value-type="float" office:value="42.58" table:style-name="ce1">
            <text:p>42,58</text:p>
          </table:table-cell>
          <table:table-cell office:value-type="float" office:value="4490.38" table:style-name="ce2">
            <text:p>4.490,38</text:p>
          </table:table-cell>
          <table:table-cell office:value-type="float" office:value="9" table:style-name="ce1">
            <text:p>9</text:p>
          </table:table-cell>
          <table:table-cell office:value-type="float" office:value="0.48" table:style-name="ce1">
            <text:p>0,48</text:p>
          </table:table-cell>
          <table:table-cell office:value-type="float" office:value="56.89" table:style-name="ce1">
            <text:p>56,89</text:p>
          </table:table-cell>
          <table:table-cell office:value-type="float" office:value="191" table:style-name="ce1">
            <text:p>191</text:p>
          </table:table-cell>
          <table:table-cell office:value-type="float" office:value="22.7" table:style-name="ce1">
            <text:p>22,7</text:p>
          </table:table-cell>
          <table:table-cell office:value-type="float" office:value="2418.2399999999998" table:style-name="ce2">
            <text:p>2.418,24</text:p>
          </table:table-cell>
          <table:table-cell office:value-type="float" office:value="121" table:style-name="ce1">
            <text:p>121</text:p>
          </table:table-cell>
          <table:table-cell office:value-type="float" office:value="17.88" table:style-name="ce1">
            <text:p>17,88</text:p>
          </table:table-cell>
          <table:table-cell office:value-type="float" office:value="1988.18" table:style-name="ce2">
            <text:p>1.988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.78" table:style-name="ce1">
            <text:p>7,78</text:p>
          </table:table-cell>
          <table:table-cell office:value-type="float" office:value="632.41" table:style-name="ce1">
            <text:p>632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776.02" table:style-name="ce1">
            <text:p>776,02</text:p>
          </table:table-cell>
          <table:table-cell office:value-type="float" office:value="8" table:style-name="ce1">
            <text:p>8</text:p>
          </table:table-cell>
          <table:table-cell office:value-type="float" office:value="5.9" table:style-name="ce1">
            <text:p>5,9</text:p>
          </table:table-cell>
          <table:table-cell office:value-type="float" office:value="241.68" table:style-name="ce1">
            <text:p>241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8" table:style-name="ce1">
            <text:p>618</text:p>
          </table:table-cell>
          <table:table-cell office:value-type="float" office:value="348.8" table:style-name="ce1">
            <text:p>348,8</text:p>
          </table:table-cell>
          <table:table-cell office:value-type="float" office:value="14383.74" table:style-name="ce2">
            <text:p>14.383,74</text:p>
          </table:table-cell>
          <table:table-cell office:value-type="float" office:value="51" table:style-name="ce1">
            <text:p>51</text:p>
          </table:table-cell>
          <table:table-cell office:value-type="float" office:value="28.85" table:style-name="ce1">
            <text:p>28,85</text:p>
          </table:table-cell>
          <table:table-cell office:value-type="float" office:value="1189.74" table:style-name="ce2">
            <text:p>1.189,74</text:p>
          </table:table-cell>
          <table:table-cell office:value-type="float" office:value="994" table:style-name="ce1">
            <text:p>994</text:p>
          </table:table-cell>
          <table:table-cell office:value-type="float" office:value="759.53" table:style-name="ce1">
            <text:p>759,53</text:p>
          </table:table-cell>
          <table:table-cell office:value-type="float" office:value="31011.279999999999" table:style-name="ce2">
            <text:p>31.011,28</text:p>
          </table:table-cell>
          <table:table-cell office:value-type="float" office:value="18" table:style-name="ce1">
            <text:p>18</text:p>
          </table:table-cell>
          <table:table-cell office:value-type="float" office:value="32.28" table:style-name="ce1">
            <text:p>32,28</text:p>
          </table:table-cell>
          <table:table-cell office:value-type="float" office:value="1333.52" table:style-name="ce2">
            <text:p>1.333,52</text:p>
          </table:table-cell>
          <table:table-cell office:value-type="float" office:value="15" table:style-name="ce1">
            <text:p>15</text:p>
          </table:table-cell>
          <table:table-cell office:value-type="float" office:value="5.8" table:style-name="ce1">
            <text:p>5,8</text:p>
          </table:table-cell>
          <table:table-cell office:value-type="float" office:value="242.3" table:style-name="ce1">
            <text:p>242,3</text:p>
          </table:table-cell>
          <table:table-cell office:value-type="float" office:value="30" table:style-name="ce1">
            <text:p>30</text:p>
          </table:table-cell>
          <table:table-cell office:value-type="float" office:value="30.32" table:style-name="ce1">
            <text:p>30,32</text:p>
          </table:table-cell>
          <table:table-cell office:value-type="float" office:value="1233.8399999999999" table:style-name="ce2">
            <text:p>1.233,84</text:p>
          </table:table-cell>
          <table:table-cell office:value-type="float" office:value="104" table:style-name="ce1">
            <text:p>104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2888.8" table:style-name="ce2">
            <text:p>2.888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62" table:style-name="ce1">
            <text:p>4,62</text:p>
          </table:table-cell>
          <table:table-cell office:value-type="float" office:value="618.74" table:style-name="ce1">
            <text:p>618,74</text:p>
          </table:table-cell>
          <table:table-cell office:value-type="float" office:value="45" table:style-name="ce1">
            <text:p>45</text:p>
          </table:table-cell>
          <table:table-cell office:value-type="float" office:value="166.26" table:style-name="ce1">
            <text:p>166,26</text:p>
          </table:table-cell>
          <table:table-cell office:value-type="float" office:value="15527.94" table:style-name="ce2">
            <text:p>15.527,94</text:p>
          </table:table-cell>
          <table:table-cell office:value-type="float" office:value="360" table:style-name="ce1">
            <text:p>360</text:p>
          </table:table-cell>
          <table:table-cell office:value-type="float" office:value="276.20999999999998" table:style-name="ce1">
            <text:p>276,21</text:p>
          </table:table-cell>
          <table:table-cell office:value-type="float" office:value="27313.93" table:style-name="ce2">
            <text:p>27.313,93</text:p>
          </table:table-cell>
          <table:table-cell office:value-type="float" office:value="11" table:style-name="ce1">
            <text:p>11</text:p>
          </table:table-cell>
          <table:table-cell office:value-type="float" office:value="30.03" table:style-name="ce1">
            <text:p>30,03</text:p>
          </table:table-cell>
          <table:table-cell office:value-type="float" office:value="3144.32" table:style-name="ce2">
            <text:p>3.144,32</text:p>
          </table:table-cell>
          <table:table-cell office:value-type="float" office:value="41" table:style-name="ce1">
            <text:p>41</text:p>
          </table:table-cell>
          <table:table-cell office:value-type="float" office:value="196.09" table:style-name="ce1">
            <text:p>196,09</text:p>
          </table:table-cell>
          <table:table-cell office:value-type="float" office:value="13973.64" table:style-name="ce2">
            <text:p>13.973,64</text:p>
          </table:table-cell>
          <table:table-cell office:value-type="float" office:value="17" table:style-name="ce1">
            <text:p>17</text:p>
          </table:table-cell>
          <table:table-cell office:value-type="float" office:value="100.52" table:style-name="ce1">
            <text:p>100,52</text:p>
          </table:table-cell>
          <table:table-cell office:value-type="float" office:value="9600.08" table:style-name="ce2">
            <text:p>9.600,08</text:p>
          </table:table-cell>
          <table:table-cell office:value-type="float" office:value="6" table:style-name="ce1">
            <text:p>6</text:p>
          </table:table-cell>
          <table:table-cell office:value-type="float" office:value="13.78" table:style-name="ce1">
            <text:p>13,78</text:p>
          </table:table-cell>
          <table:table-cell office:value-type="float" office:value="1260.68" table:style-name="ce2">
            <text:p>1.260,68</text:p>
          </table:table-cell>
          <table:table-cell office:value-type="float" office:value="1" table:style-name="ce1">
            <text:p>1</text:p>
          </table:table-cell>
          <table:table-cell office:value-type="float" office:value="6.45" table:style-name="ce1">
            <text:p>6,45</text:p>
          </table:table-cell>
          <table:table-cell office:value-type="float" office:value="555.95000000000005" table:style-name="ce1">
            <text:p>555,95</text:p>
          </table:table-cell>
          <table:table-cell office:value-type="float" office:value="22" table:style-name="ce1">
            <text:p>22</text:p>
          </table:table-cell>
          <table:table-cell office:value-type="float" office:value="13.75" table:style-name="ce1">
            <text:p>13,75</text:p>
          </table:table-cell>
          <table:table-cell office:value-type="float" office:value="1449.76" table:style-name="ce2">
            <text:p>1.449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63" table:style-name="ce1">
            <text:p>2,63</text:p>
          </table:table-cell>
          <table:table-cell office:value-type="float" office:value="304.86" table:style-name="ce1">
            <text:p>304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3.33000000000001" table:style-name="ce1">
            <text:p>163,33</text:p>
          </table:table-cell>
          <table:table-cell office:value-type="float" office:value="12407.17" table:style-name="ce2">
            <text:p>12.407,17</text:p>
          </table:table-cell>
          <table:table-cell office:value-type="float" office:value="2" table:style-name="ce1">
            <text:p>2</text:p>
          </table:table-cell>
          <table:table-cell office:value-type="float" office:value="48.31" table:style-name="ce1">
            <text:p>48,31</text:p>
          </table:table-cell>
          <table:table-cell office:value-type="float" office:value="3629.56" table:style-name="ce2">
            <text:p>3.629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.88" table:style-name="ce1">
            <text:p>10,88</text:p>
          </table:table-cell>
          <table:table-cell office:value-type="float" office:value="863.63" table:style-name="ce1">
            <text:p>863,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76" table:style-name="ce3">
            <text:p>3.376</text:p>
          </table:table-cell>
          <table:table-cell office:value-type="float" office:value="864.2" table:style-name="ce1">
            <text:p>864,2</text:p>
          </table:table-cell>
          <table:table-cell office:value-type="float" office:value="88222.94" table:style-name="ce2">
            <text:p>88.222,94</text:p>
          </table:table-cell>
          <table:table-cell office:value-type="float" office:value="19825" table:style-name="ce3">
            <text:p>19.825</text:p>
          </table:table-cell>
          <table:table-cell office:value-type="float" office:value="7148.99" table:style-name="ce2">
            <text:p>7.148,99</text:p>
          </table:table-cell>
          <table:table-cell office:value-type="float" office:value="728146.16" table:style-name="ce2">
            <text:p>728.146,16</text:p>
          </table:table-cell>
          <table:table-cell office:value-type="float" office:value="7590" table:style-name="ce3">
            <text:p>7.590</text:p>
          </table:table-cell>
          <table:table-cell office:value-type="float" office:value="3014.32" table:style-name="ce2">
            <text:p>3.014,32</text:p>
          </table:table-cell>
          <table:table-cell office:value-type="float" office:value="306303.87" table:style-name="ce2">
            <text:p>306.303,87</text:p>
          </table:table-cell>
          <table:table-cell office:value-type="float" office:value="69256" table:style-name="ce3">
            <text:p>69.256</text:p>
          </table:table-cell>
          <table:table-cell office:value-type="float" office:value="29078.9" table:style-name="ce2">
            <text:p>29.078,90</text:p>
          </table:table-cell>
          <table:table-cell office:value-type="float" office:value="3025121.53" table:style-name="ce2">
            <text:p>3.025.121,53</text:p>
          </table:table-cell>
          <table:table-cell office:value-type="float" office:value="16691" table:style-name="ce3">
            <text:p>16.691</text:p>
          </table:table-cell>
          <table:table-cell office:value-type="float" office:value="8000.4" table:style-name="ce2">
            <text:p>8.000,40</text:p>
          </table:table-cell>
          <table:table-cell office:value-type="float" office:value="810423.27" table:style-name="ce2">
            <text:p>810.423,27</text:p>
          </table:table-cell>
          <table:table-cell office:value-type="float" office:value="6909" table:style-name="ce3">
            <text:p>6.909</text:p>
          </table:table-cell>
          <table:table-cell office:value-type="float" office:value="2752.67" table:style-name="ce2">
            <text:p>2.752,67</text:p>
          </table:table-cell>
          <table:table-cell office:value-type="float" office:value="279754.12" table:style-name="ce2">
            <text:p>279.754,12</text:p>
          </table:table-cell>
          <table:table-cell office:value-type="float" office:value="16035" table:style-name="ce3">
            <text:p>16.035</text:p>
          </table:table-cell>
          <table:table-cell office:value-type="float" office:value="7478.3" table:style-name="ce2">
            <text:p>7.478,30</text:p>
          </table:table-cell>
          <table:table-cell office:value-type="float" office:value="757077.79" table:style-name="ce2">
            <text:p>757.077,79</text:p>
          </table:table-cell>
          <table:table-cell office:value-type="float" office:value="11027" table:style-name="ce3">
            <text:p>11.027</text:p>
          </table:table-cell>
          <table:table-cell office:value-type="float" office:value="3949.52" table:style-name="ce2">
            <text:p>3.949,52</text:p>
          </table:table-cell>
          <table:table-cell office:value-type="float" office:value="401251.27" table:style-name="ce2">
            <text:p>401.251,27</text:p>
          </table:table-cell>
          <table:table-cell office:value-type="float" office:value="8901" table:style-name="ce3">
            <text:p>8.901</text:p>
          </table:table-cell>
          <table:table-cell office:value-type="float" office:value="3446.83" table:style-name="ce2">
            <text:p>3.446,83</text:p>
          </table:table-cell>
          <table:table-cell office:value-type="float" office:value="350118.69" table:style-name="ce2">
            <text:p>350.118,69</text:p>
          </table:table-cell>
          <table:table-cell office:value-type="float" office:value="25067" table:style-name="ce3">
            <text:p>25.067</text:p>
          </table:table-cell>
          <table:table-cell office:value-type="float" office:value="8185.28" table:style-name="ce2">
            <text:p>8.185,28</text:p>
          </table:table-cell>
          <table:table-cell office:value-type="float" office:value="821199.47" table:style-name="ce2">
            <text:p>821.199,47</text:p>
          </table:table-cell>
          <table:table-cell office:value-type="float" office:value="11472" table:style-name="ce3">
            <text:p>11.472</text:p>
          </table:table-cell>
          <table:table-cell office:value-type="float" office:value="3877.53" table:style-name="ce2">
            <text:p>3.877,53</text:p>
          </table:table-cell>
          <table:table-cell office:value-type="float" office:value="394024.84" table:style-name="ce2">
            <text:p>394.024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2.3" table:style-name="ce1">
            <text:p>22,3</text:p>
          </table:table-cell>
          <table:table-cell office:value-type="float" office:value="2230.25" table:style-name="ce2">
            <text:p>2.23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148.58000000000001" table:style-name="ce1">
            <text:p>148,58</text:p>
          </table:table-cell>
          <table:table-cell office:value-type="float" office:value="18811.46" table:style-name="ce2">
            <text:p>18.811,46</text:p>
          </table:table-cell>
          <table:table-cell office:value-type="float" office:value="4205" table:style-name="ce3">
            <text:p>4.205</text:p>
          </table:table-cell>
          <table:table-cell office:value-type="float" office:value="13921.52" table:style-name="ce2">
            <text:p>13.921,52</text:p>
          </table:table-cell>
          <table:table-cell office:value-type="float" office:value="1568750.34" table:style-name="ce2">
            <text:p>1.568.750,34</text:p>
          </table:table-cell>
          <table:table-cell office:value-type="float" office:value="1145" table:style-name="ce3">
            <text:p>1.145</text:p>
          </table:table-cell>
          <table:table-cell office:value-type="float" office:value="3977.56" table:style-name="ce2">
            <text:p>3.977,56</text:p>
          </table:table-cell>
          <table:table-cell office:value-type="float" office:value="454348.48" table:style-name="ce2">
            <text:p>454.348,48</text:p>
          </table:table-cell>
          <table:table-cell office:value-type="float" office:value="68" table:style-name="ce1">
            <text:p>68</text:p>
          </table:table-cell>
          <table:table-cell office:value-type="float" office:value="152.69" table:style-name="ce1">
            <text:p>152,69</text:p>
          </table:table-cell>
          <table:table-cell office:value-type="float" office:value="17718.27" table:style-name="ce2">
            <text:p>17.718,27</text:p>
          </table:table-cell>
          <table:table-cell office:value-type="float" office:value="127" table:style-name="ce1">
            <text:p>127</text:p>
          </table:table-cell>
          <table:table-cell office:value-type="float" office:value="293.38" table:style-name="ce1">
            <text:p>293,38</text:p>
          </table:table-cell>
          <table:table-cell office:value-type="float" office:value="33328.160000000003" table:style-name="ce2">
            <text:p>33.328,16</text:p>
          </table:table-cell>
          <table:table-cell office:value-type="float" office:value="350" table:style-name="ce1">
            <text:p>350</text:p>
          </table:table-cell>
          <table:table-cell office:value-type="float" office:value="942.5" table:style-name="ce1">
            <text:p>942,5</text:p>
          </table:table-cell>
          <table:table-cell office:value-type="float" office:value="105417.03" table:style-name="ce2">
            <text:p>105.417,03</text:p>
          </table:table-cell>
          <table:table-cell office:value-type="float" office:value="49" table:style-name="ce1">
            <text:p>49</text:p>
          </table:table-cell>
          <table:table-cell office:value-type="float" office:value="136.34" table:style-name="ce1">
            <text:p>136,34</text:p>
          </table:table-cell>
          <table:table-cell office:value-type="float" office:value="14937.79" table:style-name="ce2">
            <text:p>14.937,79</text:p>
          </table:table-cell>
          <table:table-cell office:value-type="float" office:value="35" table:style-name="ce1">
            <text:p>35</text:p>
          </table:table-cell>
          <table:table-cell office:value-type="float" office:value="84.93" table:style-name="ce1">
            <text:p>84,93</text:p>
          </table:table-cell>
          <table:table-cell office:value-type="float" office:value="9382.9" table:style-name="ce2">
            <text:p>9.382,90</text:p>
          </table:table-cell>
          <table:table-cell office:value-type="float" office:value="84" table:style-name="ce1">
            <text:p>84</text:p>
          </table:table-cell>
          <table:table-cell office:value-type="float" office:value="109.5" table:style-name="ce1">
            <text:p>109,5</text:p>
          </table:table-cell>
          <table:table-cell office:value-type="float" office:value="12801.6" table:style-name="ce2">
            <text:p>12.801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32.69" table:style-name="ce1">
            <text:p>432,69</text:p>
          </table:table-cell>
          <table:table-cell office:value-type="float" office:value="43566.39" table:style-name="ce2">
            <text:p>43.566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9" table:style-name="ce1">
            <text:p>4,59</text:p>
          </table:table-cell>
          <table:table-cell office:value-type="float" office:value="737.7" table:style-name="ce1">
            <text:p>737,7</text:p>
          </table:table-cell>
          <table:table-cell office:value-type="float" office:value="23" table:style-name="ce1">
            <text:p>23</text:p>
          </table:table-cell>
          <table:table-cell office:value-type="float" office:value="163.66999999999999" table:style-name="ce1">
            <text:p>163,67</text:p>
          </table:table-cell>
          <table:table-cell office:value-type="float" office:value="16997.47" table:style-name="ce2">
            <text:p>16.997,47</text:p>
          </table:table-cell>
          <table:table-cell office:value-type="float" office:value="2" table:style-name="ce1">
            <text:p>2</text:p>
          </table:table-cell>
          <table:table-cell office:value-type="float" office:value="5.44" table:style-name="ce1">
            <text:p>5,44</text:p>
          </table:table-cell>
          <table:table-cell office:value-type="float" office:value="547.29" table:style-name="ce1">
            <text:p>547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8" table:style-name="ce1">
            <text:p>568</text:p>
          </table:table-cell>
          <table:table-cell office:value-type="float" office:value="2382.17" table:style-name="ce2">
            <text:p>2.382,17</text:p>
          </table:table-cell>
          <table:table-cell office:value-type="float" office:value="250567.66" table:style-name="ce2">
            <text:p>250.567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3" table:style-name="ce1">
            <text:p>313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218.81" table:style-name="ce2">
            <text:p>1.218,81</text:p>
          </table:table-cell>
          <table:table-cell office:value-type="float" office:value="541" table:style-name="ce1">
            <text:p>541</text:p>
          </table:table-cell>
          <table:table-cell office:value-type="float" office:value="77.430000000000007" table:style-name="ce1">
            <text:p>77,43</text:p>
          </table:table-cell>
          <table:table-cell office:value-type="float" office:value="4185.0200000000004" table:style-name="ce2">
            <text:p>4.185,02</text:p>
          </table:table-cell>
          <table:table-cell office:value-type="float" office:value="429" table:style-name="ce1">
            <text:p>429</text:p>
          </table:table-cell>
          <table:table-cell office:value-type="float" office:value="81" table:style-name="ce1">
            <text:p>81</text:p>
          </table:table-cell>
          <table:table-cell office:value-type="float" office:value="4264.9399999999996" table:style-name="ce2">
            <text:p>4.264,94</text:p>
          </table:table-cell>
          <table:table-cell office:value-type="float" office:value="385" table:style-name="ce1">
            <text:p>385</text:p>
          </table:table-cell>
          <table:table-cell office:value-type="float" office:value="155.66999999999999" table:style-name="ce1">
            <text:p>155,67</text:p>
          </table:table-cell>
          <table:table-cell office:value-type="float" office:value="14100.56" table:style-name="ce2">
            <text:p>14.100,56</text:p>
          </table:table-cell>
          <table:table-cell office:value-type="float" office:value="916" table:style-name="ce1">
            <text:p>916</text:p>
          </table:table-cell>
          <table:table-cell office:value-type="float" office:value="183.28" table:style-name="ce1">
            <text:p>183,28</text:p>
          </table:table-cell>
          <table:table-cell office:value-type="float" office:value="9690.01" table:style-name="ce2">
            <text:p>9.690,01</text:p>
          </table:table-cell>
          <table:table-cell office:value-type="float" office:value="425" table:style-name="ce1">
            <text:p>425</text:p>
          </table:table-cell>
          <table:table-cell office:value-type="float" office:value="67.010000000000005" table:style-name="ce1">
            <text:p>67,01</text:p>
          </table:table-cell>
          <table:table-cell office:value-type="float" office:value="3544.74" table:style-name="ce2">
            <text:p>3.544,74</text:p>
          </table:table-cell>
          <table:table-cell office:value-type="float" office:value="384" table:style-name="ce1">
            <text:p>384</text:p>
          </table:table-cell>
          <table:table-cell office:value-type="float" office:value="86.77" table:style-name="ce1">
            <text:p>86,77</text:p>
          </table:table-cell>
          <table:table-cell office:value-type="float" office:value="4562.8500000000004" table:style-name="ce2">
            <text:p>4.562,85</text:p>
          </table:table-cell>
          <table:table-cell office:value-type="float" office:value="414" table:style-name="ce1">
            <text:p>414</text:p>
          </table:table-cell>
          <table:table-cell office:value-type="float" office:value="64.22" table:style-name="ce1">
            <text:p>64,22</text:p>
          </table:table-cell>
          <table:table-cell office:value-type="float" office:value="3242.88" table:style-name="ce2">
            <text:p>3.242,88</text:p>
          </table:table-cell>
          <table:table-cell office:value-type="float" office:value="265" table:style-name="ce1">
            <text:p>265</text:p>
          </table:table-cell>
          <table:table-cell office:value-type="float" office:value="46.39" table:style-name="ce1">
            <text:p>46,39</text:p>
          </table:table-cell>
          <table:table-cell office:value-type="float" office:value="2355.2199999999998" table:style-name="ce2">
            <text:p>2.355,22</text:p>
          </table:table-cell>
          <table:table-cell office:value-type="float" office:value="727" table:style-name="ce1">
            <text:p>727</text:p>
          </table:table-cell>
          <table:table-cell office:value-type="float" office:value="127.52" table:style-name="ce1">
            <text:p>127,52</text:p>
          </table:table-cell>
          <table:table-cell office:value-type="float" office:value="6896" table:style-name="ce2">
            <text:p>6.896,00</text:p>
          </table:table-cell>
          <table:table-cell office:value-type="float" office:value="408" table:style-name="ce1">
            <text:p>408</text:p>
          </table:table-cell>
          <table:table-cell office:value-type="float" office:value="46.36" table:style-name="ce1">
            <text:p>46,36</text:p>
          </table:table-cell>
          <table:table-cell office:value-type="float" office:value="2529.1799999999998" table:style-name="ce2">
            <text:p>2.529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4.19" table:style-name="ce1">
            <text:p>54,19</text:p>
          </table:table-cell>
          <table:table-cell office:value-type="float" office:value="5921.64" table:style-name="ce2">
            <text:p>5.921,64</text:p>
          </table:table-cell>
          <table:table-cell office:value-type="float" office:value="13" table:style-name="ce1">
            <text:p>13</text:p>
          </table:table-cell>
          <table:table-cell office:value-type="float" office:value="6.37" table:style-name="ce1">
            <text:p>6,37</text:p>
          </table:table-cell>
          <table:table-cell office:value-type="float" office:value="684.5" table:style-name="ce1">
            <text:p>684,5</text:p>
          </table:table-cell>
          <table:table-cell office:value-type="float" office:value="3" table:style-name="ce1">
            <text:p>3</text:p>
          </table:table-cell>
          <table:table-cell office:value-type="float" office:value="3.26" table:style-name="ce1">
            <text:p>3,26</text:p>
          </table:table-cell>
          <table:table-cell office:value-type="float" office:value="310.05" table:style-name="ce1">
            <text:p>310,05</text:p>
          </table:table-cell>
          <table:table-cell office:value-type="float" office:value="2" table:style-name="ce1">
            <text:p>2</text:p>
          </table:table-cell>
          <table:table-cell office:value-type="float" office:value="3.91" table:style-name="ce1">
            <text:p>3,91</text:p>
          </table:table-cell>
          <table:table-cell office:value-type="float" office:value="332.11" table:style-name="ce1">
            <text:p>332,11</text:p>
          </table:table-cell>
          <table:table-cell office:value-type="float" office:value="15" table:style-name="ce1">
            <text:p>15</text:p>
          </table:table-cell>
          <table:table-cell office:value-type="float" office:value="15.28" table:style-name="ce1">
            <text:p>15,28</text:p>
          </table:table-cell>
          <table:table-cell office:value-type="float" office:value="1821.21" table:style-name="ce2">
            <text:p>1.821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2.9" table:style-name="ce1">
            <text:p>22,9</text:p>
          </table:table-cell>
          <table:table-cell office:value-type="float" office:value="2578.5700000000002" table:style-name="ce2">
            <text:p>2.578,57</text:p>
          </table:table-cell>
          <table:table-cell office:value-type="float" office:value="6" table:style-name="ce1">
            <text:p>6</text:p>
          </table:table-cell>
          <table:table-cell office:value-type="float" office:value="0.48" table:style-name="ce1">
            <text:p>0,48</text:p>
          </table:table-cell>
          <table:table-cell office:value-type="float" office:value="198.2" table:style-name="ce1">
            <text:p>198,2</text:p>
          </table:table-cell>
          <table:table-cell office:value-type="float" office:value="1" table:style-name="ce1">
            <text:p>1</text:p>
          </table:table-cell>
          <table:table-cell office:value-type="float" office:value="2.13" table:style-name="ce1">
            <text:p>2,13</text:p>
          </table:table-cell>
          <table:table-cell office:value-type="float" office:value="238.87" table:style-name="ce1">
            <text:p>238,87</text:p>
          </table:table-cell>
          <table:table-cell office:value-type="float" office:value="2" table:style-name="ce1">
            <text:p>2</text:p>
          </table:table-cell>
          <table:table-cell office:value-type="float" office:value="9.24" table:style-name="ce1">
            <text:p>9,24</text:p>
          </table:table-cell>
          <table:table-cell office:value-type="float" office:value="952.54" table:style-name="ce1">
            <text:p>952,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9" table:style-name="ce1">
            <text:p>1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8" table:style-name="ce1">
            <text:p>98</text:p>
          </table:table-cell>
          <table:table-cell office:value-type="float" office:value="16.12" table:style-name="ce1">
            <text:p>16,12</text:p>
          </table:table-cell>
          <table:table-cell office:value-type="float" office:value="1358.52" table:style-name="ce2">
            <text:p>1.358,52</text:p>
          </table:table-cell>
          <table:table-cell office:value-type="float" office:value="944" table:style-name="ce1">
            <text:p>944</text:p>
          </table:table-cell>
          <table:table-cell office:value-type="float" office:value="322.86" table:style-name="ce1">
            <text:p>322,86</text:p>
          </table:table-cell>
          <table:table-cell office:value-type="float" office:value="27385.96" table:style-name="ce2">
            <text:p>27.385,96</text:p>
          </table:table-cell>
          <table:table-cell office:value-type="float" office:value="252" table:style-name="ce1">
            <text:p>252</text:p>
          </table:table-cell>
          <table:table-cell office:value-type="float" office:value="64.03" table:style-name="ce1">
            <text:p>64,03</text:p>
          </table:table-cell>
          <table:table-cell office:value-type="float" office:value="5346.92" table:style-name="ce2">
            <text:p>5.346,92</text:p>
          </table:table-cell>
          <table:table-cell office:value-type="float" office:value="923" table:style-name="ce1">
            <text:p>923</text:p>
          </table:table-cell>
          <table:table-cell office:value-type="float" office:value="465.75" table:style-name="ce1">
            <text:p>465,75</text:p>
          </table:table-cell>
          <table:table-cell office:value-type="float" office:value="42390.47" table:style-name="ce2">
            <text:p>42.390,47</text:p>
          </table:table-cell>
          <table:table-cell office:value-type="float" office:value="194" table:style-name="ce1">
            <text:p>194</text:p>
          </table:table-cell>
          <table:table-cell office:value-type="float" office:value="81.150000000000006" table:style-name="ce1">
            <text:p>81,15</text:p>
          </table:table-cell>
          <table:table-cell office:value-type="float" office:value="6848.75" table:style-name="ce2">
            <text:p>6.848,75</text:p>
          </table:table-cell>
          <table:table-cell office:value-type="float" office:value="199" table:style-name="ce1">
            <text:p>199</text:p>
          </table:table-cell>
          <table:table-cell office:value-type="float" office:value="45.99" table:style-name="ce1">
            <text:p>45,99</text:p>
          </table:table-cell>
          <table:table-cell office:value-type="float" office:value="3835.42" table:style-name="ce2">
            <text:p>3.835,42</text:p>
          </table:table-cell>
          <table:table-cell office:value-type="float" office:value="317" table:style-name="ce1">
            <text:p>317</text:p>
          </table:table-cell>
          <table:table-cell office:value-type="float" office:value="157.05000000000001" table:style-name="ce1">
            <text:p>157,05</text:p>
          </table:table-cell>
          <table:table-cell office:value-type="float" office:value="13428.74" table:style-name="ce2">
            <text:p>13.428,74</text:p>
          </table:table-cell>
          <table:table-cell office:value-type="float" office:value="24" table:style-name="ce1">
            <text:p>24</text:p>
          </table:table-cell>
          <table:table-cell office:value-type="float" office:value="7.52" table:style-name="ce1">
            <text:p>7,52</text:p>
          </table:table-cell>
          <table:table-cell office:value-type="float" office:value="629.57000000000005" table:style-name="ce1">
            <text:p>629,57</text:p>
          </table:table-cell>
          <table:table-cell office:value-type="float" office:value="89" table:style-name="ce1">
            <text:p>89</text:p>
          </table:table-cell>
          <table:table-cell office:value-type="float" office:value="33.92" table:style-name="ce1">
            <text:p>33,92</text:p>
          </table:table-cell>
          <table:table-cell office:value-type="float" office:value="2836.51" table:style-name="ce2">
            <text:p>2.836,51</text:p>
          </table:table-cell>
          <table:table-cell office:value-type="float" office:value="91" table:style-name="ce1">
            <text:p>91</text:p>
          </table:table-cell>
          <table:table-cell office:value-type="float" office:value="27.58" table:style-name="ce1">
            <text:p>27,58</text:p>
          </table:table-cell>
          <table:table-cell office:value-type="float" office:value="2319.02" table:style-name="ce2">
            <text:p>2.319,02</text:p>
          </table:table-cell>
          <table:table-cell office:value-type="float" office:value="241" table:style-name="ce1">
            <text:p>241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6292.6" table:style-name="ce2">
            <text:p>6.292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2.11" table:style-name="ce1">
            <text:p>2,11</text:p>
          </table:table-cell>
          <table:table-cell office:value-type="float" office:value="352.32" table:style-name="ce1">
            <text:p>352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85" table:style-name="ce1">
            <text:p>3,85</text:p>
          </table:table-cell>
          <table:table-cell office:value-type="float" office:value="569.41" table:style-name="ce1">
            <text:p>569,41</text:p>
          </table:table-cell>
          <table:table-cell office:value-type="float" office:value="523" table:style-name="ce1">
            <text:p>523</text:p>
          </table:table-cell>
          <table:table-cell office:value-type="float" office:value="1196" table:style-name="ce2">
            <text:p>1.196,00</text:p>
          </table:table-cell>
          <table:table-cell office:value-type="float" office:value="138959.48000000001" table:style-name="ce2">
            <text:p>138.959,48</text:p>
          </table:table-cell>
          <table:table-cell office:value-type="float" office:value="19" table:style-name="ce1">
            <text:p>19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4209.43" table:style-name="ce2">
            <text:p>4.209,43</text:p>
          </table:table-cell>
          <table:table-cell office:value-type="float" office:value="4" table:style-name="ce1">
            <text:p>4</text:p>
          </table:table-cell>
          <table:table-cell office:value-type="float" office:value="0.76" table:style-name="ce1">
            <text:p>0,76</text:p>
          </table:table-cell>
          <table:table-cell office:value-type="float" office:value="257.75" table:style-name="ce1">
            <text:p>257,75</text:p>
          </table:table-cell>
          <table:table-cell office:value-type="float" office:value="57" table:style-name="ce1">
            <text:p>57</text:p>
          </table:table-cell>
          <table:table-cell office:value-type="float" office:value="72.48" table:style-name="ce1">
            <text:p>72,48</text:p>
          </table:table-cell>
          <table:table-cell office:value-type="float" office:value="9750.69" table:style-name="ce2">
            <text:p>9.750,69</text:p>
          </table:table-cell>
          <table:table-cell office:value-type="float" office:value="51" table:style-name="ce1">
            <text:p>51</text:p>
          </table:table-cell>
          <table:table-cell office:value-type="float" office:value="23.58" table:style-name="ce1">
            <text:p>23,58</text:p>
          </table:table-cell>
          <table:table-cell office:value-type="float" office:value="3130.13" table:style-name="ce2">
            <text:p>3.130,13</text:p>
          </table:table-cell>
          <table:table-cell office:value-type="float" office:value="1" table:style-name="ce1">
            <text:p>1</text:p>
          </table:table-cell>
          <table:table-cell office:value-type="float" office:value="0.24" table:style-name="ce1">
            <text:p>0,24</text:p>
          </table:table-cell>
          <table:table-cell office:value-type="float" office:value="66.239999999999995" table:style-name="ce1">
            <text:p>66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68" table:style-name="ce1">
            <text:p>7,68</text:p>
          </table:table-cell>
          <table:table-cell office:value-type="float" office:value="882.55" table:style-name="ce1">
            <text:p>882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83.04999999999995" table:style-name="ce1">
            <text:p>583,05</text:p>
          </table:table-cell>
          <table:table-cell office:value-type="float" office:value="1" table:style-name="ce1">
            <text:p>1</text:p>
          </table:table-cell>
          <table:table-cell office:value-type="float" office:value="28.48" table:style-name="ce1">
            <text:p>28,48</text:p>
          </table:table-cell>
          <table:table-cell office:value-type="float" office:value="2117.19" table:style-name="ce2">
            <text:p>2.117,19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193.05" table:style-name="ce2">
            <text:p>4.193,05</text:p>
          </table:table-cell>
          <table:table-cell office:value-type="float" office:value="25" table:style-name="ce1">
            <text:p>25</text:p>
          </table:table-cell>
          <table:table-cell office:value-type="float" office:value="333.51" table:style-name="ce1">
            <text:p>333,51</text:p>
          </table:table-cell>
          <table:table-cell office:value-type="float" office:value="28711.87" table:style-name="ce2">
            <text:p>28.711,87</text:p>
          </table:table-cell>
          <table:table-cell office:value-type="float" office:value="1" table:style-name="ce1">
            <text:p>1</text:p>
          </table:table-cell>
          <table:table-cell office:value-type="float" office:value="7.65" table:style-name="ce1">
            <text:p>7,65</text:p>
          </table:table-cell>
          <table:table-cell office:value-type="float" office:value="656.5" table:style-name="ce1">
            <text:p>656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899.3" table:style-name="ce1">
            <text:p>899,3</text:p>
          </table:table-cell>
          <table:table-cell office:value-type="float" office:value="81530.25" table:style-name="ce2">
            <text:p>81.530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315" table:style-name="ce3">
            <text:p>60.315</text:p>
          </table:table-cell>
          <table:table-cell office:value-type="float" office:value="3709.05" table:style-name="ce2">
            <text:p>3.709,05</text:p>
          </table:table-cell>
          <table:table-cell office:value-type="float" office:value="435931.56" table:style-name="ce2">
            <text:p>435.931,56</text:p>
          </table:table-cell>
          <table:table-cell office:value-type="float" office:value="218142" table:style-name="ce3">
            <text:p>218.142</text:p>
          </table:table-cell>
          <table:table-cell office:value-type="float" office:value="25830.27" table:style-name="ce2">
            <text:p>25.830,27</text:p>
          </table:table-cell>
          <table:table-cell office:value-type="float" office:value="2810723.51" table:style-name="ce2">
            <text:p>2.810.723,51</text:p>
          </table:table-cell>
          <table:table-cell office:value-type="float" office:value="96873" table:style-name="ce3">
            <text:p>96.873</text:p>
          </table:table-cell>
          <table:table-cell office:value-type="float" office:value="12508.52" table:style-name="ce2">
            <text:p>12.508,52</text:p>
          </table:table-cell>
          <table:table-cell office:value-type="float" office:value="1354955.16" table:style-name="ce2">
            <text:p>1.354.955,16</text:p>
          </table:table-cell>
          <table:table-cell office:value-type="float" office:value="515257" table:style-name="ce3">
            <text:p>515.257</text:p>
          </table:table-cell>
          <table:table-cell office:value-type="float" office:value="98602.01" table:style-name="ce2">
            <text:p>98.602,01</text:p>
          </table:table-cell>
          <table:table-cell office:value-type="float" office:value="10057364.5" table:style-name="ce2">
            <text:p>10.057.364,50</text:p>
          </table:table-cell>
          <table:table-cell office:value-type="float" office:value="276761" table:style-name="ce3">
            <text:p>276.761</text:p>
          </table:table-cell>
          <table:table-cell office:value-type="float" office:value="51128.43" table:style-name="ce2">
            <text:p>51.128,43</text:p>
          </table:table-cell>
          <table:table-cell office:value-type="float" office:value="5756896.6399999997" table:style-name="ce2">
            <text:p>5.756.896,64</text:p>
          </table:table-cell>
          <table:table-cell office:value-type="float" office:value="113763" table:style-name="ce3">
            <text:p>113.763</text:p>
          </table:table-cell>
          <table:table-cell office:value-type="float" office:value="13485.92" table:style-name="ce2">
            <text:p>13.485,92</text:p>
          </table:table-cell>
          <table:table-cell office:value-type="float" office:value="1445396.92" table:style-name="ce2">
            <text:p>1.445.396,92</text:p>
          </table:table-cell>
          <table:table-cell office:value-type="float" office:value="268767" table:style-name="ce3">
            <text:p>268.767</text:p>
          </table:table-cell>
          <table:table-cell office:value-type="float" office:value="38710.699999999997" table:style-name="ce2">
            <text:p>38.710,70</text:p>
          </table:table-cell>
          <table:table-cell office:value-type="float" office:value="4167519.91" table:style-name="ce2">
            <text:p>4.167.519,91</text:p>
          </table:table-cell>
          <table:table-cell office:value-type="float" office:value="120263" table:style-name="ce3">
            <text:p>120.263</text:p>
          </table:table-cell>
          <table:table-cell office:value-type="float" office:value="14924.14" table:style-name="ce2">
            <text:p>14.924,14</text:p>
          </table:table-cell>
          <table:table-cell office:value-type="float" office:value="1601424.02" table:style-name="ce2">
            <text:p>1.601.424,02</text:p>
          </table:table-cell>
          <table:table-cell office:value-type="float" office:value="87128" table:style-name="ce3">
            <text:p>87.128</text:p>
          </table:table-cell>
          <table:table-cell office:value-type="float" office:value="11054.39" table:style-name="ce2">
            <text:p>11.054,39</text:p>
          </table:table-cell>
          <table:table-cell office:value-type="float" office:value="1191286.28" table:style-name="ce2">
            <text:p>1.191.286,28</text:p>
          </table:table-cell>
          <table:table-cell office:value-type="float" office:value="195268" table:style-name="ce3">
            <text:p>195.268</text:p>
          </table:table-cell>
          <table:table-cell office:value-type="float" office:value="22346.080000000002" table:style-name="ce2">
            <text:p>22.346,08</text:p>
          </table:table-cell>
          <table:table-cell office:value-type="float" office:value="2458920.52" table:style-name="ce2">
            <text:p>2.458.920,52</text:p>
          </table:table-cell>
          <table:table-cell office:value-type="float" office:value="81065" table:style-name="ce3">
            <text:p>81.065</text:p>
          </table:table-cell>
          <table:table-cell office:value-type="float" office:value="9650.73" table:style-name="ce2">
            <text:p>9.650,73</text:p>
          </table:table-cell>
          <table:table-cell office:value-type="float" office:value="1051746.4099999999" table:style-name="ce2">
            <text:p>1.051.746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91" table:style-name="ce3">
            <text:p>5.891</text:p>
          </table:table-cell>
          <table:table-cell office:value-type="float" office:value="991.22" table:style-name="ce1">
            <text:p>991,22</text:p>
          </table:table-cell>
          <table:table-cell office:value-type="float" office:value="135677.76999999999" table:style-name="ce2">
            <text:p>135.677,77</text:p>
          </table:table-cell>
          <table:table-cell office:value-type="float" office:value="1" table:style-name="ce1">
            <text:p>1</text:p>
          </table:table-cell>
          <table:table-cell office:value-type="float" office:value="0.17" table:style-name="ce1">
            <text:p>0,17</text:p>
          </table:table-cell>
          <table:table-cell office:value-type="float" office:value="23.64" table:style-name="ce1">
            <text:p>23,64</text:p>
          </table:table-cell>
          <table:table-cell office:value-type="float" office:value="15" table:style-name="ce1">
            <text:p>15</text:p>
          </table:table-cell>
          <table:table-cell office:value-type="float" office:value="3.25" table:style-name="ce1">
            <text:p>3,25</text:p>
          </table:table-cell>
          <table:table-cell office:value-type="float" office:value="439.16" table:style-name="ce1">
            <text:p>439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1" table:style-name="ce1">
            <text:p>311</text:p>
          </table:table-cell>
          <table:table-cell office:value-type="float" office:value="21.26" table:style-name="ce1">
            <text:p>21,26</text:p>
          </table:table-cell>
          <table:table-cell office:value-type="float" office:value="3164.81" table:style-name="ce2">
            <text:p>3.164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64" table:style-name="ce3">
            <text:p>13.264</text:p>
          </table:table-cell>
          <table:table-cell office:value-type="float" office:value="1251.3900000000001" table:style-name="ce2">
            <text:p>1.251,39</text:p>
          </table:table-cell>
          <table:table-cell office:value-type="float" office:value="178029.81" table:style-name="ce2">
            <text:p>178.029,81</text:p>
          </table:table-cell>
          <table:table-cell office:value-type="float" office:value="3154" table:style-name="ce3">
            <text:p>3.154</text:p>
          </table:table-cell>
          <table:table-cell office:value-type="float" office:value="414.22" table:style-name="ce1">
            <text:p>414,22</text:p>
          </table:table-cell>
          <table:table-cell office:value-type="float" office:value="44154.68" table:style-name="ce2">
            <text:p>44.154,68</text:p>
          </table:table-cell>
          <table:table-cell office:value-type="float" office:value="17" table:style-name="ce1">
            <text:p>17</text:p>
          </table:table-cell>
          <table:table-cell office:value-type="float" office:value="23.41" table:style-name="ce1">
            <text:p>23,41</text:p>
          </table:table-cell>
          <table:table-cell office:value-type="float" office:value="3384.71" table:style-name="ce2">
            <text:p>3.384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12" table:style-name="ce3">
            <text:p>3.412</text:p>
          </table:table-cell>
          <table:table-cell office:value-type="float" office:value="393.97" table:style-name="ce1">
            <text:p>393,97</text:p>
          </table:table-cell>
          <table:table-cell office:value-type="float" office:value="33421.1" table:style-name="ce2">
            <text:p>33.421,10</text:p>
          </table:table-cell>
          <table:table-cell office:value-type="float" office:value="29166" table:style-name="ce3">
            <text:p>29.166</text:p>
          </table:table-cell>
          <table:table-cell office:value-type="float" office:value="4425.62" table:style-name="ce2">
            <text:p>4.425,62</text:p>
          </table:table-cell>
          <table:table-cell office:value-type="float" office:value="379620.99" table:style-name="ce2">
            <text:p>379.620,99</text:p>
          </table:table-cell>
          <table:table-cell office:value-type="float" office:value="17991" table:style-name="ce3">
            <text:p>17.991</text:p>
          </table:table-cell>
          <table:table-cell office:value-type="float" office:value="2882.51" table:style-name="ce2">
            <text:p>2.882,51</text:p>
          </table:table-cell>
          <table:table-cell office:value-type="float" office:value="247420.3" table:style-name="ce2">
            <text:p>247.420,30</text:p>
          </table:table-cell>
          <table:table-cell office:value-type="float" office:value="109880" table:style-name="ce3">
            <text:p>109.880</text:p>
          </table:table-cell>
          <table:table-cell office:value-type="float" office:value="21317.3" table:style-name="ce2">
            <text:p>21.317,30</text:p>
          </table:table-cell>
          <table:table-cell office:value-type="float" office:value="2102413.9700000002" table:style-name="ce2">
            <text:p>2.102.413,97</text:p>
          </table:table-cell>
          <table:table-cell office:value-type="float" office:value="54585" table:style-name="ce3">
            <text:p>54.585</text:p>
          </table:table-cell>
          <table:table-cell office:value-type="float" office:value="9820.5300000000007" table:style-name="ce2">
            <text:p>9.820,53</text:p>
          </table:table-cell>
          <table:table-cell office:value-type="float" office:value="828482.98" table:style-name="ce2">
            <text:p>828.482,98</text:p>
          </table:table-cell>
          <table:table-cell office:value-type="float" office:value="19710" table:style-name="ce3">
            <text:p>19.710</text:p>
          </table:table-cell>
          <table:table-cell office:value-type="float" office:value="2882.79" table:style-name="ce2">
            <text:p>2.882,79</text:p>
          </table:table-cell>
          <table:table-cell office:value-type="float" office:value="235104.24" table:style-name="ce2">
            <text:p>235.104,24</text:p>
          </table:table-cell>
          <table:table-cell office:value-type="float" office:value="39318" table:style-name="ce3">
            <text:p>39.318</text:p>
          </table:table-cell>
          <table:table-cell office:value-type="float" office:value="7151.68" table:style-name="ce2">
            <text:p>7.151,68</text:p>
          </table:table-cell>
          <table:table-cell office:value-type="float" office:value="614560.71" table:style-name="ce2">
            <text:p>614.560,71</text:p>
          </table:table-cell>
          <table:table-cell office:value-type="float" office:value="22318" table:style-name="ce3">
            <text:p>22.318</text:p>
          </table:table-cell>
          <table:table-cell office:value-type="float" office:value="3537.22" table:style-name="ce2">
            <text:p>3.537,22</text:p>
          </table:table-cell>
          <table:table-cell office:value-type="float" office:value="295115.78999999998" table:style-name="ce2">
            <text:p>295.115,79</text:p>
          </table:table-cell>
          <table:table-cell office:value-type="float" office:value="21442" table:style-name="ce3">
            <text:p>21.442</text:p>
          </table:table-cell>
          <table:table-cell office:value-type="float" office:value="3452.96" table:style-name="ce2">
            <text:p>3.452,96</text:p>
          </table:table-cell>
          <table:table-cell office:value-type="float" office:value="283668.84000000003" table:style-name="ce2">
            <text:p>283.668,84</text:p>
          </table:table-cell>
          <table:table-cell office:value-type="float" office:value="32053" table:style-name="ce3">
            <text:p>32.053</text:p>
          </table:table-cell>
          <table:table-cell office:value-type="float" office:value="4726.99" table:style-name="ce2">
            <text:p>4.726,99</text:p>
          </table:table-cell>
          <table:table-cell office:value-type="float" office:value="408220.7" table:style-name="ce2">
            <text:p>408.220,70</text:p>
          </table:table-cell>
          <table:table-cell office:value-type="float" office:value="10081" table:style-name="ce3">
            <text:p>10.081</text:p>
          </table:table-cell>
          <table:table-cell office:value-type="float" office:value="1738.81" table:style-name="ce2">
            <text:p>1.738,81</text:p>
          </table:table-cell>
          <table:table-cell office:value-type="float" office:value="149394.46" table:style-name="ce2">
            <text:p>149.394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80.36" table:style-name="ce1">
            <text:p>180,36</text:p>
          </table:table-cell>
          <table:table-cell office:value-type="float" office:value="14467.12" table:style-name="ce2">
            <text:p>14.467,12</text:p>
          </table:table-cell>
          <table:table-cell office:value-type="float" office:value="5" table:style-name="ce1">
            <text:p>5</text:p>
          </table:table-cell>
          <table:table-cell office:value-type="float" office:value="12.76" table:style-name="ce1">
            <text:p>12,76</text:p>
          </table:table-cell>
          <table:table-cell office:value-type="float" office:value="1157.6400000000001" table:style-name="ce2">
            <text:p>1.157,64</text:p>
          </table:table-cell>
          <table:table-cell office:value-type="float" office:value="2" table:style-name="ce1">
            <text:p>2</text:p>
          </table:table-cell>
          <table:table-cell office:value-type="float" office:value="18.02" table:style-name="ce1">
            <text:p>18,02</text:p>
          </table:table-cell>
          <table:table-cell office:value-type="float" office:value="1367.06" table:style-name="ce2">
            <text:p>1.367,06</text:p>
          </table:table-cell>
          <table:table-cell office:value-type="float" office:value="5" table:style-name="ce1">
            <text:p>5</text:p>
          </table:table-cell>
          <table:table-cell office:value-type="float" office:value="10.28" table:style-name="ce1">
            <text:p>10,28</text:p>
          </table:table-cell>
          <table:table-cell office:value-type="float" office:value="882.26" table:style-name="ce1">
            <text:p>882,2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office:value-type="float" office:value="74.67" table:style-name="ce1">
            <text:p>74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17" table:style-name="ce1">
            <text:p>1,17</text:p>
          </table:table-cell>
          <table:table-cell office:value-type="float" office:value="128.54" table:style-name="ce1">
            <text:p>128,5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52" table:style-name="ce1">
            <text:p>3,52</text:p>
          </table:table-cell>
          <table:table-cell office:value-type="float" office:value="260.44" table:style-name="ce1">
            <text:p>260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38" table:style-name="ce1">
            <text:p>3,38</text:p>
          </table:table-cell>
          <table:table-cell office:value-type="float" office:value="288.58999999999997" table:style-name="ce1">
            <text:p>288,59</text:p>
          </table:table-cell>
          <table:table-cell office:value-type="float" office:value="4" table:style-name="ce1">
            <text:p>4</text:p>
          </table:table-cell>
          <table:table-cell office:value-type="float" office:value="7.29" table:style-name="ce1">
            <text:p>7,29</text:p>
          </table:table-cell>
          <table:table-cell office:value-type="float" office:value="570.89" table:style-name="ce1">
            <text:p>570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3" table:style-name="ce1">
            <text:p>0,23</text:p>
          </table:table-cell>
          <table:table-cell office:value-type="float" office:value="51.69" table:style-name="ce1">
            <text:p>51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.39" table:style-name="ce1">
            <text:p>9,39</text:p>
          </table:table-cell>
          <table:table-cell office:value-type="float" office:value="876.79" table:style-name="ce1">
            <text:p>876,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.05" table:style-name="ce1">
            <text:p>7,05</text:p>
          </table:table-cell>
          <table:table-cell office:value-type="float" office:value="362.79" table:style-name="ce1">
            <text:p>362,79</text:p>
          </table:table-cell>
          <table:table-cell office:value-type="float" office:value="38" table:style-name="ce1">
            <text:p>38</text:p>
          </table:table-cell>
          <table:table-cell office:value-type="float" office:value="14.21" table:style-name="ce1">
            <text:p>14,21</text:p>
          </table:table-cell>
          <table:table-cell office:value-type="float" office:value="776.93" table:style-name="ce1">
            <text:p>776,93</text:p>
          </table:table-cell>
          <table:table-cell office:value-type="float" office:value="406" table:style-name="ce1">
            <text:p>406</text:p>
          </table:table-cell>
          <table:table-cell office:value-type="float" office:value="199.8" table:style-name="ce1">
            <text:p>199,8</text:p>
          </table:table-cell>
          <table:table-cell office:value-type="float" office:value="18700.5" table:style-name="ce2">
            <text:p>18.700,50</text:p>
          </table:table-cell>
          <table:table-cell office:value-type="float" office:value="46" table:style-name="ce1">
            <text:p>46</text:p>
          </table:table-cell>
          <table:table-cell office:value-type="float" office:value="22.35" table:style-name="ce1">
            <text:p>22,35</text:p>
          </table:table-cell>
          <table:table-cell office:value-type="float" office:value="1211.75" table:style-name="ce2">
            <text:p>1.211,75</text:p>
          </table:table-cell>
          <table:table-cell office:value-type="float" office:value="30" table:style-name="ce1">
            <text:p>30</text:p>
          </table:table-cell>
          <table:table-cell office:value-type="float" office:value="10.8" table:style-name="ce1">
            <text:p>10,8</text:p>
          </table:table-cell>
          <table:table-cell office:value-type="float" office:value="575.64" table:style-name="ce1">
            <text:p>575,64</text:p>
          </table:table-cell>
          <table:table-cell office:value-type="float" office:value="348" table:style-name="ce1">
            <text:p>348</text:p>
          </table:table-cell>
          <table:table-cell office:value-type="float" office:value="117.7" table:style-name="ce1">
            <text:p>117,7</text:p>
          </table:table-cell>
          <table:table-cell office:value-type="float" office:value="6499.86" table:style-name="ce2">
            <text:p>6.499,86</text:p>
          </table:table-cell>
          <table:table-cell office:value-type="float" office:value="28" table:style-name="ce1">
            <text:p>28</text:p>
          </table:table-cell>
          <table:table-cell office:value-type="float" office:value="8.5" table:style-name="ce1">
            <text:p>8,5</text:p>
          </table:table-cell>
          <table:table-cell office:value-type="float" office:value="425.35" table:style-name="ce1">
            <text:p>425,35</text:p>
          </table:table-cell>
          <table:table-cell office:value-type="float" office:value="15" table:style-name="ce1">
            <text:p>15</text:p>
          </table:table-cell>
          <table:table-cell office:value-type="float" office:value="3.11" table:style-name="ce1">
            <text:p>3,11</text:p>
          </table:table-cell>
          <table:table-cell office:value-type="float" office:value="172.96" table:style-name="ce1">
            <text:p>172,96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3.33" table:style-name="ce1">
            <text:p>3,33</text:p>
          </table:table-cell>
          <table:table-cell office:value-type="float" office:value="50" table:style-name="ce1">
            <text:p>50</text:p>
          </table:table-cell>
          <table:table-cell office:value-type="float" office:value="8.58" table:style-name="ce1">
            <text:p>8,58</text:p>
          </table:table-cell>
          <table:table-cell office:value-type="float" office:value="483.03" table:style-name="ce1">
            <text:p>483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66" table:style-name="ce1">
            <text:p>0,66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57" table:style-name="ce1">
            <text:p>57</text:p>
          </table:table-cell>
          <table:table-cell office:value-type="float" office:value="15.33" table:style-name="ce1">
            <text:p>15,33</text:p>
          </table:table-cell>
          <table:table-cell office:value-type="float" office:value="833.02" table:style-name="ce1">
            <text:p>833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.83" table:style-name="ce1">
            <text:p>6,83</text:p>
          </table:table-cell>
          <table:table-cell office:value-type="float" office:value="369.61" table:style-name="ce1">
            <text:p>369,61</text:p>
          </table:table-cell>
          <table:table-cell office:value-type="float" office:value="98" table:style-name="ce1">
            <text:p>98</text:p>
          </table:table-cell>
          <table:table-cell office:value-type="float" office:value="27.74" table:style-name="ce1">
            <text:p>27,74</text:p>
          </table:table-cell>
          <table:table-cell office:value-type="float" office:value="1601.7" table:style-name="ce2">
            <text:p>1.601,70</text:p>
          </table:table-cell>
          <table:table-cell office:value-type="float" office:value="249" table:style-name="ce1">
            <text:p>249</text:p>
          </table:table-cell>
          <table:table-cell office:value-type="float" office:value="55.69" table:style-name="ce1">
            <text:p>55,69</text:p>
          </table:table-cell>
          <table:table-cell office:value-type="float" office:value="3018.83" table:style-name="ce2">
            <text:p>3.018,83</text:p>
          </table:table-cell>
          <table:table-cell office:value-type="float" office:value="63" table:style-name="ce1">
            <text:p>63</text:p>
          </table:table-cell>
          <table:table-cell office:value-type="float" office:value="31.23" table:style-name="ce1">
            <text:p>31,23</text:p>
          </table:table-cell>
          <table:table-cell office:value-type="float" office:value="1746.86" table:style-name="ce2">
            <text:p>1.746,86</text:p>
          </table:table-cell>
          <table:table-cell office:value-type="float" office:value="18" table:style-name="ce1">
            <text:p>18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562.85" table:style-name="ce1">
            <text:p>562,85</text:p>
          </table:table-cell>
          <table:table-cell office:value-type="float" office:value="25" table:style-name="ce1">
            <text:p>25</text:p>
          </table:table-cell>
          <table:table-cell office:value-type="float" office:value="1.32" table:style-name="ce1">
            <text:p>1,32</text:p>
          </table:table-cell>
          <table:table-cell office:value-type="float" office:value="84.28" table:style-name="ce1">
            <text:p>84,28</text:p>
          </table:table-cell>
          <table:table-cell office:value-type="float" office:value="51" table:style-name="ce1">
            <text:p>51</text:p>
          </table:table-cell>
          <table:table-cell office:value-type="float" office:value="10.18" table:style-name="ce1">
            <text:p>10,18</text:p>
          </table:table-cell>
          <table:table-cell office:value-type="float" office:value="556.51" table:style-name="ce1">
            <text:p>556,5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7.91" table:style-name="ce1">
            <text:p>7,91</text:p>
          </table:table-cell>
          <table:table-cell office:value-type="float" office:value="761.53" table:style-name="ce1">
            <text:p>761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.08" table:style-name="ce1">
            <text:p>6,08</text:p>
          </table:table-cell>
          <table:table-cell office:value-type="float" office:value="603.24" table:style-name="ce1">
            <text:p>603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.18" table:style-name="ce1">
            <text:p>3,18</text:p>
          </table:table-cell>
          <table:table-cell office:value-type="float" office:value="289.22000000000003" table:style-name="ce1">
            <text:p>289,22</text:p>
          </table:table-cell>
          <table:table-cell office:value-type="float" office:value="14" table:style-name="ce1">
            <text:p>14</text:p>
          </table:table-cell>
          <table:table-cell office:value-type="float" office:value="1.76" table:style-name="ce1">
            <text:p>1,76</text:p>
          </table:table-cell>
          <table:table-cell office:value-type="float" office:value="166.31" table:style-name="ce1">
            <text:p>166,31</text:p>
          </table:table-cell>
          <table:table-cell office:value-type="float" office:value="6" table:style-name="ce1">
            <text:p>6</text:p>
          </table:table-cell>
          <table:table-cell office:value-type="float" office:value="2.81" table:style-name="ce1">
            <text:p>2,81</text:p>
          </table:table-cell>
          <table:table-cell office:value-type="float" office:value="257.14999999999998" table:style-name="ce1">
            <text:p>257,15</text:p>
          </table:table-cell>
          <table:table-cell office:value-type="float" office:value="6" table:style-name="ce1">
            <text:p>6</text:p>
          </table:table-cell>
          <table:table-cell office:value-type="float" office:value="1.79" table:style-name="ce1">
            <text:p>1,79</text:p>
          </table:table-cell>
          <table:table-cell office:value-type="float" office:value="164.94" table:style-name="ce1">
            <text:p>164,94</text:p>
          </table:table-cell>
          <table:table-cell office:value-type="float" office:value="17" table:style-name="ce1">
            <text:p>17</text:p>
          </table:table-cell>
          <table:table-cell office:value-type="float" office:value="5.8" table:style-name="ce1">
            <text:p>5,8</text:p>
          </table:table-cell>
          <table:table-cell office:value-type="float" office:value="536.91999999999996" table:style-name="ce1">
            <text:p>536,92</text:p>
          </table:table-cell>
          <table:table-cell office:value-type="float" office:value="11" table:style-name="ce1">
            <text:p>11</text:p>
          </table:table-cell>
          <table:table-cell office:value-type="float" office:value="1.47" table:style-name="ce1">
            <text:p>1,47</text:p>
          </table:table-cell>
          <table:table-cell office:value-type="float" office:value="139.69999999999999" table:style-name="ce1">
            <text:p>139,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48.81" table:style-name="ce1">
            <text:p>48,81</text:p>
          </table:table-cell>
          <table:table-cell office:value-type="float" office:value="2951.17" table:style-name="ce2">
            <text:p>2.951,17</text:p>
          </table:table-cell>
          <table:table-cell office:value-type="float" office:value="51" table:style-name="ce1">
            <text:p>51</text:p>
          </table:table-cell>
          <table:table-cell office:value-type="float" office:value="23.12" table:style-name="ce1">
            <text:p>23,12</text:p>
          </table:table-cell>
          <table:table-cell office:value-type="float" office:value="1880.32" table:style-name="ce2">
            <text:p>1.880,32</text:p>
          </table:table-cell>
          <table:table-cell office:value-type="float" office:value="12" table:style-name="ce1">
            <text:p>12</text:p>
          </table:table-cell>
          <table:table-cell office:value-type="float" office:value="6.99" table:style-name="ce1">
            <text:p>6,99</text:p>
          </table:table-cell>
          <table:table-cell office:value-type="float" office:value="610.29" table:style-name="ce1">
            <text:p>610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39.65" table:style-name="ce1">
            <text:p>39,65</text:p>
          </table:table-cell>
          <table:table-cell office:value-type="float" office:value="3227.64" table:style-name="ce2">
            <text:p>3.227,64</text:p>
          </table:table-cell>
          <table:table-cell office:value-type="float" office:value="267" table:style-name="ce1">
            <text:p>267</text:p>
          </table:table-cell>
          <table:table-cell office:value-type="float" office:value="96.28" table:style-name="ce1">
            <text:p>96,28</text:p>
          </table:table-cell>
          <table:table-cell office:value-type="float" office:value="7929.89" table:style-name="ce2">
            <text:p>7.929,89</text:p>
          </table:table-cell>
          <table:table-cell office:value-type="float" office:value="72" table:style-name="ce1">
            <text:p>72</text:p>
          </table:table-cell>
          <table:table-cell office:value-type="float" office:value="68.52" table:style-name="ce1">
            <text:p>68,52</text:p>
          </table:table-cell>
          <table:table-cell office:value-type="float" office:value="5615.17" table:style-name="ce2">
            <text:p>5.615,17</text:p>
          </table:table-cell>
          <table:table-cell office:value-type="float" office:value="25" table:style-name="ce1">
            <text:p>25</text:p>
          </table:table-cell>
          <table:table-cell office:value-type="float" office:value="15.67" table:style-name="ce1">
            <text:p>15,67</text:p>
          </table:table-cell>
          <table:table-cell office:value-type="float" office:value="1272.01" table:style-name="ce2">
            <text:p>1.272,01</text:p>
          </table:table-cell>
          <table:table-cell office:value-type="float" office:value="99" table:style-name="ce1">
            <text:p>99</text:p>
          </table:table-cell>
          <table:table-cell office:value-type="float" office:value="135.97" table:style-name="ce1">
            <text:p>135,97</text:p>
          </table:table-cell>
          <table:table-cell office:value-type="float" office:value="11110.98" table:style-name="ce2">
            <text:p>11.110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6.12" table:style-name="ce1">
            <text:p>26,12</text:p>
          </table:table-cell>
          <table:table-cell office:value-type="float" office:value="2406.64" table:style-name="ce2">
            <text:p>2.406,64</text:p>
          </table:table-cell>
          <table:table-cell office:value-type="float" office:value="40" table:style-name="ce1">
            <text:p>40</text:p>
          </table:table-cell>
          <table:table-cell office:value-type="float" office:value="32.03" table:style-name="ce1">
            <text:p>32,03</text:p>
          </table:table-cell>
          <table:table-cell office:value-type="float" office:value="2917.45" table:style-name="ce2">
            <text:p>2.917,45</text:p>
          </table:table-cell>
          <table:table-cell office:value-type="float" office:value="641" table:style-name="ce1">
            <text:p>641</text:p>
          </table:table-cell>
          <table:table-cell office:value-type="float" office:value="198.69" table:style-name="ce1">
            <text:p>198,69</text:p>
          </table:table-cell>
          <table:table-cell office:value-type="float" office:value="18347.96" table:style-name="ce2">
            <text:p>18.347,96</text:p>
          </table:table-cell>
          <table:table-cell office:value-type="float" office:value="524" table:style-name="ce1">
            <text:p>524</text:p>
          </table:table-cell>
          <table:table-cell office:value-type="float" office:value="307.37" table:style-name="ce1">
            <text:p>307,37</text:p>
          </table:table-cell>
          <table:table-cell office:value-type="float" office:value="28328.41" table:style-name="ce2">
            <text:p>28.328,41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.15" table:style-name="ce1">
            <text:p>7,15</text:p>
          </table:table-cell>
          <table:table-cell office:value-type="float" office:value="71" table:style-name="ce1">
            <text:p>71</text:p>
          </table:table-cell>
          <table:table-cell office:value-type="float" office:value="37.61" table:style-name="ce1">
            <text:p>37,61</text:p>
          </table:table-cell>
          <table:table-cell office:value-type="float" office:value="3435.73" table:style-name="ce2">
            <text:p>3.435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style-name="ce1">
            <text:p>320</text:p>
          </table:table-cell>
          <table:table-cell office:value-type="float" office:value="594.39" table:style-name="ce1">
            <text:p>594,39</text:p>
          </table:table-cell>
          <table:table-cell office:value-type="float" office:value="54927.97" table:style-name="ce2">
            <text:p>54.927,97</text:p>
          </table:table-cell>
          <table:table-cell office:value-type="float" office:value="343" table:style-name="ce1">
            <text:p>343</text:p>
          </table:table-cell>
          <table:table-cell office:value-type="float" office:value="24.05" table:style-name="ce1">
            <text:p>24,05</text:p>
          </table:table-cell>
          <table:table-cell office:value-type="float" office:value="2278.73" table:style-name="ce2">
            <text:p>2.278,73</text:p>
          </table:table-cell>
          <table:table-cell office:value-type="float" office:value="40" table:style-name="ce1">
            <text:p>40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229.17" table:style-name="ce1">
            <text:p>229,1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.98" table:style-name="ce1">
            <text:p>11,98</text:p>
          </table:table-cell>
          <table:table-cell office:value-type="float" office:value="1025.55" table:style-name="ce2">
            <text:p>1.025,55</text:p>
          </table:table-cell>
          <table:table-cell office:value-type="float" office:value="242" table:style-name="ce1">
            <text:p>242</text:p>
          </table:table-cell>
          <table:table-cell office:value-type="float" office:value="481.81" table:style-name="ce1">
            <text:p>481,81</text:p>
          </table:table-cell>
          <table:table-cell office:value-type="float" office:value="50093.57" table:style-name="ce2">
            <text:p>50.093,57</text:p>
          </table:table-cell>
          <table:table-cell office:value-type="float" office:value="92" table:style-name="ce1">
            <text:p>92</text:p>
          </table:table-cell>
          <table:table-cell office:value-type="float" office:value="287.08" table:style-name="ce1">
            <text:p>287,08</text:p>
          </table:table-cell>
          <table:table-cell office:value-type="float" office:value="31651.21" table:style-name="ce2">
            <text:p>31.651,21</text:p>
          </table:table-cell>
          <table:table-cell office:value-type="float" office:value="1" table:style-name="ce1">
            <text:p>1</text:p>
          </table:table-cell>
          <table:table-cell office:value-type="float" office:value="6.21" table:style-name="ce1">
            <text:p>6,21</text:p>
          </table:table-cell>
          <table:table-cell office:value-type="float" office:value="589.14" table:style-name="ce1">
            <text:p>589,14</text:p>
          </table:table-cell>
          <table:table-cell office:value-type="float" office:value="22" table:style-name="ce1">
            <text:p>22</text:p>
          </table:table-cell>
          <table:table-cell office:value-type="float" office:value="76.989999999999995" table:style-name="ce1">
            <text:p>76,99</text:p>
          </table:table-cell>
          <table:table-cell office:value-type="float" office:value="7342.45" table:style-name="ce2">
            <text:p>7.342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6" table:style-name="ce1">
            <text:p>186</text:p>
          </table:table-cell>
          <table:table-cell office:value-type="float" office:value="15477.4" table:style-name="ce2">
            <text:p>15.477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.56" table:style-name="ce1">
            <text:p>36,56</text:p>
          </table:table-cell>
          <table:table-cell office:value-type="float" office:value="3192.41" table:style-name="ce2">
            <text:p>3.192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2" table:style-name="ce1">
            <text:p>2</text:p>
          </table:table-cell>
          <table:table-cell office:value-type="float" office:value="0.36" table:style-name="ce1">
            <text:p>0,36</text:p>
          </table:table-cell>
          <table:table-cell office:value-type="float" office:value="31.7" table:style-name="ce1">
            <text:p>31,7</text:p>
          </table:table-cell>
          <table:table-cell office:value-type="float" office:value="2" table:style-name="ce1">
            <text:p>2</text:p>
          </table:table-cell>
          <table:table-cell office:value-type="float" office:value="0.85" table:style-name="ce1">
            <text:p>0,85</text:p>
          </table:table-cell>
          <table:table-cell office:value-type="float" office:value="81.48" table:style-name="ce1">
            <text:p>81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1.16" table:style-name="ce1">
            <text:p>21,16</text:p>
          </table:table-cell>
          <table:table-cell office:value-type="float" office:value="1741.25" table:style-name="ce2">
            <text:p>1.741,25</text:p>
          </table:table-cell>
          <table:table-cell office:value-type="float" office:value="23" table:style-name="ce1">
            <text:p>23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1315.29" table:style-name="ce2">
            <text:p>1.315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74" table:style-name="ce1">
            <text:p>0,74</text:p>
          </table:table-cell>
          <table:table-cell office:value-type="float" office:value="69.33" table:style-name="ce1">
            <text:p>69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12.87" table:style-name="ce1">
            <text:p>112,87</text:p>
          </table:table-cell>
          <table:table-cell office:value-type="float" office:value="8385.77" table:style-name="ce2">
            <text:p>8.385,77</text:p>
          </table:table-cell>
          <table:table-cell office:value-type="float" office:value="17" table:style-name="ce1">
            <text:p>17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1589.53" table:style-name="ce2">
            <text:p>1.589,53</text:p>
          </table:table-cell>
          <table:table-cell office:value-type="float" office:value="16" table:style-name="ce1">
            <text:p>16</text:p>
          </table:table-cell>
          <table:table-cell office:value-type="float" office:value="120.6" table:style-name="ce1">
            <text:p>120,6</text:p>
          </table:table-cell>
          <table:table-cell office:value-type="float" office:value="9414.5300000000007" table:style-name="ce2">
            <text:p>9.414,53</text:p>
          </table:table-cell>
          <table:table-cell office:value-type="float" office:value="27" table:style-name="ce1">
            <text:p>27</text:p>
          </table:table-cell>
          <table:table-cell office:value-type="float" office:value="391.55" table:style-name="ce1">
            <text:p>391,55</text:p>
          </table:table-cell>
          <table:table-cell office:value-type="float" office:value="28077.93" table:style-name="ce2">
            <text:p>28.077,93</text:p>
          </table:table-cell>
          <table:table-cell office:value-type="float" office:value="29" table:style-name="ce1">
            <text:p>29</text:p>
          </table:table-cell>
          <table:table-cell office:value-type="float" office:value="364.18" table:style-name="ce1">
            <text:p>364,18</text:p>
          </table:table-cell>
          <table:table-cell office:value-type="float" office:value="27523.95" table:style-name="ce2">
            <text:p>27.523,95</text:p>
          </table:table-cell>
          <table:table-cell office:value-type="float" office:value="27" table:style-name="ce1">
            <text:p>27</text:p>
          </table:table-cell>
          <table:table-cell office:value-type="float" office:value="242.97" table:style-name="ce1">
            <text:p>242,97</text:p>
          </table:table-cell>
          <table:table-cell office:value-type="float" office:value="18367.080000000002" table:style-name="ce2">
            <text:p>18.367,08</text:p>
          </table:table-cell>
          <table:table-cell office:value-type="float" office:value="38" table:style-name="ce1">
            <text:p>38</text:p>
          </table:table-cell>
          <table:table-cell office:value-type="float" office:value="98.93" table:style-name="ce1">
            <text:p>98,93</text:p>
          </table:table-cell>
          <table:table-cell office:value-type="float" office:value="8098.29" table:style-name="ce2">
            <text:p>8.098,29</text:p>
          </table:table-cell>
          <table:table-cell office:value-type="float" office:value="9" table:style-name="ce1">
            <text:p>9</text:p>
          </table:table-cell>
          <table:table-cell office:value-type="float" office:value="195.81" table:style-name="ce1">
            <text:p>195,81</text:p>
          </table:table-cell>
          <table:table-cell office:value-type="float" office:value="14164.17" table:style-name="ce2">
            <text:p>14.164,17</text:p>
          </table:table-cell>
          <table:table-cell office:value-type="float" office:value="13" table:style-name="ce1">
            <text:p>13</text:p>
          </table:table-cell>
          <table:table-cell office:value-type="float" office:value="283.79000000000002" table:style-name="ce1">
            <text:p>283,79</text:p>
          </table:table-cell>
          <table:table-cell office:value-type="float" office:value="21038.93" table:style-name="ce2">
            <text:p>21.038,93</text:p>
          </table:table-cell>
          <table:table-cell office:value-type="float" office:value="18" table:style-name="ce1">
            <text:p>18</text:p>
          </table:table-cell>
          <table:table-cell office:value-type="float" office:value="139.08000000000001" table:style-name="ce1">
            <text:p>139,08</text:p>
          </table:table-cell>
          <table:table-cell office:value-type="float" office:value="10688.75" table:style-name="ce2">
            <text:p>10.688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142.6600000000001" table:style-name="ce2">
            <text:p>1.142,66</text:p>
          </table:table-cell>
          <table:table-cell office:value-type="float" office:value="77664.45" table:style-name="ce2">
            <text:p>77.664,45</text:p>
          </table:table-cell>
          <table:table-cell office:value-type="float" office:value="8" table:style-name="ce1">
            <text:p>8</text:p>
          </table:table-cell>
          <table:table-cell office:value-type="float" office:value="800.51" table:style-name="ce1">
            <text:p>800,51</text:p>
          </table:table-cell>
          <table:table-cell office:value-type="float" office:value="52630.720000000001" table:style-name="ce2">
            <text:p>52.630,72</text:p>
          </table:table-cell>
          <table:table-cell office:value-type="float" office:value="19" table:style-name="ce1">
            <text:p>19</text:p>
          </table:table-cell>
          <table:table-cell office:value-type="float" office:value="5367.67" table:style-name="ce2">
            <text:p>5.367,67</text:p>
          </table:table-cell>
          <table:table-cell office:value-type="float" office:value="326897.65999999997" table:style-name="ce2">
            <text:p>326.897,66</text:p>
          </table:table-cell>
          <table:table-cell office:value-type="float" office:value="2" table:style-name="ce1">
            <text:p>2</text:p>
          </table:table-cell>
          <table:table-cell office:value-type="float" office:value="37.93" table:style-name="ce1">
            <text:p>37,93</text:p>
          </table:table-cell>
          <table:table-cell office:value-type="float" office:value="2570.2600000000002" table:style-name="ce2">
            <text:p>2.570,26</text:p>
          </table:table-cell>
          <table:table-cell office:value-type="float" office:value="3" table:style-name="ce1">
            <text:p>3</text:p>
          </table:table-cell>
          <table:table-cell office:value-type="float" office:value="423.24" table:style-name="ce1">
            <text:p>423,24</text:p>
          </table:table-cell>
          <table:table-cell office:value-type="float" office:value="28106.58" table:style-name="ce2">
            <text:p>28.106,58</text:p>
          </table:table-cell>
          <table:table-cell office:value-type="float" office:value="18" table:style-name="ce1">
            <text:p>18</text:p>
          </table:table-cell>
          <table:table-cell office:value-type="float" office:value="485.87" table:style-name="ce1">
            <text:p>485,87</text:p>
          </table:table-cell>
          <table:table-cell office:value-type="float" office:value="33686.089999999997" table:style-name="ce2">
            <text:p>33.686,09</text:p>
          </table:table-cell>
          <table:table-cell office:value-type="float" office:value="1" table:style-name="ce1">
            <text:p>1</text:p>
          </table:table-cell>
          <table:table-cell office:value-type="float" office:value="355.04" table:style-name="ce1">
            <text:p>355,04</text:p>
          </table:table-cell>
          <table:table-cell office:value-type="float" office:value="23787.23" table:style-name="ce2">
            <text:p>23.787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20.15" table:style-name="ce1">
            <text:p>520,15</text:p>
          </table:table-cell>
          <table:table-cell office:value-type="float" office:value="34856.46" table:style-name="ce2">
            <text:p>34.856,46</text:p>
          </table:table-cell>
          <table:table-cell office:value-type="float" office:value="7" table:style-name="ce1">
            <text:p>7</text:p>
          </table:table-cell>
          <table:table-cell office:value-type="float" office:value="177.43" table:style-name="ce1">
            <text:p>177,43</text:p>
          </table:table-cell>
          <table:table-cell office:value-type="float" office:value="12284.72" table:style-name="ce2">
            <text:p>12.284,7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81.64" table:style-name="ce1">
            <text:p>81,64</text:p>
          </table:table-cell>
          <table:table-cell office:value-type="float" office:value="6231.33" table:style-name="ce2">
            <text:p>6.231,33</text:p>
          </table:table-cell>
          <table:table-cell office:value-type="float" office:value="43" table:style-name="ce1">
            <text:p>43</text:p>
          </table:table-cell>
          <table:table-cell office:value-type="float" office:value="66.58" table:style-name="ce1">
            <text:p>66,58</text:p>
          </table:table-cell>
          <table:table-cell office:value-type="float" office:value="4961.6499999999996" table:style-name="ce2">
            <text:p>4.961,65</text:p>
          </table:table-cell>
          <table:table-cell office:value-type="float" office:value="53" table:style-name="ce1">
            <text:p>53</text:p>
          </table:table-cell>
          <table:table-cell office:value-type="float" office:value="313.33999999999997" table:style-name="ce1">
            <text:p>313,34</text:p>
          </table:table-cell>
          <table:table-cell office:value-type="float" office:value="25740.59" table:style-name="ce2">
            <text:p>25.740,59</text:p>
          </table:table-cell>
          <table:table-cell office:value-type="float" office:value="56" table:style-name="ce1">
            <text:p>56</text:p>
          </table:table-cell>
          <table:table-cell office:value-type="float" office:value="904.38" table:style-name="ce1">
            <text:p>904,38</text:p>
          </table:table-cell>
          <table:table-cell office:value-type="float" office:value="64322.05" table:style-name="ce2">
            <text:p>64.322,05</text:p>
          </table:table-cell>
          <table:table-cell office:value-type="float" office:value="64" table:style-name="ce1">
            <text:p>64</text:p>
          </table:table-cell>
          <table:table-cell office:value-type="float" office:value="370.93" table:style-name="ce1">
            <text:p>370,93</text:p>
          </table:table-cell>
          <table:table-cell office:value-type="float" office:value="30943.69" table:style-name="ce2">
            <text:p>30.943,69</text:p>
          </table:table-cell>
          <table:table-cell office:value-type="float" office:value="29" table:style-name="ce1">
            <text:p>29</text:p>
          </table:table-cell>
          <table:table-cell office:value-type="float" office:value="89.22" table:style-name="ce1">
            <text:p>89,22</text:p>
          </table:table-cell>
          <table:table-cell office:value-type="float" office:value="7487.54" table:style-name="ce2">
            <text:p>7.487,54</text:p>
          </table:table-cell>
          <table:table-cell office:value-type="float" office:value="122" table:style-name="ce1">
            <text:p>122</text:p>
          </table:table-cell>
          <table:table-cell office:value-type="float" office:value="166.63" table:style-name="ce1">
            <text:p>166,63</text:p>
          </table:table-cell>
          <table:table-cell office:value-type="float" office:value="14985.01" table:style-name="ce2">
            <text:p>14.985,01</text:p>
          </table:table-cell>
          <table:table-cell office:value-type="float" office:value="14" table:style-name="ce1">
            <text:p>14</text:p>
          </table:table-cell>
          <table:table-cell office:value-type="float" office:value="289.58" table:style-name="ce1">
            <text:p>289,58</text:p>
          </table:table-cell>
          <table:table-cell office:value-type="float" office:value="22570.63" table:style-name="ce2">
            <text:p>22.570,63</text:p>
          </table:table-cell>
          <table:table-cell office:value-type="float" office:value="20" table:style-name="ce1">
            <text:p>20</text:p>
          </table:table-cell>
          <table:table-cell office:value-type="float" office:value="60.43" table:style-name="ce1">
            <text:p>60,43</text:p>
          </table:table-cell>
          <table:table-cell office:value-type="float" office:value="5796.35" table:style-name="ce2">
            <text:p>5.796,35</text:p>
          </table:table-cell>
          <table:table-cell office:value-type="float" office:value="34" table:style-name="ce1">
            <text:p>34</text:p>
          </table:table-cell>
          <table:table-cell office:value-type="float" office:value="175.78" table:style-name="ce1">
            <text:p>175,78</text:p>
          </table:table-cell>
          <table:table-cell office:value-type="float" office:value="16471.34" table:style-name="ce2">
            <text:p>16.471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56.19" table:style-name="ce1">
            <text:p>156,19</text:p>
          </table:table-cell>
          <table:table-cell office:value-type="float" office:value="11895.4" table:style-name="ce2">
            <text:p>11.895,40</text:p>
          </table:table-cell>
          <table:table-cell office:value-type="float" office:value="4" table:style-name="ce1">
            <text:p>4</text:p>
          </table:table-cell>
          <table:table-cell office:value-type="float" office:value="11.99" table:style-name="ce1">
            <text:p>11,99</text:p>
          </table:table-cell>
          <table:table-cell office:value-type="float" office:value="1267.02" table:style-name="ce2">
            <text:p>1.267,02</text:p>
          </table:table-cell>
          <table:table-cell office:value-type="float" office:value="21" table:style-name="ce1">
            <text:p>21</text:p>
          </table:table-cell>
          <table:table-cell office:value-type="float" office:value="1561.84" table:style-name="ce2">
            <text:p>1.561,84</text:p>
          </table:table-cell>
          <table:table-cell office:value-type="float" office:value="97371.82" table:style-name="ce2">
            <text:p>97.371,82</text:p>
          </table:table-cell>
          <table:table-cell office:value-type="float" office:value="4" table:style-name="ce1">
            <text:p>4</text:p>
          </table:table-cell>
          <table:table-cell office:value-type="float" office:value="25.13" table:style-name="ce1">
            <text:p>25,13</text:p>
          </table:table-cell>
          <table:table-cell office:value-type="float" office:value="1639.75" table:style-name="ce2">
            <text:p>1.639,75</text:p>
          </table:table-cell>
          <table:table-cell office:value-type="float" office:value="1" table:style-name="ce1">
            <text:p>1</text:p>
          </table:table-cell>
          <table:table-cell office:value-type="float" office:value="35.6" table:style-name="ce1">
            <text:p>35,6</text:p>
          </table:table-cell>
          <table:table-cell office:value-type="float" office:value="2591.81" table:style-name="ce2">
            <text:p>2.591,81</text:p>
          </table:table-cell>
          <table:table-cell office:value-type="float" office:value="19" table:style-name="ce1">
            <text:p>19</text:p>
          </table:table-cell>
          <table:table-cell office:value-type="float" office:value="683.64" table:style-name="ce1">
            <text:p>683,64</text:p>
          </table:table-cell>
          <table:table-cell office:value-type="float" office:value="49252.47" table:style-name="ce2">
            <text:p>49.252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9.17" table:style-name="ce1">
            <text:p>29,17</text:p>
          </table:table-cell>
          <table:table-cell office:value-type="float" office:value="2140.54" table:style-name="ce2">
            <text:p>2.140,54</text:p>
          </table:table-cell>
          <table:table-cell office:value-type="float" office:value="10" table:style-name="ce1">
            <text:p>10</text:p>
          </table:table-cell>
          <table:table-cell office:value-type="float" office:value="82.54" table:style-name="ce1">
            <text:p>82,54</text:p>
          </table:table-cell>
          <table:table-cell office:value-type="float" office:value="5823.96" table:style-name="ce2">
            <text:p>5.823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4" table:style-name="ce1">
            <text:p>0,34</text:p>
          </table:table-cell>
          <table:table-cell office:value-type="float" office:value="15.16" table:style-name="ce1">
            <text:p>15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.18" table:style-name="ce1">
            <text:p>7,18</text:p>
          </table:table-cell>
          <table:table-cell office:value-type="float" office:value="288.39999999999998" table:style-name="ce1">
            <text:p>288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3" table:style-name="ce1">
            <text:p>0,13</text:p>
          </table:table-cell>
          <table:table-cell office:value-type="float" office:value="63.14" table:style-name="ce1">
            <text:p>63,14</text:p>
          </table:table-cell>
          <table:table-cell office:value-type="float" office:value="44" table:style-name="ce1">
            <text:p>44</text:p>
          </table:table-cell>
          <table:table-cell office:value-type="float" office:value="248.62" table:style-name="ce1">
            <text:p>248,62</text:p>
          </table:table-cell>
          <table:table-cell office:value-type="float" office:value="23144.69" table:style-name="ce2">
            <text:p>23.144,69</text:p>
          </table:table-cell>
          <table:table-cell office:value-type="float" office:value="1" table:style-name="ce1">
            <text:p>1</text:p>
          </table:table-cell>
          <table:table-cell office:value-type="float" office:value="25.54" table:style-name="ce1">
            <text:p>25,54</text:p>
          </table:table-cell>
          <table:table-cell office:value-type="float" office:value="1583.46" table:style-name="ce2">
            <text:p>1.583,46</text:p>
          </table:table-cell>
          <table:table-cell office:value-type="float" office:value="184" table:style-name="ce1">
            <text:p>184</text:p>
          </table:table-cell>
          <table:table-cell office:value-type="float" office:value="1258" table:style-name="ce2">
            <text:p>1.258,00</text:p>
          </table:table-cell>
          <table:table-cell office:value-type="float" office:value="105113.65" table:style-name="ce2">
            <text:p>105.113,65</text:p>
          </table:table-cell>
          <table:table-cell office:value-type="float" office:value="67" table:style-name="ce1">
            <text:p>67</text:p>
          </table:table-cell>
          <table:table-cell office:value-type="float" office:value="758.71" table:style-name="ce1">
            <text:p>758,71</text:p>
          </table:table-cell>
          <table:table-cell office:value-type="float" office:value="60883.6" table:style-name="ce2">
            <text:p>60.883,60</text:p>
          </table:table-cell>
          <table:table-cell office:value-type="float" office:value="29" table:style-name="ce1">
            <text:p>29</text:p>
          </table:table-cell>
          <table:table-cell office:value-type="float" office:value="50.66" table:style-name="ce1">
            <text:p>50,66</text:p>
          </table:table-cell>
          <table:table-cell office:value-type="float" office:value="4705.72" table:style-name="ce2">
            <text:p>4.705,72</text:p>
          </table:table-cell>
          <table:table-cell office:value-type="float" office:value="33" table:style-name="ce1">
            <text:p>33</text:p>
          </table:table-cell>
          <table:table-cell office:value-type="float" office:value="795.65" table:style-name="ce1">
            <text:p>795,65</text:p>
          </table:table-cell>
          <table:table-cell office:value-type="float" office:value="56259.24" table:style-name="ce2">
            <text:p>56.259,24</text:p>
          </table:table-cell>
          <table:table-cell office:value-type="float" office:value="7" table:style-name="ce1">
            <text:p>7</text:p>
          </table:table-cell>
          <table:table-cell office:value-type="float" office:value="37.380000000000003" table:style-name="ce1">
            <text:p>37,38</text:p>
          </table:table-cell>
          <table:table-cell office:value-type="float" office:value="3065.95" table:style-name="ce2">
            <text:p>3.065,95</text:p>
          </table:table-cell>
          <table:table-cell office:value-type="float" office:value="38" table:style-name="ce1">
            <text:p>38</text:p>
          </table:table-cell>
          <table:table-cell office:value-type="float" office:value="301.17" table:style-name="ce1">
            <text:p>301,17</text:p>
          </table:table-cell>
          <table:table-cell office:value-type="float" office:value="24497.360000000001" table:style-name="ce2">
            <text:p>24.497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2.43" table:style-name="ce1">
            <text:p>42,43</text:p>
          </table:table-cell>
          <table:table-cell office:value-type="float" office:value="2702" table:style-name="ce2">
            <text:p>2.702,00</text:p>
          </table:table-cell>
          <table:table-cell office:value-type="float" office:value="4" table:style-name="ce1">
            <text:p>4</text:p>
          </table:table-cell>
          <table:table-cell office:value-type="float" office:value="404.9" table:style-name="ce1">
            <text:p>404,9</text:p>
          </table:table-cell>
          <table:table-cell office:value-type="float" office:value="28121.73" table:style-name="ce2">
            <text:p>28.121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0.18" table:style-name="ce1">
            <text:p>50,18</text:p>
          </table:table-cell>
          <table:table-cell office:value-type="float" office:value="4182.97" table:style-name="ce2">
            <text:p>4.182,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618.67999999999995" table:style-name="ce1">
            <text:p>618,68</text:p>
          </table:table-cell>
          <table:table-cell office:value-type="float" office:value="45566.06" table:style-name="ce2">
            <text:p>45.566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64.61" table:style-name="ce2">
            <text:p>1.664,61</text:p>
          </table:table-cell>
          <table:table-cell office:value-type="float" office:value="523596.62" table:style-name="ce2">
            <text:p>523.596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310.94" table:style-name="ce2">
            <text:p>2.310,9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67" table:style-name="ce1">
            <text:p>2,67</text:p>
          </table:table-cell>
          <table:table-cell office:value-type="float" office:value="270.48" table:style-name="ce1">
            <text:p>270,48</text:p>
          </table:table-cell>
          <table:table-cell office:value-type="float" office:value="22" table:style-name="ce1">
            <text:p>22</text:p>
          </table:table-cell>
          <table:table-cell office:value-type="float" office:value="105.01" table:style-name="ce1">
            <text:p>105,01</text:p>
          </table:table-cell>
          <table:table-cell office:value-type="float" office:value="11366.55" table:style-name="ce2">
            <text:p>11.366,55</text:p>
          </table:table-cell>
          <table:table-cell office:value-type="float" office:value="5" table:style-name="ce1">
            <text:p>5</text:p>
          </table:table-cell>
          <table:table-cell office:value-type="float" office:value="51.74" table:style-name="ce1">
            <text:p>51,74</text:p>
          </table:table-cell>
          <table:table-cell office:value-type="float" office:value="5650.25" table:style-name="ce2">
            <text:p>5.650,25</text:p>
          </table:table-cell>
          <table:table-cell office:value-type="float" office:value="11" table:style-name="ce1">
            <text:p>11</text:p>
          </table:table-cell>
          <table:table-cell office:value-type="float" office:value="64.33" table:style-name="ce1">
            <text:p>64,33</text:p>
          </table:table-cell>
          <table:table-cell office:value-type="float" office:value="7486.66" table:style-name="ce2">
            <text:p>7.486,66</text:p>
          </table:table-cell>
          <table:table-cell office:value-type="float" office:value="4" table:style-name="ce1">
            <text:p>4</text:p>
          </table:table-cell>
          <table:table-cell office:value-type="float" office:value="5.34" table:style-name="ce1">
            <text:p>5,34</text:p>
          </table:table-cell>
          <table:table-cell office:value-type="float" office:value="760.43" table:style-name="ce1">
            <text:p>760,43</text:p>
          </table:table-cell>
          <table:table-cell office:value-type="float" office:value="18" table:style-name="ce1">
            <text:p>18</text:p>
          </table:table-cell>
          <table:table-cell office:value-type="float" office:value="41.07" table:style-name="ce1">
            <text:p>41,07</text:p>
          </table:table-cell>
          <table:table-cell office:value-type="float" office:value="5483.61" table:style-name="ce2">
            <text:p>5.483,61</text:p>
          </table:table-cell>
          <table:table-cell office:value-type="float" office:value="6" table:style-name="ce1">
            <text:p>6</text:p>
          </table:table-cell>
          <table:table-cell office:value-type="float" office:value="48.49" table:style-name="ce1">
            <text:p>48,49</text:p>
          </table:table-cell>
          <table:table-cell office:value-type="float" office:value="5545.31" table:style-name="ce2">
            <text:p>5.545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37" table:style-name="ce1">
            <text:p>4,37</text:p>
          </table:table-cell>
          <table:table-cell office:value-type="float" office:value="470.38" table:style-name="ce1">
            <text:p>47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.24" table:style-name="ce1">
            <text:p>44,24</text:p>
          </table:table-cell>
          <table:table-cell office:value-type="float" office:value="4322.5200000000004" table:style-name="ce2">
            <text:p>4.322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94" table:style-name="ce1">
            <text:p>2,94</text:p>
          </table:table-cell>
          <table:table-cell office:value-type="float" office:value="288.89" table:style-name="ce1">
            <text:p>288,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2.25" table:style-name="ce1">
            <text:p>-32,25</text:p>
          </table:table-cell>
          <table:table-cell office:value-type="float" office:value="8" table:style-name="ce1">
            <text:p>8</text:p>
          </table:table-cell>
          <table:table-cell office:value-type="float" office:value="166.71" table:style-name="ce1">
            <text:p>166,71</text:p>
          </table:table-cell>
          <table:table-cell office:value-type="float" office:value="16720.28" table:style-name="ce2">
            <text:p>16.720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198.47" table:style-name="ce1">
            <text:p>198,47</text:p>
          </table:table-cell>
          <table:table-cell office:value-type="float" office:value="17747.34" table:style-name="ce2">
            <text:p>17.747,34</text:p>
          </table:table-cell>
          <table:table-cell office:value-type="float" office:value="213" table:style-name="ce1">
            <text:p>213</text:p>
          </table:table-cell>
          <table:table-cell office:value-type="float" office:value="283.56" table:style-name="ce1">
            <text:p>283,56</text:p>
          </table:table-cell>
          <table:table-cell office:value-type="float" office:value="24222.31" table:style-name="ce2">
            <text:p>24.222,31</text:p>
          </table:table-cell>
          <table:table-cell office:value-type="float" office:value="166" table:style-name="ce1">
            <text:p>166</text:p>
          </table:table-cell>
          <table:table-cell office:value-type="float" office:value="1327.46" table:style-name="ce2">
            <text:p>1.327,46</text:p>
          </table:table-cell>
          <table:table-cell office:value-type="float" office:value="121191.97" table:style-name="ce2">
            <text:p>121.191,97</text:p>
          </table:table-cell>
          <table:table-cell office:value-type="float" office:value="178" table:style-name="ce1">
            <text:p>178</text:p>
          </table:table-cell>
          <table:table-cell office:value-type="float" office:value="3155.15" table:style-name="ce2">
            <text:p>3.155,15</text:p>
          </table:table-cell>
          <table:table-cell office:value-type="float" office:value="241744.26" table:style-name="ce2">
            <text:p>241.744,26</text:p>
          </table:table-cell>
          <table:table-cell office:value-type="float" office:value="316" table:style-name="ce1">
            <text:p>316</text:p>
          </table:table-cell>
          <table:table-cell office:value-type="float" office:value="1785.83" table:style-name="ce2">
            <text:p>1.785,83</text:p>
          </table:table-cell>
          <table:table-cell office:value-type="float" office:value="166897.32" table:style-name="ce2">
            <text:p>166.897,32</text:p>
          </table:table-cell>
          <table:table-cell office:value-type="float" office:value="133" table:style-name="ce1">
            <text:p>133</text:p>
          </table:table-cell>
          <table:table-cell office:value-type="float" office:value="888.82" table:style-name="ce1">
            <text:p>888,82</text:p>
          </table:table-cell>
          <table:table-cell office:value-type="float" office:value="51030.71" table:style-name="ce2">
            <text:p>51.030,71</text:p>
          </table:table-cell>
          <table:table-cell office:value-type="float" office:value="497" table:style-name="ce1">
            <text:p>497</text:p>
          </table:table-cell>
          <table:table-cell office:value-type="float" office:value="1365.77" table:style-name="ce2">
            <text:p>1.365,77</text:p>
          </table:table-cell>
          <table:table-cell office:value-type="float" office:value="128508.08" table:style-name="ce2">
            <text:p>128.508,08</text:p>
          </table:table-cell>
          <table:table-cell office:value-type="float" office:value="35" table:style-name="ce1">
            <text:p>35</text:p>
          </table:table-cell>
          <table:table-cell office:value-type="float" office:value="463.5" table:style-name="ce1">
            <text:p>463,5</text:p>
          </table:table-cell>
          <table:table-cell office:value-type="float" office:value="41472.800000000003" table:style-name="ce2">
            <text:p>41.472,80</text:p>
          </table:table-cell>
          <table:table-cell office:value-type="float" office:value="175" table:style-name="ce1">
            <text:p>175</text:p>
          </table:table-cell>
          <table:table-cell office:value-type="float" office:value="1289.21" table:style-name="ce2">
            <text:p>1.289,21</text:p>
          </table:table-cell>
          <table:table-cell office:value-type="float" office:value="123324.83" table:style-name="ce2">
            <text:p>123.324,83</text:p>
          </table:table-cell>
          <table:table-cell office:value-type="float" office:value="118" table:style-name="ce1">
            <text:p>118</text:p>
          </table:table-cell>
          <table:table-cell office:value-type="float" office:value="588.54" table:style-name="ce1">
            <text:p>588,54</text:p>
          </table:table-cell>
          <table:table-cell office:value-type="float" office:value="54860.23" table:style-name="ce2">
            <text:p>54.860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1649.92" table:style-name="ce2">
            <text:p>1.649,92</text:p>
          </table:table-cell>
          <table:table-cell office:value-type="float" office:value="137399.67999999999" table:style-name="ce2">
            <text:p>137.399,68</text:p>
          </table:table-cell>
          <table:table-cell office:value-type="float" office:value="9" table:style-name="ce1">
            <text:p>9</text:p>
          </table:table-cell>
          <table:table-cell office:value-type="float" office:value="212.36" table:style-name="ce1">
            <text:p>212,36</text:p>
          </table:table-cell>
          <table:table-cell office:value-type="float" office:value="20307.82" table:style-name="ce2">
            <text:p>20.307,82</text:p>
          </table:table-cell>
          <table:table-cell office:value-type="float" office:value="129" table:style-name="ce1">
            <text:p>129</text:p>
          </table:table-cell>
          <table:table-cell office:value-type="float" office:value="6697.97" table:style-name="ce2">
            <text:p>6.697,97</text:p>
          </table:table-cell>
          <table:table-cell office:value-type="float" office:value="462031.1" table:style-name="ce2">
            <text:p>462.031,10</text:p>
          </table:table-cell>
          <table:table-cell office:value-type="float" office:value="9" table:style-name="ce1">
            <text:p>9</text:p>
          </table:table-cell>
          <table:table-cell office:value-type="float" office:value="119.76" table:style-name="ce1">
            <text:p>119,76</text:p>
          </table:table-cell>
          <table:table-cell office:value-type="float" office:value="11132.28" table:style-name="ce2">
            <text:p>11.132,28</text:p>
          </table:table-cell>
          <table:table-cell office:value-type="float" office:value="6" table:style-name="ce1">
            <text:p>6</text:p>
          </table:table-cell>
          <table:table-cell office:value-type="float" office:value="119.21" table:style-name="ce1">
            <text:p>119,21</text:p>
          </table:table-cell>
          <table:table-cell office:value-type="float" office:value="9234.15" table:style-name="ce2">
            <text:p>9.234,15</text:p>
          </table:table-cell>
          <table:table-cell office:value-type="float" office:value="123" table:style-name="ce1">
            <text:p>123</text:p>
          </table:table-cell>
          <table:table-cell office:value-type="float" office:value="2280.98" table:style-name="ce2">
            <text:p>2.280,98</text:p>
          </table:table-cell>
          <table:table-cell office:value-type="float" office:value="188832.71" table:style-name="ce2">
            <text:p>188.832,71</text:p>
          </table:table-cell>
          <table:table-cell office:value-type="float" office:value="1" table:style-name="ce1">
            <text:p>1</text:p>
          </table:table-cell>
          <table:table-cell office:value-type="float" office:value="114.33" table:style-name="ce1">
            <text:p>114,33</text:p>
          </table:table-cell>
          <table:table-cell office:value-type="float" office:value="9905.18" table:style-name="ce2">
            <text:p>9.905,18</text:p>
          </table:table-cell>
          <table:table-cell office:value-type="float" office:value="2" table:style-name="ce1">
            <text:p>2</text:p>
          </table:table-cell>
          <table:table-cell office:value-type="float" office:value="213.84" table:style-name="ce1">
            <text:p>213,84</text:p>
          </table:table-cell>
          <table:table-cell office:value-type="float" office:value="16872.75" table:style-name="ce2">
            <text:p>16.872,75</text:p>
          </table:table-cell>
          <table:table-cell office:value-type="float" office:value="40" table:style-name="ce1">
            <text:p>40</text:p>
          </table:table-cell>
          <table:table-cell office:value-type="float" office:value="1868.68" table:style-name="ce2">
            <text:p>1.868,68</text:p>
          </table:table-cell>
          <table:table-cell office:value-type="float" office:value="142922.23000000001" table:style-name="ce2">
            <text:p>142.922,23</text:p>
          </table:table-cell>
          <table:table-cell office:value-type="float" office:value="31" table:style-name="ce1">
            <text:p>31</text:p>
          </table:table-cell>
          <table:table-cell office:value-type="float" office:value="1186.8399999999999" table:style-name="ce2">
            <text:p>1.186,84</text:p>
          </table:table-cell>
          <table:table-cell office:value-type="float" office:value="96177.84" table:style-name="ce2">
            <text:p>96.177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21" table:style-name="ce1">
            <text:p>0,21</text:p>
          </table:table-cell>
          <table:table-cell office:value-type="float" office:value="108.22" table:style-name="ce1">
            <text:p>108,22</text:p>
          </table:table-cell>
          <table:table-cell office:value-type="float" office:value="4" table:style-name="ce1">
            <text:p>4</text:p>
          </table:table-cell>
          <table:table-cell office:value-type="float" office:value="0.64" table:style-name="ce1">
            <text:p>0,64</text:p>
          </table:table-cell>
          <table:table-cell office:value-type="float" office:value="136.94" table:style-name="ce1">
            <text:p>136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,74</text:p>
          </table:table-cell>
          <table:table-cell office:value-type="float" office:value="129.28" table:style-name="ce1">
            <text:p>129,28</text:p>
          </table:table-cell>
          <table:table-cell office:value-type="float" office:value="6" table:style-name="ce1">
            <text:p>6</text:p>
          </table:table-cell>
          <table:table-cell office:value-type="float" office:value="12.48" table:style-name="ce1">
            <text:p>12,48</text:p>
          </table:table-cell>
          <table:table-cell office:value-type="float" office:value="1311.33" table:style-name="ce2">
            <text:p>1.311,33</text:p>
          </table:table-cell>
          <table:table-cell office:value-type="float" office:value="4" table:style-name="ce1">
            <text:p>4</text:p>
          </table:table-cell>
          <table:table-cell office:value-type="float" office:value="1.75" table:style-name="ce1">
            <text:p>1,75</text:p>
          </table:table-cell>
          <table:table-cell office:value-type="float" office:value="279.72000000000003" table:style-name="ce1">
            <text:p>279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55" table:style-name="ce1">
            <text:p>4,55</text:p>
          </table:table-cell>
          <table:table-cell office:value-type="float" office:value="1348.67" table:style-name="ce2">
            <text:p>1.348,67</text:p>
          </table:table-cell>
          <table:table-cell office:value-type="float" office:value="1" table:style-name="ce1">
            <text:p>1</text:p>
          </table:table-cell>
          <table:table-cell office:value-type="float" office:value="4.49" table:style-name="ce1">
            <text:p>4,49</text:p>
          </table:table-cell>
          <table:table-cell office:value-type="float" office:value="463.52" table:style-name="ce1">
            <text:p>463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.75" table:style-name="ce1">
            <text:p>22,75</text:p>
          </table:table-cell>
          <table:table-cell office:value-type="float" office:value="2115.9" table:style-name="ce2">
            <text:p>2.115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3.8" table:style-name="ce1">
            <text:p>53,8</text:p>
          </table:table-cell>
          <table:table-cell office:value-type="float" office:value="4213.32" table:style-name="ce2">
            <text:p>4.21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,8</text:p>
          </table:table-cell>
          <table:table-cell office:value-type="float" office:value="314.58999999999997" table:style-name="ce1">
            <text:p>314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6.49" table:style-name="ce1">
            <text:p>136,49</text:p>
          </table:table-cell>
          <table:table-cell office:value-type="float" office:value="19945.8" table:style-name="ce2">
            <text:p>19.945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8.06" table:style-name="ce1">
            <text:p>148,06</text:p>
          </table:table-cell>
          <table:table-cell office:value-type="float" office:value="12666.07" table:style-name="ce2">
            <text:p>12.666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.2" table:style-name="ce1">
            <text:p>79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08" table:style-name="ce1">
            <text:p>4,08</text:p>
          </table:table-cell>
          <table:table-cell office:value-type="float" office:value="396.47" table:style-name="ce1">
            <text:p>396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7.53" table:style-name="ce1">
            <text:p>-7,53</text:p>
          </table:table-cell>
          <table:table-cell office:value-type="float" office:value="-400.25" table:style-name="ce1">
            <text:p>-400,25</text:p>
          </table:table-cell>
          <table:table-cell office:value-type="float" office:value="4" table:style-name="ce1">
            <text:p>4</text:p>
          </table:table-cell>
          <table:table-cell office:value-type="float" office:value="4.28" table:style-name="ce1">
            <text:p>4,28</text:p>
          </table:table-cell>
          <table:table-cell office:value-type="float" office:value="457.94" table:style-name="ce1">
            <text:p>457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9" table:style-name="ce1">
            <text:p>0,79</text:p>
          </table:table-cell>
          <table:table-cell office:value-type="float" office:value="92.99" table:style-name="ce1">
            <text:p>92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float" office:value="5.13" table:style-name="ce1">
            <text:p>5,13</text:p>
          </table:table-cell>
          <table:table-cell office:value-type="float" office:value="455.73" table:style-name="ce1">
            <text:p>455,73</text:p>
          </table:table-cell>
          <table:table-cell office:value-type="float" office:value="36" table:style-name="ce1">
            <text:p>36</text:p>
          </table:table-cell>
          <table:table-cell office:value-type="float" office:value="1059.0999999999999" table:style-name="ce2">
            <text:p>1.059,10</text:p>
          </table:table-cell>
          <table:table-cell office:value-type="float" office:value="50889.55" table:style-name="ce2">
            <text:p>50.889,55</text:p>
          </table:table-cell>
          <table:table-cell office:value-type="float" office:value="1" table:style-name="ce1">
            <text:p>1</text:p>
          </table:table-cell>
          <table:table-cell office:value-type="float" office:value="21.6" table:style-name="ce1">
            <text:p>21,6</text:p>
          </table:table-cell>
          <table:table-cell office:value-type="float" office:value="1045.21" table:style-name="ce2">
            <text:p>1.045,21</text:p>
          </table:table-cell>
          <table:table-cell office:value-type="float" office:value="17" table:style-name="ce1">
            <text:p>17</text:p>
          </table:table-cell>
          <table:table-cell office:value-type="float" office:value="721.03" table:style-name="ce1">
            <text:p>721,03</text:p>
          </table:table-cell>
          <table:table-cell office:value-type="float" office:value="35620.74" table:style-name="ce2">
            <text:p>35.620,74</text:p>
          </table:table-cell>
          <table:table-cell office:value-type="float" office:value="16" table:style-name="ce1">
            <text:p>16</text:p>
          </table:table-cell>
          <table:table-cell office:value-type="float" office:value="819.78" table:style-name="ce1">
            <text:p>819,78</text:p>
          </table:table-cell>
          <table:table-cell office:value-type="float" office:value="42075.46" table:style-name="ce2">
            <text:p>42.075,46</text:p>
          </table:table-cell>
          <table:table-cell office:value-type="float" office:value="8" table:style-name="ce1">
            <text:p>8</text:p>
          </table:table-cell>
          <table:table-cell office:value-type="float" office:value="43.87" table:style-name="ce1">
            <text:p>43,87</text:p>
          </table:table-cell>
          <table:table-cell office:value-type="float" office:value="2295.91" table:style-name="ce2">
            <text:p>2.295,91</text:p>
          </table:table-cell>
          <table:table-cell office:value-type="float" office:value="65" table:style-name="ce1">
            <text:p>65</text:p>
          </table:table-cell>
          <table:table-cell office:value-type="float" office:value="4785.4399999999996" table:style-name="ce2">
            <text:p>4.785,44</text:p>
          </table:table-cell>
          <table:table-cell office:value-type="float" office:value="227776.48" table:style-name="ce2">
            <text:p>227.776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98.57" table:style-name="ce1">
            <text:p>398,57</text:p>
          </table:table-cell>
          <table:table-cell office:value-type="float" office:value="20962.080000000002" table:style-name="ce2">
            <text:p>20.962,08</text:p>
          </table:table-cell>
          <table:table-cell office:value-type="float" office:value="3" table:style-name="ce1">
            <text:p>3</text:p>
          </table:table-cell>
          <table:table-cell office:value-type="float" office:value="202.97" table:style-name="ce1">
            <text:p>202,97</text:p>
          </table:table-cell>
          <table:table-cell office:value-type="float" office:value="9773.35" table:style-name="ce2">
            <text:p>9.773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54" table:style-name="ce1">
            <text:p>1,54</text:p>
          </table:table-cell>
          <table:table-cell office:value-type="float" office:value="375.33" table:style-name="ce1">
            <text:p>375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,09</text:p>
          </table:table-cell>
          <table:table-cell office:value-type="float" office:value="16.63" table:style-name="ce1">
            <text:p>16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46.19" table:style-name="ce1">
            <text:p>46,19</text:p>
          </table:table-cell>
          <table:table-cell office:value-type="float" office:value="1863.74" table:style-name="ce2">
            <text:p>1.863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1.31" table:style-name="ce1">
            <text:p>71,31</text:p>
          </table:table-cell>
          <table:table-cell office:value-type="float" office:value="2867.8" table:style-name="ce2">
            <text:p>2.867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45.22" table:style-name="ce1">
            <text:p>45,22</text:p>
          </table:table-cell>
          <table:table-cell office:value-type="float" office:value="4217.59" table:style-name="ce2">
            <text:p>4.217,59</text:p>
          </table:table-cell>
          <table:table-cell office:value-type="float" office:value="23" table:style-name="ce1">
            <text:p>23</text:p>
          </table:table-cell>
          <table:table-cell office:value-type="float" office:value="86.68" table:style-name="ce1">
            <text:p>86,68</text:p>
          </table:table-cell>
          <table:table-cell office:value-type="float" office:value="9155.68" table:style-name="ce2">
            <text:p>9.155,68</text:p>
          </table:table-cell>
          <table:table-cell office:value-type="float" office:value="30" table:style-name="ce1">
            <text:p>30</text:p>
          </table:table-cell>
          <table:table-cell office:value-type="float" office:value="358.66" table:style-name="ce1">
            <text:p>358,66</text:p>
          </table:table-cell>
          <table:table-cell office:value-type="float" office:value="25194.26" table:style-name="ce2">
            <text:p>25.194,26</text:p>
          </table:table-cell>
          <table:table-cell office:value-type="float" office:value="487" table:style-name="ce1">
            <text:p>487</text:p>
          </table:table-cell>
          <table:table-cell office:value-type="float" office:value="2582.63" table:style-name="ce2">
            <text:p>2.582,63</text:p>
          </table:table-cell>
          <table:table-cell office:value-type="float" office:value="213832.72" table:style-name="ce2">
            <text:p>213.832,72</text:p>
          </table:table-cell>
          <table:table-cell office:value-type="float" office:value="70" table:style-name="ce1">
            <text:p>70</text:p>
          </table:table-cell>
          <table:table-cell office:value-type="float" office:value="537.19000000000005" table:style-name="ce1">
            <text:p>537,19</text:p>
          </table:table-cell>
          <table:table-cell office:value-type="float" office:value="44902.57" table:style-name="ce2">
            <text:p>44.902,57</text:p>
          </table:table-cell>
          <table:table-cell office:value-type="float" office:value="217" table:style-name="ce1">
            <text:p>217</text:p>
          </table:table-cell>
          <table:table-cell office:value-type="float" office:value="898.25" table:style-name="ce1">
            <text:p>898,25</text:p>
          </table:table-cell>
          <table:table-cell office:value-type="float" office:value="70464.77" table:style-name="ce2">
            <text:p>70.464,77</text:p>
          </table:table-cell>
          <table:table-cell office:value-type="float" office:value="84" table:style-name="ce1">
            <text:p>84</text:p>
          </table:table-cell>
          <table:table-cell office:value-type="float" office:value="2824.67" table:style-name="ce2">
            <text:p>2.824,67</text:p>
          </table:table-cell>
          <table:table-cell office:value-type="float" office:value="214688.1" table:style-name="ce2">
            <text:p>214.688,10</text:p>
          </table:table-cell>
          <table:table-cell office:value-type="float" office:value="281" table:style-name="ce1">
            <text:p>281</text:p>
          </table:table-cell>
          <table:table-cell office:value-type="float" office:value="6778.55" table:style-name="ce2">
            <text:p>6.778,55</text:p>
          </table:table-cell>
          <table:table-cell office:value-type="float" office:value="520995.24" table:style-name="ce2">
            <text:p>520.995,24</text:p>
          </table:table-cell>
          <table:table-cell office:value-type="float" office:value="48" table:style-name="ce1">
            <text:p>48</text:p>
          </table:table-cell>
          <table:table-cell office:value-type="float" office:value="246.76" table:style-name="ce1">
            <text:p>246,76</text:p>
          </table:table-cell>
          <table:table-cell office:value-type="float" office:value="18852.099999999999" table:style-name="ce2">
            <text:p>18.852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" table:style-name="ce1">
            <text:p>353</text:p>
          </table:table-cell>
          <table:table-cell office:value-type="float" office:value="9479.7900000000009" table:style-name="ce2">
            <text:p>9.479,79</text:p>
          </table:table-cell>
          <table:table-cell office:value-type="float" office:value="673485.84" table:style-name="ce2">
            <text:p>673.485,84</text:p>
          </table:table-cell>
          <table:table-cell office:value-type="float" office:value="2" table:style-name="ce1">
            <text:p>2</text:p>
          </table:table-cell>
          <table:table-cell office:value-type="float" office:value="11.51" table:style-name="ce1">
            <text:p>11,51</text:p>
          </table:table-cell>
          <table:table-cell office:value-type="float" office:value="1036.29" table:style-name="ce2">
            <text:p>1.036,29</text:p>
          </table:table-cell>
          <table:table-cell office:value-type="float" office:value="24" table:style-name="ce1">
            <text:p>24</text:p>
          </table:table-cell>
          <table:table-cell office:value-type="float" office:value="2597.62" table:style-name="ce2">
            <text:p>2.597,62</text:p>
          </table:table-cell>
          <table:table-cell office:value-type="float" office:value="150592.22" table:style-name="ce2">
            <text:p>150.592,22</text:p>
          </table:table-cell>
          <table:table-cell office:value-type="float" office:value="27" table:style-name="ce1">
            <text:p>27</text:p>
          </table:table-cell>
          <table:table-cell office:value-type="float" office:value="1435.2" table:style-name="ce2">
            <text:p>1.435,20</text:p>
          </table:table-cell>
          <table:table-cell office:value-type="float" office:value="103613.28" table:style-name="ce2">
            <text:p>103.613,28</text:p>
          </table:table-cell>
          <table:table-cell office:value-type="float" office:value="7" table:style-name="ce1">
            <text:p>7</text:p>
          </table:table-cell>
          <table:table-cell office:value-type="float" office:value="345.02" table:style-name="ce1">
            <text:p>345,02</text:p>
          </table:table-cell>
          <table:table-cell office:value-type="float" office:value="23413.13" table:style-name="ce2">
            <text:p>23.413,13</text:p>
          </table:table-cell>
          <table:table-cell office:value-type="float" office:value="49" table:style-name="ce1">
            <text:p>49</text:p>
          </table:table-cell>
          <table:table-cell office:value-type="float" office:value="717.48" table:style-name="ce1">
            <text:p>717,48</text:p>
          </table:table-cell>
          <table:table-cell office:value-type="float" office:value="54157.5" table:style-name="ce2">
            <text:p>54.157,50</text:p>
          </table:table-cell>
          <table:table-cell office:value-type="float" office:value="37" table:style-name="ce1">
            <text:p>37</text:p>
          </table:table-cell>
          <table:table-cell office:value-type="float" office:value="5665.64" table:style-name="ce2">
            <text:p>5.665,64</text:p>
          </table:table-cell>
          <table:table-cell office:value-type="float" office:value="380768.41" table:style-name="ce2">
            <text:p>380.768,41</text:p>
          </table:table-cell>
          <table:table-cell office:value-type="float" office:value="24" table:style-name="ce1">
            <text:p>24</text:p>
          </table:table-cell>
          <table:table-cell office:value-type="float" office:value="2664.06" table:style-name="ce2">
            <text:p>2.664,06</text:p>
          </table:table-cell>
          <table:table-cell office:value-type="float" office:value="178327.89" table:style-name="ce2">
            <text:p>178.327,89</text:p>
          </table:table-cell>
          <table:table-cell office:value-type="float" office:value="34" table:style-name="ce1">
            <text:p>34</text:p>
          </table:table-cell>
          <table:table-cell office:value-type="float" office:value="270.10000000000002" table:style-name="ce1">
            <text:p>270,1</text:p>
          </table:table-cell>
          <table:table-cell office:value-type="float" office:value="19403.38" table:style-name="ce2">
            <text:p>19.403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5" table:style-name="ce1">
            <text:p>185</text:p>
          </table:table-cell>
          <table:table-cell office:value-type="float" office:value="304.18" table:style-name="ce1">
            <text:p>304,18</text:p>
          </table:table-cell>
          <table:table-cell office:value-type="float" office:value="36132.769999999997" table:style-name="ce2">
            <text:p>36.132,77</text:p>
          </table:table-cell>
          <table:table-cell office:value-type="float" office:value="769" table:style-name="ce1">
            <text:p>769</text:p>
          </table:table-cell>
          <table:table-cell office:value-type="float" office:value="775.77" table:style-name="ce1">
            <text:p>775,77</text:p>
          </table:table-cell>
          <table:table-cell office:value-type="float" office:value="85919.37" table:style-name="ce2">
            <text:p>85.919,37</text:p>
          </table:table-cell>
          <table:table-cell office:value-type="float" office:value="456" table:style-name="ce1">
            <text:p>456</text:p>
          </table:table-cell>
          <table:table-cell office:value-type="float" office:value="1742.59" table:style-name="ce2">
            <text:p>1.742,59</text:p>
          </table:table-cell>
          <table:table-cell office:value-type="float" office:value="206929.41" table:style-name="ce2">
            <text:p>206.929,41</text:p>
          </table:table-cell>
          <table:table-cell office:value-type="float" office:value="1352" table:style-name="ce3">
            <text:p>1.352</text:p>
          </table:table-cell>
          <table:table-cell office:value-type="float" office:value="18914.23" table:style-name="ce2">
            <text:p>18.914,23</text:p>
          </table:table-cell>
          <table:table-cell office:value-type="float" office:value="2008387.37" table:style-name="ce2">
            <text:p>2.008.387,37</text:p>
          </table:table-cell>
          <table:table-cell office:value-type="float" office:value="1646" table:style-name="ce3">
            <text:p>1.646</text:p>
          </table:table-cell>
          <table:table-cell office:value-type="float" office:value="10094.14" table:style-name="ce2">
            <text:p>10.094,14</text:p>
          </table:table-cell>
          <table:table-cell office:value-type="float" office:value="1181455.3400000001" table:style-name="ce2">
            <text:p>1.181.455,34</text:p>
          </table:table-cell>
          <table:table-cell office:value-type="float" office:value="658" table:style-name="ce1">
            <text:p>658</text:p>
          </table:table-cell>
          <table:table-cell office:value-type="float" office:value="2149.36" table:style-name="ce2">
            <text:p>2.149,36</text:p>
          </table:table-cell>
          <table:table-cell office:value-type="float" office:value="257301.96" table:style-name="ce2">
            <text:p>257.301,96</text:p>
          </table:table-cell>
          <table:table-cell office:value-type="float" office:value="1923" table:style-name="ce3">
            <text:p>1.923</text:p>
          </table:table-cell>
          <table:table-cell office:value-type="float" office:value="5315.45" table:style-name="ce2">
            <text:p>5.315,45</text:p>
          </table:table-cell>
          <table:table-cell office:value-type="float" office:value="635913.05000000005" table:style-name="ce2">
            <text:p>635.913,05</text:p>
          </table:table-cell>
          <table:table-cell office:value-type="float" office:value="446" table:style-name="ce1">
            <text:p>446</text:p>
          </table:table-cell>
          <table:table-cell office:value-type="float" office:value="2806.06" table:style-name="ce2">
            <text:p>2.806,06</text:p>
          </table:table-cell>
          <table:table-cell office:value-type="float" office:value="326728.03999999998" table:style-name="ce2">
            <text:p>326.728,04</text:p>
          </table:table-cell>
          <table:table-cell office:value-type="float" office:value="621" table:style-name="ce1">
            <text:p>621</text:p>
          </table:table-cell>
          <table:table-cell office:value-type="float" office:value="4882.04" table:style-name="ce2">
            <text:p>4.882,04</text:p>
          </table:table-cell>
          <table:table-cell office:value-type="float" office:value="557872.14" table:style-name="ce2">
            <text:p>557.872,14</text:p>
          </table:table-cell>
          <table:table-cell office:value-type="float" office:value="753" table:style-name="ce1">
            <text:p>753</text:p>
          </table:table-cell>
          <table:table-cell office:value-type="float" office:value="2604.5100000000002" table:style-name="ce2">
            <text:p>2.604,51</text:p>
          </table:table-cell>
          <table:table-cell office:value-type="float" office:value="318463.08" table:style-name="ce2">
            <text:p>318.463,08</text:p>
          </table:table-cell>
          <table:table-cell office:value-type="float" office:value="15" table:style-name="ce1">
            <text:p>15</text:p>
          </table:table-cell>
          <table:table-cell office:value-type="float" office:value="11.18" table:style-name="ce1">
            <text:p>11,18</text:p>
          </table:table-cell>
          <table:table-cell office:value-type="float" office:value="1511.47" table:style-name="ce2">
            <text:p>1.511,4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9" table:style-name="ce1">
            <text:p>549</text:p>
          </table:table-cell>
          <table:table-cell office:value-type="float" office:value="4571.9399999999996" table:style-name="ce2">
            <text:p>4.571,94</text:p>
          </table:table-cell>
          <table:table-cell office:value-type="float" office:value="480578.51" table:style-name="ce2">
            <text:p>480.578,51</text:p>
          </table:table-cell>
          <table:table-cell office:value-type="float" office:value="46" table:style-name="ce1">
            <text:p>46</text:p>
          </table:table-cell>
          <table:table-cell office:value-type="float" office:value="776.28" table:style-name="ce1">
            <text:p>776,28</text:p>
          </table:table-cell>
          <table:table-cell office:value-type="float" office:value="83789.73" table:style-name="ce2">
            <text:p>83.789,73</text:p>
          </table:table-cell>
          <table:table-cell office:value-type="float" office:value="572" table:style-name="ce1">
            <text:p>572</text:p>
          </table:table-cell>
          <table:table-cell office:value-type="float" office:value="21378.39" table:style-name="ce2">
            <text:p>21.378,39</text:p>
          </table:table-cell>
          <table:table-cell office:value-type="float" office:value="2059395.97" table:style-name="ce2">
            <text:p>2.059.395,97</text:p>
          </table:table-cell>
          <table:table-cell office:value-type="float" office:value="91" table:style-name="ce1">
            <text:p>91</text:p>
          </table:table-cell>
          <table:table-cell office:value-type="float" office:value="2594.9299999999998" table:style-name="ce2">
            <text:p>2.594,93</text:p>
          </table:table-cell>
          <table:table-cell office:value-type="float" office:value="268712.38" table:style-name="ce2">
            <text:p>268.712,38</text:p>
          </table:table-cell>
          <table:table-cell office:value-type="float" office:value="38" table:style-name="ce1">
            <text:p>38</text:p>
          </table:table-cell>
          <table:table-cell office:value-type="float" office:value="447.86" table:style-name="ce1">
            <text:p>447,86</text:p>
          </table:table-cell>
          <table:table-cell office:value-type="float" office:value="47603.57" table:style-name="ce2">
            <text:p>47.603,57</text:p>
          </table:table-cell>
          <table:table-cell office:value-type="float" office:value="396" table:style-name="ce1">
            <text:p>396</text:p>
          </table:table-cell>
          <table:table-cell office:value-type="float" office:value="7989.64" table:style-name="ce2">
            <text:p>7.989,64</text:p>
          </table:table-cell>
          <table:table-cell office:value-type="float" office:value="831777.19" table:style-name="ce2">
            <text:p>831.777,19</text:p>
          </table:table-cell>
          <table:table-cell office:value-type="float" office:value="31" table:style-name="ce1">
            <text:p>31</text:p>
          </table:table-cell>
          <table:table-cell office:value-type="float" office:value="1764.55" table:style-name="ce2">
            <text:p>1.764,55</text:p>
          </table:table-cell>
          <table:table-cell office:value-type="float" office:value="177357.99" table:style-name="ce2">
            <text:p>177.357,99</text:p>
          </table:table-cell>
          <table:table-cell office:value-type="float" office:value="6" table:style-name="ce1">
            <text:p>6</text:p>
          </table:table-cell>
          <table:table-cell office:value-type="float" office:value="480.4" table:style-name="ce1">
            <text:p>480,4</text:p>
          </table:table-cell>
          <table:table-cell office:value-type="float" office:value="47618.07" table:style-name="ce2">
            <text:p>47.618,07</text:p>
          </table:table-cell>
          <table:table-cell office:value-type="float" office:value="178" table:style-name="ce1">
            <text:p>178</text:p>
          </table:table-cell>
          <table:table-cell office:value-type="float" office:value="4063.45" table:style-name="ce2">
            <text:p>4.063,45</text:p>
          </table:table-cell>
          <table:table-cell office:value-type="float" office:value="416698.02" table:style-name="ce2">
            <text:p>416.698,02</text:p>
          </table:table-cell>
          <table:table-cell office:value-type="float" office:value="10" table:style-name="ce1">
            <text:p>10</text:p>
          </table:table-cell>
          <table:table-cell office:value-type="float" office:value="263" table:style-name="ce1">
            <text:p>263</text:p>
          </table:table-cell>
          <table:table-cell office:value-type="float" office:value="26819.38" table:style-name="ce2">
            <text:p>26.819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22.92" table:style-name="ce1">
            <text:p>122,92</text:p>
          </table:table-cell>
          <table:table-cell office:value-type="float" office:value="28" table:style-name="ce1">
            <text:p>28</text:p>
          </table:table-cell>
          <table:table-cell office:value-type="float" office:value="53.5" table:style-name="ce1">
            <text:p>53,5</text:p>
          </table:table-cell>
          <table:table-cell office:value-type="float" office:value="4887.91" table:style-name="ce2">
            <text:p>4.887,91</text:p>
          </table:table-cell>
          <table:table-cell office:value-type="float" office:value="4" table:style-name="ce1">
            <text:p>4</text:p>
          </table:table-cell>
          <table:table-cell office:value-type="float" office:value="8.08" table:style-name="ce1">
            <text:p>8,08</text:p>
          </table:table-cell>
          <table:table-cell office:value-type="float" office:value="796.05" table:style-name="ce1">
            <text:p>796,05</text:p>
          </table:table-cell>
          <table:table-cell office:value-type="float" office:value="36" table:style-name="ce1">
            <text:p>36</text:p>
          </table:table-cell>
          <table:table-cell office:value-type="float" office:value="104.45" table:style-name="ce1">
            <text:p>104,45</text:p>
          </table:table-cell>
          <table:table-cell office:value-type="float" office:value="10522.85" table:style-name="ce2">
            <text:p>10.522,85</text:p>
          </table:table-cell>
          <table:table-cell office:value-type="float" office:value="51" table:style-name="ce1">
            <text:p>51</text:p>
          </table:table-cell>
          <table:table-cell office:value-type="float" office:value="160.6" table:style-name="ce1">
            <text:p>160,6</text:p>
          </table:table-cell>
          <table:table-cell office:value-type="float" office:value="15741.97" table:style-name="ce2">
            <text:p>15.741,97</text:p>
          </table:table-cell>
          <table:table-cell office:value-type="float" office:value="23" table:style-name="ce1">
            <text:p>23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3723.06" table:style-name="ce2">
            <text:p>3.723,06</text:p>
          </table:table-cell>
          <table:table-cell office:value-type="float" office:value="35" table:style-name="ce1">
            <text:p>35</text:p>
          </table:table-cell>
          <table:table-cell office:value-type="float" office:value="32.93" table:style-name="ce1">
            <text:p>32,93</text:p>
          </table:table-cell>
          <table:table-cell office:value-type="float" office:value="3911.91" table:style-name="ce2">
            <text:p>3.911,91</text:p>
          </table:table-cell>
          <table:table-cell office:value-type="float" office:value="11" table:style-name="ce1">
            <text:p>11</text:p>
          </table:table-cell>
          <table:table-cell office:value-type="float" office:value="23.24" table:style-name="ce1">
            <text:p>23,24</text:p>
          </table:table-cell>
          <table:table-cell office:value-type="float" office:value="2547.2399999999998" table:style-name="ce2">
            <text:p>2.547,24</text:p>
          </table:table-cell>
          <table:table-cell office:value-type="float" office:value="9" table:style-name="ce1">
            <text:p>9</text:p>
          </table:table-cell>
          <table:table-cell office:value-type="float" office:value="6.9" table:style-name="ce1">
            <text:p>6,9</text:p>
          </table:table-cell>
          <table:table-cell office:value-type="float" office:value="1155.72" table:style-name="ce2">
            <text:p>1.155,72</text:p>
          </table:table-cell>
          <table:table-cell office:value-type="float" office:value="14" table:style-name="ce1">
            <text:p>14</text:p>
          </table:table-cell>
          <table:table-cell office:value-type="float" office:value="16.84" table:style-name="ce1">
            <text:p>16,84</text:p>
          </table:table-cell>
          <table:table-cell office:value-type="float" office:value="1794.35" table:style-name="ce2">
            <text:p>1.794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.73" table:style-name="ce1">
            <text:p>6,73</text:p>
          </table:table-cell>
          <table:table-cell office:value-type="float" office:value="809.62" table:style-name="ce1">
            <text:p>809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240.5" table:style-name="ce1">
            <text:p>240,5</text:p>
          </table:table-cell>
          <table:table-cell office:value-type="float" office:value="22659.83" table:style-name="ce2">
            <text:p>22.659,83</text:p>
          </table:table-cell>
          <table:table-cell office:value-type="float" office:value="4" table:style-name="ce1">
            <text:p>4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27.46" table:style-name="ce2">
            <text:p>1.727,46</text:p>
          </table:table-cell>
          <table:table-cell office:value-type="float" office:value="5" table:style-name="ce1">
            <text:p>5</text:p>
          </table:table-cell>
          <table:table-cell office:value-type="float" office:value="13.3" table:style-name="ce1">
            <text:p>13,3</text:p>
          </table:table-cell>
          <table:table-cell office:value-type="float" office:value="1430.56" table:style-name="ce2">
            <text:p>1.430,56</text:p>
          </table:table-cell>
          <table:table-cell office:value-type="float" office:value="7" table:style-name="ce1">
            <text:p>7</text:p>
          </table:table-cell>
          <table:table-cell office:value-type="float" office:value="5.66" table:style-name="ce1">
            <text:p>5,66</text:p>
          </table:table-cell>
          <table:table-cell office:value-type="float" office:value="796.7" table:style-name="ce1">
            <text:p>796,7</text:p>
          </table:table-cell>
          <table:table-cell office:value-type="float" office:value="2" table:style-name="ce1">
            <text:p>2</text:p>
          </table:table-cell>
          <table:table-cell office:value-type="float" office:value="2.42" table:style-name="ce1">
            <text:p>2,42</text:p>
          </table:table-cell>
          <table:table-cell office:value-type="float" office:value="290.7" table:style-name="ce1">
            <text:p>290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.82" table:style-name="ce1">
            <text:p>16,82</text:p>
          </table:table-cell>
          <table:table-cell office:value-type="float" office:value="1822.65" table:style-name="ce2">
            <text:p>1.822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8.98" table:style-name="ce1">
            <text:p>68,98</text:p>
          </table:table-cell>
          <table:table-cell office:value-type="float" office:value="7118.79" table:style-name="ce2">
            <text:p>7.118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69" table:style-name="ce1">
            <text:p>10,69</text:p>
          </table:table-cell>
          <table:table-cell office:value-type="float" office:value="2542.54" table:style-name="ce2">
            <text:p>2.542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0" table:style-name="ce1">
            <text:p>20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3884.66" table:style-name="ce2">
            <text:p>3.884,66</text:p>
          </table:table-cell>
          <table:table-cell office:value-type="float" office:value="166" table:style-name="ce1">
            <text:p>166</text:p>
          </table:table-cell>
          <table:table-cell office:value-type="float" office:value="160.4" table:style-name="ce1">
            <text:p>160,4</text:p>
          </table:table-cell>
          <table:table-cell office:value-type="float" office:value="17135.080000000002" table:style-name="ce2">
            <text:p>17.135,08</text:p>
          </table:table-cell>
          <table:table-cell office:value-type="float" office:value="44" table:style-name="ce1">
            <text:p>44</text:p>
          </table:table-cell>
          <table:table-cell office:value-type="float" office:value="213.73" table:style-name="ce1">
            <text:p>213,73</text:p>
          </table:table-cell>
          <table:table-cell office:value-type="float" office:value="26511.84" table:style-name="ce2">
            <text:p>26.511,84</text:p>
          </table:table-cell>
          <table:table-cell office:value-type="float" office:value="194" table:style-name="ce1">
            <text:p>194</text:p>
          </table:table-cell>
          <table:table-cell office:value-type="float" office:value="3813.1" table:style-name="ce2">
            <text:p>3.813,10</text:p>
          </table:table-cell>
          <table:table-cell office:value-type="float" office:value="352736.6" table:style-name="ce2">
            <text:p>352.736,60</text:p>
          </table:table-cell>
          <table:table-cell office:value-type="float" office:value="388" table:style-name="ce1">
            <text:p>388</text:p>
          </table:table-cell>
          <table:table-cell office:value-type="float" office:value="6326.07" table:style-name="ce2">
            <text:p>6.326,07</text:p>
          </table:table-cell>
          <table:table-cell office:value-type="float" office:value="685778.53" table:style-name="ce2">
            <text:p>685.778,53</text:p>
          </table:table-cell>
          <table:table-cell office:value-type="float" office:value="51" table:style-name="ce1">
            <text:p>51</text:p>
          </table:table-cell>
          <table:table-cell office:value-type="float" office:value="144.94" table:style-name="ce1">
            <text:p>144,94</text:p>
          </table:table-cell>
          <table:table-cell office:value-type="float" office:value="19540.02" table:style-name="ce2">
            <text:p>19.540,02</text:p>
          </table:table-cell>
          <table:table-cell office:value-type="float" office:value="16" table:style-name="ce1">
            <text:p>16</text:p>
          </table:table-cell>
          <table:table-cell office:value-type="float" office:value="43.43" table:style-name="ce1">
            <text:p>43,43</text:p>
          </table:table-cell>
          <table:table-cell office:value-type="float" office:value="5071.66" table:style-name="ce2">
            <text:p>5.071,66</text:p>
          </table:table-cell>
          <table:table-cell office:value-type="float" office:value="50" table:style-name="ce1">
            <text:p>50</text:p>
          </table:table-cell>
          <table:table-cell office:value-type="float" office:value="487.88" table:style-name="ce1">
            <text:p>487,88</text:p>
          </table:table-cell>
          <table:table-cell office:value-type="float" office:value="53292.87" table:style-name="ce2">
            <text:p>53.292,87</text:p>
          </table:table-cell>
          <table:table-cell office:value-type="float" office:value="71" table:style-name="ce1">
            <text:p>71</text:p>
          </table:table-cell>
          <table:table-cell office:value-type="float" office:value="3333.95" table:style-name="ce2">
            <text:p>3.333,95</text:p>
          </table:table-cell>
          <table:table-cell office:value-type="float" office:value="327153.40999999997" table:style-name="ce2">
            <text:p>327.153,41</text:p>
          </table:table-cell>
          <table:table-cell office:value-type="float" office:value="81" table:style-name="ce1">
            <text:p>81</text:p>
          </table:table-cell>
          <table:table-cell office:value-type="float" office:value="353.12" table:style-name="ce1">
            <text:p>353,12</text:p>
          </table:table-cell>
          <table:table-cell office:value-type="float" office:value="42361.52" table:style-name="ce2">
            <text:p>42.36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8" table:style-name="ce1">
            <text:p>508</text:p>
          </table:table-cell>
          <table:table-cell office:value-type="float" office:value="31753.7" table:style-name="ce2">
            <text:p>31.753,70</text:p>
          </table:table-cell>
          <table:table-cell office:value-type="float" office:value="2618951.06" table:style-name="ce2">
            <text:p>2.618.951,06</text:p>
          </table:table-cell>
          <table:table-cell office:value-type="float" office:value="39" table:style-name="ce1">
            <text:p>39</text:p>
          </table:table-cell>
          <table:table-cell office:value-type="float" office:value="4242.01" table:style-name="ce2">
            <text:p>4.242,01</text:p>
          </table:table-cell>
          <table:table-cell office:value-type="float" office:value="358360.25" table:style-name="ce2">
            <text:p>358.360,25</text:p>
          </table:table-cell>
          <table:table-cell office:value-type="float" office:value="529" table:style-name="ce1">
            <text:p>529</text:p>
          </table:table-cell>
          <table:table-cell office:value-type="float" office:value="44645.52" table:style-name="ce2">
            <text:p>44.645,52</text:p>
          </table:table-cell>
          <table:table-cell office:value-type="float" office:value="3391448.07" table:style-name="ce2">
            <text:p>3.391.448,07</text:p>
          </table:table-cell>
          <table:table-cell office:value-type="float" office:value="201" table:style-name="ce1">
            <text:p>201</text:p>
          </table:table-cell>
          <table:table-cell office:value-type="float" office:value="16892.45" table:style-name="ce2">
            <text:p>16.892,45</text:p>
          </table:table-cell>
          <table:table-cell office:value-type="float" office:value="1485648.71" table:style-name="ce2">
            <text:p>1.485.648,71</text:p>
          </table:table-cell>
          <table:table-cell office:value-type="float" office:value="86" table:style-name="ce1">
            <text:p>86</text:p>
          </table:table-cell>
          <table:table-cell office:value-type="float" office:value="2341.4499999999998" table:style-name="ce2">
            <text:p>2.341,45</text:p>
          </table:table-cell>
          <table:table-cell office:value-type="float" office:value="219973.38" table:style-name="ce2">
            <text:p>219.973,38</text:p>
          </table:table-cell>
          <table:table-cell office:value-type="float" office:value="108" table:style-name="ce1">
            <text:p>108</text:p>
          </table:table-cell>
          <table:table-cell office:value-type="float" office:value="15057.99" table:style-name="ce2">
            <text:p>15.057,99</text:p>
          </table:table-cell>
          <table:table-cell office:value-type="float" office:value="1340339.3400000001" table:style-name="ce2">
            <text:p>1.340.339,34</text:p>
          </table:table-cell>
          <table:table-cell office:value-type="float" office:value="39" table:style-name="ce1">
            <text:p>39</text:p>
          </table:table-cell>
          <table:table-cell office:value-type="float" office:value="4883.09" table:style-name="ce2">
            <text:p>4.883,09</text:p>
          </table:table-cell>
          <table:table-cell office:value-type="float" office:value="418583.7" table:style-name="ce2">
            <text:p>418.583,70</text:p>
          </table:table-cell>
          <table:table-cell office:value-type="float" office:value="32" table:style-name="ce1">
            <text:p>32</text:p>
          </table:table-cell>
          <table:table-cell office:value-type="float" office:value="3166.33" table:style-name="ce2">
            <text:p>3.166,33</text:p>
          </table:table-cell>
          <table:table-cell office:value-type="float" office:value="268511.28999999998" table:style-name="ce2">
            <text:p>268.511,29</text:p>
          </table:table-cell>
          <table:table-cell office:value-type="float" office:value="111" table:style-name="ce1">
            <text:p>111</text:p>
          </table:table-cell>
          <table:table-cell office:value-type="float" office:value="6554.88" table:style-name="ce2">
            <text:p>6.554,88</text:p>
          </table:table-cell>
          <table:table-cell office:value-type="float" office:value="555454.19999999995" table:style-name="ce2">
            <text:p>555.454,20</text:p>
          </table:table-cell>
          <table:table-cell office:value-type="float" office:value="40" table:style-name="ce1">
            <text:p>40</text:p>
          </table:table-cell>
          <table:table-cell office:value-type="float" office:value="4137.18" table:style-name="ce2">
            <text:p>4.137,18</text:p>
          </table:table-cell>
          <table:table-cell office:value-type="float" office:value="332029.32" table:style-name="ce2">
            <text:p>332.029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97.67" table:style-name="ce1">
            <text:p>97,67</text:p>
          </table:table-cell>
          <table:table-cell office:value-type="float" office:value="7" table:style-name="ce1">
            <text:p>7</text:p>
          </table:table-cell>
          <table:table-cell office:value-type="float" office:value="23.05" table:style-name="ce1">
            <text:p>23,05</text:p>
          </table:table-cell>
          <table:table-cell office:value-type="float" office:value="2487.41" table:style-name="ce2">
            <text:p>2.487,41</text:p>
          </table:table-cell>
          <table:table-cell office:value-type="float" office:value="112" table:style-name="ce1">
            <text:p>112</text:p>
          </table:table-cell>
          <table:table-cell office:value-type="float" office:value="836.17" table:style-name="ce1">
            <text:p>836,17</text:p>
          </table:table-cell>
          <table:table-cell office:value-type="float" office:value="64357.49" table:style-name="ce2">
            <text:p>64.357,49</text:p>
          </table:table-cell>
          <table:table-cell office:value-type="float" office:value="10" table:style-name="ce1">
            <text:p>10</text:p>
          </table:table-cell>
          <table:table-cell office:value-type="float" office:value="63.66" table:style-name="ce1">
            <text:p>63,66</text:p>
          </table:table-cell>
          <table:table-cell office:value-type="float" office:value="5052.66" table:style-name="ce2">
            <text:p>5.052,66</text:p>
          </table:table-cell>
          <table:table-cell office:value-type="float" office:value="7" table:style-name="ce1">
            <text:p>7</text:p>
          </table:table-cell>
          <table:table-cell office:value-type="float" office:value="28.48" table:style-name="ce1">
            <text:p>28,48</text:p>
          </table:table-cell>
          <table:table-cell office:value-type="float" office:value="2856.23" table:style-name="ce2">
            <text:p>2.856,23</text:p>
          </table:table-cell>
          <table:table-cell office:value-type="float" office:value="28" table:style-name="ce1">
            <text:p>28</text:p>
          </table:table-cell>
          <table:table-cell office:value-type="float" office:value="56.41" table:style-name="ce1">
            <text:p>56,41</text:p>
          </table:table-cell>
          <table:table-cell office:value-type="float" office:value="4622.21" table:style-name="ce2">
            <text:p>4.622,21</text:p>
          </table:table-cell>
          <table:table-cell office:value-type="float" office:value="2" table:style-name="ce1">
            <text:p>2</text:p>
          </table:table-cell>
          <table:table-cell office:value-type="float" office:value="10.95" table:style-name="ce1">
            <text:p>10,95</text:p>
          </table:table-cell>
          <table:table-cell office:value-type="float" office:value="825.58" table:style-name="ce1">
            <text:p>825,58</text:p>
          </table:table-cell>
          <table:table-cell office:value-type="float" office:value="2" table:style-name="ce1">
            <text:p>2</text:p>
          </table:table-cell>
          <table:table-cell office:value-type="float" office:value="7.19" table:style-name="ce1">
            <text:p>7,19</text:p>
          </table:table-cell>
          <table:table-cell office:value-type="float" office:value="524.37" table:style-name="ce1">
            <text:p>524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9.42" table:style-name="ce1">
            <text:p>59,42</text:p>
          </table:table-cell>
          <table:table-cell office:value-type="float" office:value="4444.18" table:style-name="ce2">
            <text:p>4.444,18</text:p>
          </table:table-cell>
          <table:table-cell office:value-type="float" office:value="2" table:style-name="ce1">
            <text:p>2</text:p>
          </table:table-cell>
          <table:table-cell office:value-type="float" office:value="22.92" table:style-name="ce1">
            <text:p>22,92</text:p>
          </table:table-cell>
          <table:table-cell office:value-type="float" office:value="1578.62" table:style-name="ce2">
            <text:p>1.578,62</text:p>
          </table:table-cell>
          <table:table-cell office:value-type="float" office:value="38" table:style-name="ce1">
            <text:p>38</text:p>
          </table:table-cell>
          <table:table-cell office:value-type="float" office:value="3534.15" table:style-name="ce2">
            <text:p>3.534,15</text:p>
          </table:table-cell>
          <table:table-cell office:value-type="float" office:value="217095.48" table:style-name="ce2">
            <text:p>217.095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814.79" table:style-name="ce2">
            <text:p>1.814,79</text:p>
          </table:table-cell>
          <table:table-cell office:value-type="float" office:value="121350.92" table:style-name="ce2">
            <text:p>121.35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.73" table:style-name="ce1">
            <text:p>7,73</text:p>
          </table:table-cell>
          <table:table-cell office:value-type="float" office:value="662.09" table:style-name="ce1">
            <text:p>662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26" table:style-name="ce1">
            <text:p>5,26</text:p>
          </table:table-cell>
          <table:table-cell office:value-type="float" office:value="583.51" table:style-name="ce1">
            <text:p>583,51</text:p>
          </table:table-cell>
          <table:table-cell office:value-type="float" office:value="8" table:style-name="ce1">
            <text:p>8</text:p>
          </table:table-cell>
          <table:table-cell office:value-type="float" office:value="50.22" table:style-name="ce1">
            <text:p>50,22</text:p>
          </table:table-cell>
          <table:table-cell office:value-type="float" office:value="3906.05" table:style-name="ce2">
            <text:p>3.906,05</text:p>
          </table:table-cell>
          <table:table-cell office:value-type="float" office:value="99" table:style-name="ce1">
            <text:p>99</text:p>
          </table:table-cell>
          <table:table-cell office:value-type="float" office:value="195.6" table:style-name="ce1">
            <text:p>195,6</text:p>
          </table:table-cell>
          <table:table-cell office:value-type="float" office:value="16133.83" table:style-name="ce2">
            <text:p>16.133,83</text:p>
          </table:table-cell>
          <table:table-cell office:value-type="float" office:value="5" table:style-name="ce1">
            <text:p>5</text:p>
          </table:table-cell>
          <table:table-cell office:value-type="float" office:value="41.34" table:style-name="ce1">
            <text:p>41,34</text:p>
          </table:table-cell>
          <table:table-cell office:value-type="float" office:value="3451.82" table:style-name="ce2">
            <text:p>3.451,82</text:p>
          </table:table-cell>
          <table:table-cell office:value-type="float" office:value="6" table:style-name="ce1">
            <text:p>6</text:p>
          </table:table-cell>
          <table:table-cell office:value-type="float" office:value="24.26" table:style-name="ce1">
            <text:p>24,26</text:p>
          </table:table-cell>
          <table:table-cell office:value-type="float" office:value="2071" table:style-name="ce2">
            <text:p>2.071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6.42" table:style-name="ce1">
            <text:p>76,42</text:p>
          </table:table-cell>
          <table:table-cell office:value-type="float" office:value="5030.4799999999996" table:style-name="ce2">
            <text:p>5.030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89" table:style-name="ce1">
            <text:p>2,89</text:p>
          </table:table-cell>
          <table:table-cell office:value-type="float" office:value="397.11" table:style-name="ce1">
            <text:p>397,11</text:p>
          </table:table-cell>
          <table:table-cell office:value-type="float" office:value="2" table:style-name="ce1">
            <text:p>2</text:p>
          </table:table-cell>
          <table:table-cell office:value-type="float" office:value="14.91" table:style-name="ce1">
            <text:p>14,91</text:p>
          </table:table-cell>
          <table:table-cell office:value-type="float" office:value="1185.19" table:style-name="ce2">
            <text:p>1.185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59" table:style-name="ce1">
            <text:p>4,59</text:p>
          </table:table-cell>
          <table:table-cell office:value-type="float" office:value="456.92" table:style-name="ce1">
            <text:p>456,92</text:p>
          </table:table-cell>
          <table:table-cell office:value-type="float" office:value="31" table:style-name="ce1">
            <text:p>31</text:p>
          </table:table-cell>
          <table:table-cell office:value-type="float" office:value="95.38" table:style-name="ce1">
            <text:p>95,38</text:p>
          </table:table-cell>
          <table:table-cell office:value-type="float" office:value="8956.9" table:style-name="ce2">
            <text:p>8.956,90</text:p>
          </table:table-cell>
          <table:table-cell office:value-type="float" office:value="120" table:style-name="ce1">
            <text:p>120</text:p>
          </table:table-cell>
          <table:table-cell office:value-type="float" office:value="1415.23" table:style-name="ce2">
            <text:p>1.415,23</text:p>
          </table:table-cell>
          <table:table-cell office:value-type="float" office:value="110667.39" table:style-name="ce2">
            <text:p>110.667,39</text:p>
          </table:table-cell>
          <table:table-cell office:value-type="float" office:value="144" table:style-name="ce1">
            <text:p>144</text:p>
          </table:table-cell>
          <table:table-cell office:value-type="float" office:value="763.76" table:style-name="ce1">
            <text:p>763,76</text:p>
          </table:table-cell>
          <table:table-cell office:value-type="float" office:value="73139.77" table:style-name="ce2">
            <text:p>73.139,77</text:p>
          </table:table-cell>
          <table:table-cell office:value-type="float" office:value="1" table:style-name="ce1">
            <text:p>1</text:p>
          </table:table-cell>
          <table:table-cell office:value-type="float" office:value="1.18" table:style-name="ce1">
            <text:p>1,18</text:p>
          </table:table-cell>
          <table:table-cell office:value-type="float" office:value="141.06" table:style-name="ce1">
            <text:p>141,06</text:p>
          </table:table-cell>
          <table:table-cell office:value-type="float" office:value="61" table:style-name="ce1">
            <text:p>61</text:p>
          </table:table-cell>
          <table:table-cell office:value-type="float" office:value="175.07" table:style-name="ce1">
            <text:p>175,07</text:p>
          </table:table-cell>
          <table:table-cell office:value-type="float" office:value="16207.03" table:style-name="ce2">
            <text:p>16.207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4.23" table:style-name="ce1">
            <text:p>74,23</text:p>
          </table:table-cell>
          <table:table-cell office:value-type="float" office:value="7471.2" table:style-name="ce2">
            <text:p>7.471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222.24" table:style-name="ce2">
            <text:p>1.222,24</text:p>
          </table:table-cell>
          <table:table-cell office:value-type="float" office:value="86681.55" table:style-name="ce2">
            <text:p>86.681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.65" table:style-name="ce1">
            <text:p>27,65</text:p>
          </table:table-cell>
          <table:table-cell office:value-type="float" office:value="2179.9299999999998" table:style-name="ce2">
            <text:p>2.179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2999999999999998" table:style-name="ce1">
            <text:p>-2,3</text:p>
          </table:table-cell>
          <table:table-cell office:value-type="float" office:value="-274.01" table:style-name="ce1">
            <text:p>-274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" table:style-name="ce1">
            <text:p>-0,13</text:p>
          </table:table-cell>
          <table:table-cell office:value-type="float" office:value="-11.7" table:style-name="ce1">
            <text:p>-11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2" table:style-name="ce1">
            <text:p>-0,72</text:p>
          </table:table-cell>
          <table:table-cell office:value-type="float" office:value="-68" table:style-name="ce1">
            <text:p>-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26" table:style-name="ce1">
            <text:p>-12,26</text:p>
          </table:table-cell>
          <table:table-cell office:value-type="float" office:value="-2056.5300000000002" table:style-name="ce2">
            <text:p>-2.056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,39</text:p>
          </table:table-cell>
          <table:table-cell office:value-type="float" office:value="1133.3900000000001" table:style-name="ce2">
            <text:p>1.133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46" table:style-name="ce1">
            <text:p>-15,46</text:p>
          </table:table-cell>
          <table:table-cell office:value-type="float" office:value="10126.94" table:style-name="ce2">
            <text:p>10.126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36" table:style-name="ce1">
            <text:p>-37,36</text:p>
          </table:table-cell>
          <table:table-cell office:value-type="float" office:value="61.74" table:style-name="ce1">
            <text:p>61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66" table:style-name="ce1">
            <text:p>-5,66</text:p>
          </table:table-cell>
          <table:table-cell office:value-type="float" office:value="-1325.23" table:style-name="ce2">
            <text:p>-1.325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5" table:style-name="ce1">
            <text:p>-1,35</text:p>
          </table:table-cell>
          <table:table-cell office:value-type="float" office:value="-237.59" table:style-name="ce1">
            <text:p>-237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32.30999999999995" table:style-name="ce1">
            <text:p>-632,31</text:p>
          </table:table-cell>
          <table:table-cell office:value-type="float" office:value="-94826.77" table:style-name="ce2">
            <text:p>-94.826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7.11" table:style-name="ce1">
            <text:p>677,11</text:p>
          </table:table-cell>
          <table:table-cell office:value-type="float" office:value="653241.81999999995" table:style-name="ce2">
            <text:p>653.241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0.34" table:style-name="ce1">
            <text:p>-180,34</text:p>
          </table:table-cell>
          <table:table-cell office:value-type="float" office:value="-15668.41" table:style-name="ce2">
            <text:p>-15.668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,03</text:p>
          </table:table-cell>
          <table:table-cell office:value-type="float" office:value="12332.22" table:style-name="ce2">
            <text:p>12.332,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3.03" table:style-name="ce1">
            <text:p>513,03</text:p>
          </table:table-cell>
          <table:table-cell office:value-type="float" office:value="-237.84" table:style-name="ce1">
            <text:p>-237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.48" table:style-name="ce1">
            <text:p>-19,48</text:p>
          </table:table-cell>
          <table:table-cell office:value-type="float" office:value="-3031.4" table:style-name="ce2">
            <text:p>-3.031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5.75" table:style-name="ce1">
            <text:p>-265,75</text:p>
          </table:table-cell>
          <table:table-cell office:value-type="float" office:value="-15650.37" table:style-name="ce2">
            <text:p>-15.650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78" table:style-name="ce1">
            <text:p>-4,78</text:p>
          </table:table-cell>
          <table:table-cell office:value-type="float" office:value="-57600.24" table:style-name="ce2">
            <text:p>-57.600,2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88" table:style-name="ce1">
            <text:p>-11,88</text:p>
          </table:table-cell>
          <table:table-cell office:value-type="float" office:value="-7332.94" table:style-name="ce2">
            <text:p>-7.332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.82" table:style-name="ce1">
            <text:p>-10,82</text:p>
          </table:table-cell>
          <table:table-cell office:value-type="float" office:value="1430.13" table:style-name="ce2">
            <text:p>1.430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.76" table:style-name="ce1">
            <text:p>-10,76</text:p>
          </table:table-cell>
          <table:table-cell office:value-type="float" office:value="-55954.3" table:style-name="ce2">
            <text:p>-55.954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35" table:style-name="ce1">
            <text:p>23,35</text:p>
          </table:table-cell>
          <table:table-cell office:value-type="float" office:value="7226.01" table:style-name="ce2">
            <text:p>7.226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g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16" table:style-name="ce1">
            <text:p>-13,16</text:p>
          </table:table-cell>
          <table:table-cell office:value-type="float" office:value="-26650.48" table:style-name="ce2">
            <text:p>-26.650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.209999999999994" table:style-name="ce1">
            <text:p>77,21</text:p>
          </table:table-cell>
          <table:table-cell office:value-type="float" office:value="-785421.48" table:style-name="ce2">
            <text:p>-785.421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.73" table:style-name="ce1">
            <text:p>-16,73</text:p>
          </table:table-cell>
          <table:table-cell office:value-type="float" office:value="-12683.51" table:style-name="ce2">
            <text:p>-12.683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,05</text:p>
          </table:table-cell>
          <table:table-cell office:value-type="float" office:value="-50280.45" table:style-name="ce2">
            <text:p>-50.280,45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10-13T14:48:26Z</meta:creation-date>
    <dc:date>2022-10-13T14:48:26Z</dc:date>
  </office:meta>
</office:document-meta>
</file>